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paragraph-rsid="001c1fd6"/>
    </style:style>
    <style:style style:name="P7" style:family="paragraph" style:parent-style-name="Standard">
      <style:text-properties officeooo:paragraph-rsid="001e5d7c"/>
    </style:style>
    <style:style style:name="P8" style:family="paragraph" style:parent-style-name="Standard">
      <style:text-properties officeooo:paragraph-rsid="00200d07"/>
    </style:style>
    <style:style style:name="P9" style:family="paragraph" style:parent-style-name="Standard">
      <style:text-properties officeooo:paragraph-rsid="0020b27c"/>
    </style:style>
    <style:style style:name="P10" style:family="paragraph" style:parent-style-name="Standard">
      <style:text-properties officeooo:paragraph-rsid="0021ef0b"/>
    </style:style>
    <style:style style:name="P11" style:family="paragraph" style:parent-style-name="Standard">
      <style:text-properties officeooo:paragraph-rsid="00221589"/>
    </style:style>
    <style:style style:name="P12" style:family="paragraph" style:parent-style-name="Standard">
      <style:text-properties fo:font-weight="normal" officeooo:rsid="00221589" officeooo:paragraph-rsid="00221589" style:font-weight-asian="normal" style:font-weight-complex="normal"/>
    </style:style>
    <style:style style:name="P13" style:family="paragraph" style:parent-style-name="Standard">
      <style:text-properties officeooo:rsid="002e259f" officeooo:paragraph-rsid="002f46f7"/>
    </style:style>
    <style:style style:name="P14" style:family="paragraph" style:parent-style-name="Standard">
      <style:text-properties officeooo:rsid="002e259f" officeooo:paragraph-rsid="002e259f"/>
    </style:style>
    <style:style style:name="P15" style:family="paragraph" style:parent-style-name="Standard">
      <style:text-properties officeooo:rsid="002e259f" officeooo:paragraph-rsid="00305246"/>
    </style:style>
    <style:style style:name="P16" style:family="paragraph" style:parent-style-name="Standard">
      <style:text-properties officeooo:rsid="002e259f" officeooo:paragraph-rsid="003bd40b"/>
    </style:style>
    <style:style style:name="P17" style:family="paragraph" style:parent-style-name="Standard">
      <style:text-properties officeooo:paragraph-rsid="001b7801"/>
    </style:style>
    <style:style style:name="P18" style:family="paragraph" style:parent-style-name="Standard">
      <style:text-properties style:text-underline-style="none" officeooo:paragraph-rsid="0027f5dc"/>
    </style:style>
    <style:style style:name="P19" style:family="paragraph" style:parent-style-name="Standard">
      <style:text-properties style:text-underline-style="none" officeooo:paragraph-rsid="0029c3b3"/>
    </style:style>
    <style:style style:name="P20" style:family="paragraph" style:parent-style-name="Standard">
      <style:text-properties style:text-underline-style="none" fo:font-weight="normal" officeooo:rsid="0029c3b3" officeooo:paragraph-rsid="0029c3b3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9c3b3" officeooo:paragraph-rsid="002b25c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05246" officeooo:paragraph-rsid="00305246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31a56" officeooo:paragraph-rsid="00331a5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62296" officeooo:paragraph-rsid="0034fbd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21589" officeooo:paragraph-rsid="00331a56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b38b21" officeooo:paragraph-rsid="0042da4c" fo:background-color="#ffffff" style:font-weight-asian="normal" style:font-weight-complex="normal"/>
    </style:style>
    <style:style style:name="P27" style:family="paragraph" style:parent-style-name="Standard">
      <style:text-properties officeooo:paragraph-rsid="0029c3b3"/>
    </style:style>
    <style:style style:name="P28" style:family="paragraph" style:parent-style-name="Standard">
      <style:text-properties officeooo:paragraph-rsid="002b25c2"/>
    </style:style>
    <style:style style:name="P29" style:family="paragraph" style:parent-style-name="Standard">
      <style:text-properties fo:font-weight="bold" officeooo:rsid="002e259f" officeooo:paragraph-rsid="0031ac04" style:font-weight-asian="bold" style:font-weight-complex="bold"/>
    </style:style>
    <style:style style:name="P30" style:family="paragraph" style:parent-style-name="Standard">
      <style:text-properties fo:font-weight="bold" officeooo:rsid="002e259f" officeooo:paragraph-rsid="00ce802b" style:font-weight-asian="bold" style:font-weight-complex="bold"/>
    </style:style>
    <style:style style:name="P31" style:family="paragraph" style:parent-style-name="Standard">
      <style:text-properties fo:font-weight="bold" officeooo:rsid="002e259f" officeooo:paragraph-rsid="00331a56" style:font-weight-asian="bold" style:font-weight-complex="bold"/>
    </style:style>
    <style:style style:name="P32" style:family="paragraph" style:parent-style-name="Standard">
      <style:text-properties fo:font-weight="bold" officeooo:rsid="002e259f" officeooo:paragraph-rsid="00cc7752" style:font-weight-asian="bold" style:font-weight-complex="bold"/>
    </style:style>
    <style:style style:name="P33" style:family="paragraph" style:parent-style-name="Standard">
      <style:text-properties fo:font-weight="bold" officeooo:rsid="002e259f" officeooo:paragraph-rsid="00c06c9c" style:font-weight-asian="bold" style:font-weight-complex="bold"/>
    </style:style>
    <style:style style:name="P34" style:family="paragraph" style:parent-style-name="Standard">
      <style:text-properties fo:font-weight="bold" officeooo:rsid="002e259f" officeooo:paragraph-rsid="00b155fd" style:font-weight-asian="bold" style:font-weight-complex="bold"/>
    </style:style>
    <style:style style:name="P35" style:family="paragraph" style:parent-style-name="Standard">
      <style:text-properties fo:font-weight="bold" officeooo:rsid="002e259f" officeooo:paragraph-rsid="00bd9653" style:font-weight-asian="bold" style:font-weight-complex="bold"/>
    </style:style>
    <style:style style:name="P36" style:family="paragraph" style:parent-style-name="Standard">
      <style:text-properties fo:font-weight="bold" officeooo:rsid="002e259f" officeooo:paragraph-rsid="008f6fb9" style:font-weight-asian="bold" style:font-weight-complex="bold"/>
    </style:style>
    <style:style style:name="P37" style:family="paragraph" style:parent-style-name="Standard">
      <style:text-properties fo:font-weight="bold" officeooo:rsid="002e259f" officeooo:paragraph-rsid="008d35c3" style:font-weight-asian="bold" style:font-weight-complex="bold"/>
    </style:style>
    <style:style style:name="P38" style:family="paragraph" style:parent-style-name="Standard">
      <style:text-properties fo:font-weight="bold" officeooo:rsid="002e259f" officeooo:paragraph-rsid="0049379a" style:font-weight-asian="bold" style:font-weight-complex="bold"/>
    </style:style>
    <style:style style:name="P39" style:family="paragraph" style:parent-style-name="Standard">
      <style:text-properties fo:font-weight="bold" officeooo:rsid="002e259f" officeooo:paragraph-rsid="0042da4c" style:font-weight-asian="bold" style:font-weight-complex="bold"/>
    </style:style>
    <style:style style:name="P40" style:family="paragraph" style:parent-style-name="Standard">
      <style:text-properties fo:font-weight="bold" officeooo:rsid="002e259f" officeooo:paragraph-rsid="00d6fbd3" style:font-weight-asian="bold" style:font-weight-complex="bold"/>
    </style:style>
    <style:style style:name="P41" style:family="paragraph" style:parent-style-name="Standard">
      <style:text-properties fo:font-weight="bold" officeooo:rsid="002e259f" officeooo:paragraph-rsid="00ce802b" fo:background-color="#ffffff" style:font-weight-asian="bold" style:font-weight-complex="bold"/>
    </style:style>
    <style:style style:name="P42" style:family="paragraph" style:parent-style-name="Standard">
      <style:text-properties fo:font-weight="bold" officeooo:rsid="002e259f" officeooo:paragraph-rsid="0042da4c" fo:background-color="#ffffff" style:font-weight-asian="bold" style:font-weight-complex="bold"/>
    </style:style>
    <style:style style:name="P43" style:family="paragraph" style:parent-style-name="Standard">
      <style:text-properties officeooo:paragraph-rsid="00a6c0bc"/>
    </style:style>
    <style:style style:name="P44" style:family="paragraph" style:parent-style-name="Standard">
      <style:text-properties officeooo:paragraph-rsid="0034fbda"/>
    </style:style>
    <style:style style:name="P45" style:family="paragraph" style:parent-style-name="Standard">
      <style:text-properties officeooo:paragraph-rsid="003697c2"/>
    </style:style>
    <style:style style:name="P46" style:family="paragraph" style:parent-style-name="Standard">
      <style:text-properties officeooo:paragraph-rsid="00262296"/>
    </style:style>
    <style:style style:name="P47" style:family="paragraph" style:parent-style-name="Standard">
      <style:text-properties officeooo:paragraph-rsid="001c0b39"/>
    </style:style>
    <style:style style:name="P48" style:family="paragraph" style:parent-style-name="Standard">
      <style:text-properties officeooo:paragraph-rsid="00f9e928"/>
    </style:style>
    <style:style style:name="P49" style:family="paragraph" style:parent-style-name="Standard" style:list-style-name="L1">
      <style:text-properties fo:color="#0000cc"/>
    </style:style>
    <style:style style:name="P50" style:family="paragraph" style:parent-style-name="Standard" style:list-style-name="L1">
      <style:text-properties fo:color="#0000cc" officeooo:paragraph-rsid="001b7801"/>
    </style:style>
    <style:style style:name="P51" style:family="paragraph" style:parent-style-name="Standard" style:list-style-name="L2">
      <style:text-properties fo:color="#0000cc" officeooo:paragraph-rsid="003abf41"/>
    </style:style>
    <style:style style:name="P52" style:family="paragraph" style:parent-style-name="Standard" style:list-style-name="L3">
      <style:text-properties fo:color="#0000cc" officeooo:paragraph-rsid="003abf41"/>
    </style:style>
    <style:style style:name="P53" style:family="paragraph" style:parent-style-name="Standard" style:list-style-name="L10">
      <style:text-properties fo:color="#0000cc" officeooo:rsid="003dabc6" officeooo:paragraph-rsid="0020b27c"/>
    </style:style>
    <style:style style:name="P54" style:family="paragraph" style:parent-style-name="Standard" style:list-style-name="L11">
      <style:text-properties fo:color="#0000cc" style:text-underline-style="none" fo:font-weight="normal" officeooo:rsid="002e259f" officeooo:paragraph-rsid="003dabc6" style:font-weight-asian="normal" style:font-weight-complex="normal"/>
    </style:style>
    <style:style style:name="P55" style:family="paragraph" style:parent-style-name="Standard" style:list-style-name="L34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56" style:family="paragraph" style:parent-style-name="Standard" style:list-style-name="L35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57" style:family="paragraph" style:parent-style-name="Standard" style:list-style-name="L36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58" style:family="paragraph" style:parent-style-name="Standard" style:list-style-name="L11">
      <style:text-properties fo:color="#0000cc" officeooo:paragraph-rsid="003dabc6"/>
    </style:style>
    <style:style style:name="P59" style:family="paragraph" style:parent-style-name="Standard" style:list-style-name="L11">
      <style:text-properties fo:color="#0000cc" officeooo:rsid="002e259f" officeooo:paragraph-rsid="003dabc6"/>
    </style:style>
    <style:style style:name="P60" style:family="paragraph" style:parent-style-name="Standard" style:list-style-name="L38">
      <style:text-properties fo:color="#0000cc" officeooo:rsid="002e259f" officeooo:paragraph-rsid="002f46f7"/>
    </style:style>
    <style:style style:name="P61" style:family="paragraph" style:parent-style-name="Standard" style:list-style-name="L39">
      <style:text-properties fo:color="#0000cc" officeooo:rsid="002e259f" officeooo:paragraph-rsid="003abf41"/>
    </style:style>
    <style:style style:name="P62" style:family="paragraph" style:parent-style-name="Standard" style:list-style-name="L4">
      <style:text-properties officeooo:paragraph-rsid="001c1fd6"/>
    </style:style>
    <style:style style:name="P63" style:family="paragraph" style:parent-style-name="Standard" style:list-style-name="L5">
      <style:text-properties officeooo:paragraph-rsid="001d9fa2"/>
    </style:style>
    <style:style style:name="P64" style:family="paragraph" style:parent-style-name="Standard" style:list-style-name="L5">
      <style:text-properties officeooo:paragraph-rsid="001e5d7c"/>
    </style:style>
    <style:style style:name="P65" style:family="paragraph" style:parent-style-name="Standard" style:list-style-name="L6">
      <style:text-properties officeooo:paragraph-rsid="001e5d7c"/>
    </style:style>
    <style:style style:name="P66" style:family="paragraph" style:parent-style-name="Standard" style:list-style-name="L7">
      <style:text-properties officeooo:paragraph-rsid="001e5d7c"/>
    </style:style>
    <style:style style:name="P67" style:family="paragraph" style:parent-style-name="Standard" style:list-style-name="L7">
      <style:text-properties officeooo:paragraph-rsid="00200d07"/>
    </style:style>
    <style:style style:name="P68" style:family="paragraph" style:parent-style-name="Standard" style:list-style-name="L7">
      <style:text-properties officeooo:paragraph-rsid="00373171"/>
    </style:style>
    <style:style style:name="P69" style:family="paragraph" style:parent-style-name="Standard" style:list-style-name="L8">
      <style:text-properties officeooo:paragraph-rsid="00200d07"/>
    </style:style>
    <style:style style:name="P70" style:family="paragraph" style:parent-style-name="Standard" style:list-style-name="L8">
      <style:text-properties officeooo:paragraph-rsid="00373171"/>
    </style:style>
    <style:style style:name="P71" style:family="paragraph" style:parent-style-name="Standard" style:list-style-name="L8">
      <style:text-properties officeooo:paragraph-rsid="0020b27c"/>
    </style:style>
    <style:style style:name="P72" style:family="paragraph" style:parent-style-name="Standard" style:list-style-name="L9">
      <style:text-properties officeooo:paragraph-rsid="0020b27c"/>
    </style:style>
    <style:style style:name="P73" style:family="paragraph" style:parent-style-name="Standard" style:list-style-name="L9">
      <style:text-properties officeooo:paragraph-rsid="00373171"/>
    </style:style>
    <style:style style:name="P74" style:family="paragraph" style:parent-style-name="Standard" style:list-style-name="L12">
      <style:text-properties officeooo:paragraph-rsid="0020b27c"/>
    </style:style>
    <style:style style:name="P75" style:family="paragraph" style:parent-style-name="Standard" style:list-style-name="L13">
      <style:text-properties officeooo:paragraph-rsid="0021ef0b"/>
    </style:style>
    <style:style style:name="P76" style:family="paragraph" style:parent-style-name="Standard" style:list-style-name="L14">
      <style:text-properties officeooo:paragraph-rsid="0021ef0b"/>
    </style:style>
    <style:style style:name="P77" style:family="paragraph" style:parent-style-name="Standard" style:list-style-name="L14">
      <style:text-properties officeooo:paragraph-rsid="002e259f"/>
    </style:style>
    <style:style style:name="P78" style:family="paragraph" style:parent-style-name="Standard" style:list-style-name="L15">
      <style:text-properties officeooo:paragraph-rsid="00221589"/>
    </style:style>
    <style:style style:name="P79" style:family="paragraph" style:parent-style-name="Standard" style:list-style-name="L15">
      <style:text-properties fo:font-weight="normal" officeooo:rsid="00221589" officeooo:paragraph-rsid="00221589" style:font-weight-asian="normal" style:font-weight-complex="normal"/>
    </style:style>
    <style:style style:name="P80" style:family="paragraph" style:parent-style-name="Standard" style:list-style-name="L15">
      <style:text-properties fo:font-weight="normal" officeooo:rsid="00221589" officeooo:paragraph-rsid="00373171" style:font-weight-asian="normal" style:font-weight-complex="normal"/>
    </style:style>
    <style:style style:name="P81" style:family="paragraph" style:parent-style-name="Standard" style:list-style-name="L16">
      <style:text-properties fo:font-weight="normal" officeooo:rsid="00221589" officeooo:paragraph-rsid="00262296" style:font-weight-asian="normal" style:font-weight-complex="normal"/>
    </style:style>
    <style:style style:name="P82" style:family="paragraph" style:parent-style-name="Standard" style:list-style-name="L17">
      <style:text-properties fo:font-weight="normal" officeooo:rsid="00221589" officeooo:paragraph-rsid="00262296" style:font-weight-asian="normal" style:font-weight-complex="normal"/>
    </style:style>
    <style:style style:name="P83" style:family="paragraph" style:parent-style-name="Standard" style:list-style-name="L17">
      <style:text-properties fo:font-weight="normal" officeooo:rsid="00221589" officeooo:paragraph-rsid="002c2c36" style:font-weight-asian="normal" style:font-weight-complex="normal"/>
    </style:style>
    <style:style style:name="P84" style:family="paragraph" style:parent-style-name="Standard" style:list-style-name="L44">
      <style:text-properties fo:font-weight="normal" officeooo:paragraph-rsid="0042da4c" style:font-weight-asian="normal" style:font-weight-complex="normal"/>
    </style:style>
    <style:style style:name="P85" style:family="paragraph" style:parent-style-name="Standard" style:list-style-name="L44">
      <style:text-properties fo:font-weight="normal" officeooo:paragraph-rsid="00439090" style:font-weight-asian="normal" style:font-weight-complex="normal"/>
    </style:style>
    <style:style style:name="P86" style:family="paragraph" style:parent-style-name="Standard" style:list-style-name="L44">
      <style:text-properties fo:font-weight="normal" officeooo:paragraph-rsid="004528b6" style:font-weight-asian="normal" style:font-weight-complex="normal"/>
    </style:style>
    <style:style style:name="P87" style:family="paragraph" style:parent-style-name="Standard" style:list-style-name="L16">
      <style:text-properties officeooo:paragraph-rsid="002c2c36"/>
    </style:style>
    <style:style style:name="P88" style:family="paragraph" style:parent-style-name="Standard" style:list-style-name="L17">
      <style:text-properties officeooo:paragraph-rsid="002c2c36"/>
    </style:style>
    <style:style style:name="P89" style:family="paragraph" style:parent-style-name="Standard" style:list-style-name="L18">
      <style:text-properties officeooo:rsid="002e259f" officeooo:paragraph-rsid="002f46f7"/>
    </style:style>
    <style:style style:name="P90" style:family="paragraph" style:parent-style-name="Standard" style:list-style-name="L37">
      <style:text-properties officeooo:rsid="002e259f" officeooo:paragraph-rsid="002e259f"/>
    </style:style>
    <style:style style:name="P91" style:family="paragraph" style:parent-style-name="Standard" style:list-style-name="L38">
      <style:text-properties officeooo:rsid="002e259f" officeooo:paragraph-rsid="002f46f7"/>
    </style:style>
    <style:style style:name="P92" style:family="paragraph" style:parent-style-name="Standard" style:list-style-name="L39">
      <style:text-properties officeooo:rsid="002e259f" officeooo:paragraph-rsid="002f46f7"/>
    </style:style>
    <style:style style:name="P93" style:family="paragraph" style:parent-style-name="Standard" style:list-style-name="L19">
      <style:text-properties officeooo:paragraph-rsid="001b7801"/>
    </style:style>
    <style:style style:name="P94" style:family="paragraph" style:parent-style-name="Standard" style:list-style-name="L19">
      <style:text-properties officeooo:paragraph-rsid="0027f5dc"/>
    </style:style>
    <style:style style:name="P95" style:family="paragraph" style:parent-style-name="Standard" style:list-style-name="L20">
      <style:text-properties officeooo:paragraph-rsid="0027f5dc"/>
    </style:style>
    <style:style style:name="P96" style:family="paragraph" style:parent-style-name="Standard" style:list-style-name="L20">
      <style:text-properties style:text-underline-style="none" officeooo:paragraph-rsid="0027f5dc"/>
    </style:style>
    <style:style style:name="P97" style:family="paragraph" style:parent-style-name="Standard" style:list-style-name="L21">
      <style:text-properties style:text-underline-style="none" officeooo:paragraph-rsid="0029c3b3"/>
    </style:style>
    <style:style style:name="P98" style:family="paragraph" style:parent-style-name="Standard" style:list-style-name="L22">
      <style:text-properties style:text-underline-style="none" fo:font-weight="normal" officeooo:rsid="0029c3b3" officeooo:paragraph-rsid="0029c3b3" style:font-weight-asian="normal" style:font-weight-complex="normal"/>
    </style:style>
    <style:style style:name="P99" style:family="paragraph" style:parent-style-name="Standard" style:list-style-name="L25">
      <style:text-properties style:text-underline-style="none" fo:font-weight="normal" officeooo:rsid="0029c3b3" officeooo:paragraph-rsid="002b25c2" style:font-weight-asian="normal" style:font-weight-complex="normal"/>
    </style:style>
    <style:style style:name="P100" style:family="paragraph" style:parent-style-name="Standard" style:list-style-name="L28">
      <style:text-properties style:text-underline-style="none" fo:font-weight="normal" officeooo:rsid="0029c3b3" officeooo:paragraph-rsid="002b25c2" style:font-weight-asian="normal" style:font-weight-complex="normal"/>
    </style:style>
    <style:style style:name="P101" style:family="paragraph" style:parent-style-name="Standard" style:list-style-name="L31">
      <style:text-properties style:text-underline-style="none" fo:font-weight="normal" officeooo:rsid="0029c3b3" officeooo:paragraph-rsid="002b25c2" style:font-weight-asian="normal" style:font-weight-complex="normal"/>
    </style:style>
    <style:style style:name="P102" style:family="paragraph" style:parent-style-name="Standard" style:list-style-name="L34">
      <style:text-properties style:text-underline-style="none" fo:font-weight="normal" officeooo:rsid="0029c3b3" officeooo:paragraph-rsid="002b25c2" style:font-weight-asian="normal" style:font-weight-complex="normal"/>
    </style:style>
    <style:style style:name="P103" style:family="paragraph" style:parent-style-name="Standard" style:list-style-name="L40">
      <style:text-properties style:text-underline-style="none" fo:font-weight="normal" officeooo:rsid="00305246" officeooo:paragraph-rsid="00305246" style:font-weight-asian="normal" style:font-weight-complex="normal"/>
    </style:style>
    <style:style style:name="P104" style:family="paragraph" style:parent-style-name="Standard" style:list-style-name="L40">
      <style:text-properties style:text-underline-style="none" fo:font-weight="normal" officeooo:rsid="00305246" officeooo:paragraph-rsid="0030c178" style:font-weight-asian="normal" style:font-weight-complex="normal"/>
    </style:style>
    <style:style style:name="P105" style:family="paragraph" style:parent-style-name="Standard" style:list-style-name="L44">
      <style:text-properties style:text-underline-style="none" fo:font-weight="normal" officeooo:rsid="00305246" officeooo:paragraph-rsid="00439090" style:font-weight-asian="normal" style:font-weight-complex="normal"/>
    </style:style>
    <style:style style:name="P106" style:family="paragraph" style:parent-style-name="Standard" style:list-style-name="L95">
      <style:text-properties style:text-underline-style="none" fo:font-weight="normal" officeooo:rsid="00331a56" officeooo:paragraph-rsid="00331a56" style:font-weight-asian="normal" style:font-weight-complex="normal"/>
    </style:style>
    <style:style style:name="P107" style:family="paragraph" style:parent-style-name="Standard" style:list-style-name="L95">
      <style:text-properties style:text-underline-style="none" fo:font-weight="normal" officeooo:rsid="00331a56" officeooo:paragraph-rsid="00373171" style:font-weight-asian="normal" style:font-weight-complex="normal"/>
    </style:style>
    <style:style style:name="P108" style:family="paragraph" style:parent-style-name="Standard" style:list-style-name="L21">
      <style:text-properties officeooo:paragraph-rsid="0029c3b3"/>
    </style:style>
    <style:style style:name="P109" style:family="paragraph" style:parent-style-name="Standard" style:list-style-name="L23">
      <style:text-properties officeooo:paragraph-rsid="002b25c2"/>
    </style:style>
    <style:style style:name="P110" style:family="paragraph" style:parent-style-name="Standard" style:list-style-name="L24">
      <style:text-properties officeooo:paragraph-rsid="002b25c2"/>
    </style:style>
    <style:style style:name="P111" style:family="paragraph" style:parent-style-name="Standard" style:list-style-name="L26">
      <style:text-properties officeooo:paragraph-rsid="002b25c2"/>
    </style:style>
    <style:style style:name="P112" style:family="paragraph" style:parent-style-name="Standard" style:list-style-name="L27">
      <style:text-properties officeooo:paragraph-rsid="002b25c2"/>
    </style:style>
    <style:style style:name="P113" style:family="paragraph" style:parent-style-name="Standard" style:list-style-name="L29">
      <style:text-properties officeooo:paragraph-rsid="002b25c2"/>
    </style:style>
    <style:style style:name="P114" style:family="paragraph" style:parent-style-name="Standard" style:list-style-name="L30">
      <style:text-properties officeooo:paragraph-rsid="002b25c2"/>
    </style:style>
    <style:style style:name="P115" style:family="paragraph" style:parent-style-name="Standard" style:list-style-name="L32">
      <style:text-properties officeooo:paragraph-rsid="002b25c2"/>
    </style:style>
    <style:style style:name="P116" style:family="paragraph" style:parent-style-name="Standard" style:list-style-name="L33">
      <style:text-properties officeooo:paragraph-rsid="002b25c2"/>
    </style:style>
    <style:style style:name="P117" style:family="paragraph" style:parent-style-name="Standard" style:list-style-name="L35">
      <style:text-properties officeooo:paragraph-rsid="002b25c2"/>
    </style:style>
    <style:style style:name="P118" style:family="paragraph" style:parent-style-name="Standard" style:list-style-name="L36">
      <style:text-properties officeooo:paragraph-rsid="002b25c2"/>
    </style:style>
    <style:style style:name="P119" style:family="paragraph" style:parent-style-name="Standard" style:list-style-name="L37">
      <style:text-properties officeooo:paragraph-rsid="002b25c2"/>
    </style:style>
    <style:style style:name="P120" style:family="paragraph" style:parent-style-name="Standard" style:list-style-name="L37">
      <style:text-properties officeooo:paragraph-rsid="002e259f"/>
    </style:style>
    <style:style style:name="P121" style:family="paragraph" style:parent-style-name="Standard" style:list-style-name="L39">
      <style:text-properties officeooo:paragraph-rsid="002f46f7"/>
    </style:style>
    <style:style style:name="P122" style:family="paragraph" style:parent-style-name="Standard" style:list-style-name="L41">
      <style:text-properties officeooo:paragraph-rsid="0031ac04"/>
    </style:style>
    <style:style style:name="P123" style:family="paragraph" style:parent-style-name="Standard" style:list-style-name="L41">
      <style:text-properties fo:font-weight="bold" officeooo:rsid="002e259f" officeooo:paragraph-rsid="0031ac04" style:font-weight-asian="bold" style:font-weight-complex="bold"/>
    </style:style>
    <style:style style:name="P124" style:family="paragraph" style:parent-style-name="Standard" style:list-style-name="L42">
      <style:text-properties fo:font-weight="bold" officeooo:rsid="002e259f" officeooo:paragraph-rsid="0031ac04" style:font-weight-asian="bold" style:font-weight-complex="bold"/>
    </style:style>
    <style:style style:name="P125" style:family="paragraph" style:parent-style-name="Standard" style:list-style-name="L98">
      <style:text-properties fo:font-weight="bold" officeooo:rsid="002e259f" officeooo:paragraph-rsid="00ce802b" fo:background-color="#ffffff" style:font-weight-asian="bold" style:font-weight-complex="bold"/>
    </style:style>
    <style:style style:name="P126" style:family="paragraph" style:parent-style-name="Standard" style:list-style-name="L42">
      <style:text-properties officeooo:paragraph-rsid="0031ac04"/>
    </style:style>
    <style:style style:name="P127" style:family="paragraph" style:parent-style-name="Standard" style:list-style-name="L43">
      <style:text-properties fo:font-size="11pt" fo:font-weight="normal" officeooo:paragraph-rsid="00b7b704" style:font-size-asian="11pt" style:font-weight-asian="normal" style:font-size-complex="11pt" style:font-weight-complex="normal"/>
    </style:style>
    <style:style style:name="P128" style:family="paragraph" style:parent-style-name="Standard" style:list-style-name="L43">
      <style:text-properties fo:font-size="11pt" fo:font-weight="normal" officeooo:paragraph-rsid="00b89870" style:font-size-asian="11pt" style:font-weight-asian="normal" style:font-size-complex="11pt" style:font-weight-complex="normal"/>
    </style:style>
    <style:style style:name="P129" style:family="paragraph" style:parent-style-name="Standard" style:list-style-name="L44">
      <style:text-properties fo:font-size="11pt" fo:font-weight="normal" officeooo:paragraph-rsid="0042da4c" style:font-size-asian="11pt" style:font-weight-asian="normal" style:font-size-complex="11pt" style:font-weight-complex="normal"/>
    </style:style>
    <style:style style:name="P130" style:family="paragraph" style:parent-style-name="Standard" style:list-style-name="L45">
      <style:text-properties fo:font-size="11pt" fo:font-weight="normal" officeooo:paragraph-rsid="005ac4d8" style:font-size-asian="11pt" style:font-weight-asian="normal" style:font-size-complex="11pt" style:font-weight-complex="normal"/>
    </style:style>
    <style:style style:name="P131" style:family="paragraph" style:parent-style-name="Standard" style:list-style-name="L45">
      <style:text-properties fo:font-size="11pt" fo:font-weight="normal" officeooo:paragraph-rsid="0060fa53" style:font-size-asian="11pt" style:font-weight-asian="normal" style:font-size-complex="11pt" style:font-weight-complex="normal"/>
    </style:style>
    <style:style style:name="P132" style:family="paragraph" style:parent-style-name="Standard" style:list-style-name="L45">
      <style:text-properties fo:font-size="11pt" fo:font-weight="normal" officeooo:paragraph-rsid="00fc0001" style:font-size-asian="11pt" style:font-weight-asian="normal" style:font-size-complex="11pt" style:font-weight-complex="normal"/>
    </style:style>
    <style:style style:name="P133" style:family="paragraph" style:parent-style-name="Standard" style:list-style-name="L45">
      <style:text-properties fo:font-size="11pt" fo:font-weight="normal" officeooo:paragraph-rsid="007523fd" style:font-size-asian="11pt" style:font-weight-asian="normal" style:font-size-complex="11pt" style:font-weight-complex="normal"/>
    </style:style>
    <style:style style:name="P134" style:family="paragraph" style:parent-style-name="Standard" style:list-style-name="L45">
      <style:text-properties fo:font-size="11pt" fo:font-weight="normal" officeooo:paragraph-rsid="007660b8" style:font-size-asian="11pt" style:font-weight-asian="normal" style:font-size-complex="11pt" style:font-weight-complex="normal"/>
    </style:style>
    <style:style style:name="P135" style:family="paragraph" style:parent-style-name="Standard" style:list-style-name="L45">
      <style:text-properties fo:font-size="11pt" fo:font-weight="normal" officeooo:paragraph-rsid="0077543d" style:font-size-asian="11pt" style:font-weight-asian="normal" style:font-size-complex="11pt" style:font-weight-complex="normal"/>
    </style:style>
    <style:style style:name="P136" style:family="paragraph" style:parent-style-name="Standard" style:list-style-name="L45">
      <style:text-properties fo:font-size="11pt" fo:font-weight="normal" officeooo:paragraph-rsid="007a7eaf" style:font-size-asian="11pt" style:font-weight-asian="normal" style:font-size-complex="11pt" style:font-weight-complex="normal"/>
    </style:style>
    <style:style style:name="P137" style:family="paragraph" style:parent-style-name="Standard" style:list-style-name="L45">
      <style:text-properties fo:font-size="11pt" fo:font-weight="normal" officeooo:paragraph-rsid="007cd112" style:font-size-asian="11pt" style:font-weight-asian="normal" style:font-size-complex="11pt" style:font-weight-complex="normal"/>
    </style:style>
    <style:style style:name="P138" style:family="paragraph" style:parent-style-name="Standard" style:list-style-name="L45">
      <style:text-properties fo:font-size="11pt" fo:font-weight="normal" officeooo:paragraph-rsid="007f948a" style:font-size-asian="11pt" style:font-weight-asian="normal" style:font-size-complex="11pt" style:font-weight-complex="normal"/>
    </style:style>
    <style:style style:name="P139" style:family="paragraph" style:parent-style-name="Standard" style:list-style-name="L45">
      <style:text-properties fo:font-size="11pt" fo:font-weight="normal" officeooo:paragraph-rsid="0080f519" style:font-size-asian="11pt" style:font-weight-asian="normal" style:font-size-complex="11pt" style:font-weight-complex="normal"/>
    </style:style>
    <style:style style:name="P140" style:family="paragraph" style:parent-style-name="Standard" style:list-style-name="L45">
      <style:text-properties fo:font-size="11pt" fo:font-weight="normal" officeooo:paragraph-rsid="00ddb93a" style:font-size-asian="11pt" style:font-weight-asian="normal" style:font-size-complex="11pt" style:font-weight-complex="normal"/>
    </style:style>
    <style:style style:name="P141" style:family="paragraph" style:parent-style-name="Standard" style:list-style-name="L45">
      <style:text-properties fo:font-size="11pt" fo:font-weight="normal" officeooo:paragraph-rsid="0080f993" style:font-size-asian="11pt" style:font-weight-asian="normal" style:font-size-complex="11pt" style:font-weight-complex="normal"/>
    </style:style>
    <style:style style:name="P142" style:family="paragraph" style:parent-style-name="Standard" style:list-style-name="L45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3" style:family="paragraph" style:parent-style-name="Standard" style:list-style-name="L46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4" style:family="paragraph" style:parent-style-name="Standard" style:list-style-name="L47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5" style:family="paragraph" style:parent-style-name="Standard" style:list-style-name="L48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6" style:family="paragraph" style:parent-style-name="Standard" style:list-style-name="L49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7" style:family="paragraph" style:parent-style-name="Standard" style:list-style-name="L50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8" style:family="paragraph" style:parent-style-name="Standard" style:list-style-name="L51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9" style:family="paragraph" style:parent-style-name="Standard" style:list-style-name="L52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0" style:family="paragraph" style:parent-style-name="Standard" style:list-style-name="L53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1" style:family="paragraph" style:parent-style-name="Standard" style:list-style-name="L54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2" style:family="paragraph" style:parent-style-name="Standard" style:list-style-name="L55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3" style:family="paragraph" style:parent-style-name="Standard" style:list-style-name="L56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4" style:family="paragraph" style:parent-style-name="Standard" style:list-style-name="L57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5" style:family="paragraph" style:parent-style-name="Standard" style:list-style-name="L58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6" style:family="paragraph" style:parent-style-name="Standard" style:list-style-name="L59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7" style:family="paragraph" style:parent-style-name="Standard" style:list-style-name="L60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8" style:family="paragraph" style:parent-style-name="Standard" style:list-style-name="L61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59" style:family="paragraph" style:parent-style-name="Standard" style:list-style-name="L62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60" style:family="paragraph" style:parent-style-name="Standard" style:list-style-name="L63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61" style:family="paragraph" style:parent-style-name="Standard" style:list-style-name="L64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62" style:family="paragraph" style:parent-style-name="Standard" style:list-style-name="L65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63" style:family="paragraph" style:parent-style-name="Standard" style:list-style-name="L66">
      <style:text-properties fo:font-size="11pt" fo:font-weight="normal" officeooo:paragraph-rsid="008d35c3" style:font-size-asian="11pt" style:font-weight-asian="normal" style:font-size-complex="11pt" style:font-weight-complex="normal"/>
    </style:style>
    <style:style style:name="P164" style:family="paragraph" style:parent-style-name="Standard" style:list-style-name="L67">
      <style:text-properties fo:font-size="11pt" fo:font-weight="normal" officeooo:paragraph-rsid="008d35c3" style:font-size-asian="11pt" style:font-weight-asian="normal" style:font-size-complex="11pt" style:font-weight-complex="normal"/>
    </style:style>
    <style:style style:name="P165" style:family="paragraph" style:parent-style-name="Standard" style:list-style-name="L67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66" style:family="paragraph" style:parent-style-name="Standard" style:list-style-name="L68">
      <style:text-properties fo:font-size="11pt" fo:font-weight="normal" officeooo:paragraph-rsid="008d35c3" style:font-size-asian="11pt" style:font-weight-asian="normal" style:font-size-complex="11pt" style:font-weight-complex="normal"/>
    </style:style>
    <style:style style:name="P167" style:family="paragraph" style:parent-style-name="Standard" style:list-style-name="L69">
      <style:text-properties fo:font-size="11pt" fo:font-weight="normal" officeooo:paragraph-rsid="00a5d622" style:font-size-asian="11pt" style:font-weight-asian="normal" style:font-size-complex="11pt" style:font-weight-complex="normal"/>
    </style:style>
    <style:style style:name="P168" style:family="paragraph" style:parent-style-name="Standard" style:list-style-name="L70">
      <style:text-properties fo:font-size="11pt" fo:font-weight="normal" officeooo:paragraph-rsid="00a5d622" style:font-size-asian="11pt" style:font-weight-asian="normal" style:font-size-complex="11pt" style:font-weight-complex="normal"/>
    </style:style>
    <style:style style:name="P169" style:family="paragraph" style:parent-style-name="Standard" style:list-style-name="L71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70" style:family="paragraph" style:parent-style-name="Standard" style:list-style-name="L72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71" style:family="paragraph" style:parent-style-name="Standard" style:list-style-name="L73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72" style:family="paragraph" style:parent-style-name="Standard" style:list-style-name="L74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173" style:family="paragraph" style:parent-style-name="Standard" style:list-style-name="L75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174" style:family="paragraph" style:parent-style-name="Standard" style:list-style-name="L76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175" style:family="paragraph" style:parent-style-name="Standard" style:list-style-name="L77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176" style:family="paragraph" style:parent-style-name="Standard" style:list-style-name="L78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177" style:family="paragraph" style:parent-style-name="Standard" style:list-style-name="L79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178" style:family="paragraph" style:parent-style-name="Standard" style:list-style-name="L80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179" style:family="paragraph" style:parent-style-name="Standard" style:list-style-name="L81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180" style:family="paragraph" style:parent-style-name="Standard" style:list-style-name="L82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181" style:family="paragraph" style:parent-style-name="Standard" style:list-style-name="L83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2" style:family="paragraph" style:parent-style-name="Standard" style:list-style-name="L84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3" style:family="paragraph" style:parent-style-name="Standard" style:list-style-name="L85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4" style:family="paragraph" style:parent-style-name="Standard" style:list-style-name="L86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5" style:family="paragraph" style:parent-style-name="Standard" style:list-style-name="L87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6" style:family="paragraph" style:parent-style-name="Standard" style:list-style-name="L88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7" style:family="paragraph" style:parent-style-name="Standard" style:list-style-name="L89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8" style:family="paragraph" style:parent-style-name="Standard" style:list-style-name="L90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89" style:family="paragraph" style:parent-style-name="Standard" style:list-style-name="L91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90" style:family="paragraph" style:parent-style-name="Standard" style:list-style-name="L92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91" style:family="paragraph" style:parent-style-name="Standard" style:list-style-name="L93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92" style:family="paragraph" style:parent-style-name="Standard" style:list-style-name="L94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93" style:family="paragraph" style:parent-style-name="Standard" style:list-style-name="L43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b38b21" officeooo:paragraph-rsid="00b89870" fo:background-color="#ffffff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44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305246" officeooo:paragraph-rsid="00439090" style:font-size-asian="11pt" style:font-style-asian="normal" style:font-weight-asian="normal" style:font-weight-complex="normal" style:text-emphasize="none"/>
    </style:style>
    <style:style style:name="P195" style:family="paragraph" style:parent-style-name="Standard" style:list-style-name="L44">
      <style:text-properties officeooo:paragraph-rsid="0042da4c"/>
    </style:style>
    <style:style style:name="P196" style:family="paragraph" style:parent-style-name="Standard" style:list-style-name="L45">
      <style:text-properties officeooo:paragraph-rsid="00f06de6"/>
    </style:style>
    <style:style style:name="P197" style:family="paragraph" style:parent-style-name="Standard" style:list-style-name="L45">
      <style:text-properties officeooo:paragraph-rsid="00ad9543"/>
    </style:style>
    <style:style style:name="P198" style:family="paragraph" style:parent-style-name="Standard" style:list-style-name="L46">
      <style:text-properties officeooo:paragraph-rsid="00ad9543"/>
    </style:style>
    <style:style style:name="P199" style:family="paragraph" style:parent-style-name="Standard" style:list-style-name="L47">
      <style:text-properties officeooo:paragraph-rsid="00ad9543"/>
    </style:style>
    <style:style style:name="P200" style:family="paragraph" style:parent-style-name="Standard" style:list-style-name="L48">
      <style:text-properties officeooo:paragraph-rsid="00ad9543"/>
    </style:style>
    <style:style style:name="P201" style:family="paragraph" style:parent-style-name="Standard" style:list-style-name="L49">
      <style:text-properties officeooo:paragraph-rsid="00ad9543"/>
    </style:style>
    <style:style style:name="P202" style:family="paragraph" style:parent-style-name="Standard" style:list-style-name="L50">
      <style:text-properties officeooo:paragraph-rsid="00ad9543"/>
    </style:style>
    <style:style style:name="P203" style:family="paragraph" style:parent-style-name="Standard" style:list-style-name="L51">
      <style:text-properties officeooo:paragraph-rsid="00ad9543"/>
    </style:style>
    <style:style style:name="P204" style:family="paragraph" style:parent-style-name="Standard" style:list-style-name="L52">
      <style:text-properties officeooo:paragraph-rsid="00ad9543"/>
    </style:style>
    <style:style style:name="P205" style:family="paragraph" style:parent-style-name="Standard" style:list-style-name="L53">
      <style:text-properties officeooo:paragraph-rsid="00ad9543"/>
    </style:style>
    <style:style style:name="P206" style:family="paragraph" style:parent-style-name="Standard" style:list-style-name="L54">
      <style:text-properties officeooo:paragraph-rsid="00ad9543"/>
    </style:style>
    <style:style style:name="P207" style:family="paragraph" style:parent-style-name="Standard" style:list-style-name="L55">
      <style:text-properties officeooo:paragraph-rsid="00ad9543"/>
    </style:style>
    <style:style style:name="P208" style:family="paragraph" style:parent-style-name="Standard" style:list-style-name="L56">
      <style:text-properties officeooo:paragraph-rsid="00ad9543"/>
    </style:style>
    <style:style style:name="P209" style:family="paragraph" style:parent-style-name="Standard" style:list-style-name="L57">
      <style:text-properties officeooo:paragraph-rsid="00ad9543"/>
    </style:style>
    <style:style style:name="P210" style:family="paragraph" style:parent-style-name="Standard" style:list-style-name="L58">
      <style:text-properties officeooo:paragraph-rsid="00ad9543"/>
    </style:style>
    <style:style style:name="P211" style:family="paragraph" style:parent-style-name="Standard" style:list-style-name="L59">
      <style:text-properties officeooo:paragraph-rsid="00ad9543"/>
    </style:style>
    <style:style style:name="P212" style:family="paragraph" style:parent-style-name="Standard" style:list-style-name="L60">
      <style:text-properties officeooo:paragraph-rsid="00ad9543"/>
    </style:style>
    <style:style style:name="P213" style:family="paragraph" style:parent-style-name="Standard" style:list-style-name="L61">
      <style:text-properties officeooo:paragraph-rsid="00ad9543"/>
    </style:style>
    <style:style style:name="P214" style:family="paragraph" style:parent-style-name="Standard" style:list-style-name="L62">
      <style:text-properties officeooo:paragraph-rsid="00ad9543"/>
    </style:style>
    <style:style style:name="P215" style:family="paragraph" style:parent-style-name="Standard" style:list-style-name="L63">
      <style:text-properties officeooo:paragraph-rsid="00ad9543"/>
    </style:style>
    <style:style style:name="P216" style:family="paragraph" style:parent-style-name="Standard" style:list-style-name="L64">
      <style:text-properties officeooo:paragraph-rsid="00ad9543"/>
    </style:style>
    <style:style style:name="P217" style:family="paragraph" style:parent-style-name="Standard" style:list-style-name="L65">
      <style:text-properties officeooo:paragraph-rsid="00ad9543"/>
    </style:style>
    <style:style style:name="P218" style:family="paragraph" style:parent-style-name="Standard" style:list-style-name="L66">
      <style:text-properties officeooo:paragraph-rsid="008d35c3"/>
    </style:style>
    <style:style style:name="P219" style:family="paragraph" style:parent-style-name="Standard" style:list-style-name="L67">
      <style:text-properties officeooo:paragraph-rsid="008d35c3"/>
    </style:style>
    <style:style style:name="P220" style:family="paragraph" style:parent-style-name="Standard" style:list-style-name="L68">
      <style:text-properties officeooo:paragraph-rsid="008d35c3"/>
    </style:style>
    <style:style style:name="P221" style:family="paragraph" style:parent-style-name="Standard" style:list-style-name="L69">
      <style:text-properties officeooo:paragraph-rsid="00a6c0bc"/>
    </style:style>
    <style:style style:name="P222" style:family="paragraph" style:parent-style-name="Standard" style:list-style-name="L70">
      <style:text-properties officeooo:paragraph-rsid="00a5d622"/>
    </style:style>
    <style:style style:name="P223" style:family="paragraph" style:parent-style-name="Standard" style:list-style-name="L71">
      <style:text-properties officeooo:paragraph-rsid="00a6c0bc"/>
    </style:style>
    <style:style style:name="P224" style:family="paragraph" style:parent-style-name="Standard" style:list-style-name="L73">
      <style:text-properties officeooo:paragraph-rsid="00a6c0bc"/>
    </style:style>
    <style:style style:name="P225" style:family="paragraph" style:parent-style-name="Standard" style:list-style-name="L74">
      <style:text-properties officeooo:paragraph-rsid="00a8222b"/>
    </style:style>
    <style:style style:name="P226" style:family="paragraph" style:parent-style-name="Standard" style:list-style-name="L76">
      <style:text-properties officeooo:paragraph-rsid="00a8222b"/>
    </style:style>
    <style:style style:name="P227" style:family="paragraph" style:parent-style-name="Standard" style:list-style-name="L77">
      <style:text-properties officeooo:paragraph-rsid="00a9174b"/>
    </style:style>
    <style:style style:name="P228" style:family="paragraph" style:parent-style-name="Standard" style:list-style-name="L79">
      <style:text-properties officeooo:paragraph-rsid="00a9174b"/>
    </style:style>
    <style:style style:name="P229" style:family="paragraph" style:parent-style-name="Standard" style:list-style-name="L80">
      <style:text-properties officeooo:paragraph-rsid="00ab2529"/>
    </style:style>
    <style:style style:name="P230" style:family="paragraph" style:parent-style-name="Standard" style:list-style-name="L82">
      <style:text-properties officeooo:paragraph-rsid="00ab2529"/>
    </style:style>
    <style:style style:name="P231" style:family="paragraph" style:parent-style-name="Standard" style:list-style-name="L83">
      <style:text-properties officeooo:paragraph-rsid="00abe7b6"/>
    </style:style>
    <style:style style:name="P232" style:family="paragraph" style:parent-style-name="Standard" style:list-style-name="L85">
      <style:text-properties officeooo:paragraph-rsid="00abe7b6"/>
    </style:style>
    <style:style style:name="P233" style:family="paragraph" style:parent-style-name="Standard" style:list-style-name="L86">
      <style:text-properties officeooo:paragraph-rsid="00abe7b6"/>
    </style:style>
    <style:style style:name="P234" style:family="paragraph" style:parent-style-name="Standard" style:list-style-name="L88">
      <style:text-properties officeooo:paragraph-rsid="00abe7b6"/>
    </style:style>
    <style:style style:name="P235" style:family="paragraph" style:parent-style-name="Standard" style:list-style-name="L89">
      <style:text-properties officeooo:paragraph-rsid="00abe7b6"/>
    </style:style>
    <style:style style:name="P236" style:family="paragraph" style:parent-style-name="Standard" style:list-style-name="L91">
      <style:text-properties officeooo:paragraph-rsid="00abe7b6"/>
    </style:style>
    <style:style style:name="P237" style:family="paragraph" style:parent-style-name="Standard" style:list-style-name="L92">
      <style:text-properties officeooo:paragraph-rsid="00abe7b6"/>
    </style:style>
    <style:style style:name="P238" style:family="paragraph" style:parent-style-name="Standard" style:list-style-name="L94">
      <style:text-properties officeooo:paragraph-rsid="00abe7b6"/>
    </style:style>
    <style:style style:name="P239" style:family="paragraph" style:parent-style-name="Standard" style:list-style-name="L96">
      <style:text-properties officeooo:paragraph-rsid="0034fbda"/>
    </style:style>
    <style:style style:name="P240" style:family="paragraph" style:parent-style-name="Standard" style:list-style-name="L97">
      <style:text-properties officeooo:paragraph-rsid="0034fbda"/>
    </style:style>
    <style:style style:name="P241" style:family="paragraph" style:parent-style-name="Standard" style:list-style-name="L98">
      <style:text-properties officeooo:paragraph-rsid="00ce802b"/>
    </style:style>
    <style:style style:name="P242" style:family="paragraph" style:parent-style-name="Standard" style:list-style-name="L98">
      <style:text-properties officeooo:paragraph-rsid="00ce802b" fo:background-color="#ffffff"/>
    </style:style>
    <style:style style:name="P243" style:family="paragraph" style:parent-style-name="Standard" style:list-style-name="L99">
      <style:text-properties officeooo:paragraph-rsid="00cfe77a"/>
    </style:style>
    <style:style style:name="P244" style:family="paragraph" style:parent-style-name="Standard" style:list-style-name="L100">
      <style:text-properties officeooo:paragraph-rsid="00cfe77a"/>
    </style:style>
    <style:style style:name="P245" style:family="paragraph" style:parent-style-name="Standard" style:list-style-name="L101">
      <style:text-properties officeooo:paragraph-rsid="00cfe77a"/>
    </style:style>
    <style:style style:name="T1" style:family="text">
      <style:text-properties officeooo:rsid="001948c6"/>
    </style:style>
    <style:style style:name="T2" style:family="text">
      <style:text-properties officeooo:rsid="001b7801"/>
    </style:style>
    <style:style style:name="T3" style:family="text">
      <style:text-properties officeooo:rsid="001c0b39"/>
    </style:style>
    <style:style style:name="T4" style:family="text">
      <style:text-properties officeooo:rsid="001d9fa2"/>
    </style:style>
    <style:style style:name="T5" style:family="text">
      <style:text-properties officeooo:rsid="001e5d7c"/>
    </style:style>
    <style:style style:name="T6" style:family="text">
      <style:text-properties officeooo:rsid="00200d07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62296" style:font-weight-asian="normal" style:font-weight-complex="normal"/>
    </style:style>
    <style:style style:name="T9" style:family="text">
      <style:text-properties style:text-underline-style="none" fo:font-weight="normal" officeooo:rsid="00221589" style:font-weight-asian="normal" style:font-weight-complex="normal"/>
    </style:style>
    <style:style style:name="T10" style:family="text">
      <style:text-properties style:text-underline-style="none" fo:font-weight="normal" officeooo:rsid="0027f5dc" style:font-weight-asian="normal" style:font-weight-complex="normal"/>
    </style:style>
    <style:style style:name="T11" style:family="text">
      <style:text-properties style:text-underline-style="none" fo:font-weight="normal" officeooo:rsid="0029c3b3" style:font-weight-asian="normal" style:font-weight-complex="normal"/>
    </style:style>
    <style:style style:name="T12" style:family="text">
      <style:text-properties style:text-underline-style="none" fo:font-weight="normal" officeooo:rsid="002b25c2" style:font-weight-asian="normal" style:font-weight-complex="normal"/>
    </style:style>
    <style:style style:name="T13" style:family="text">
      <style:text-properties style:text-underline-style="none" fo:font-weight="normal" officeooo:rsid="002f46f7" style:font-weight-asian="normal" style:font-weight-complex="normal"/>
    </style:style>
    <style:style style:name="T14" style:family="text">
      <style:text-properties style:text-underline-style="none" fo:font-weight="normal" officeooo:rsid="00305246" style:font-weight-asian="normal" style:font-weight-complex="normal"/>
    </style:style>
    <style:style style:name="T15" style:family="text">
      <style:text-properties style:text-underline-style="none" fo:font-weight="normal" officeooo:rsid="0030c178" style:font-weight-asian="normal" style:font-weight-complex="normal"/>
    </style:style>
    <style:style style:name="T16" style:family="text">
      <style:text-properties style:text-underline-style="none" fo:font-weight="normal" officeooo:rsid="0031ac04" style:font-weight-asian="normal" style:font-weight-complex="normal"/>
    </style:style>
    <style:style style:name="T17" style:family="text">
      <style:text-properties style:text-underline-style="none" fo:font-weight="normal" officeooo:rsid="002e259f" style:font-weight-asian="normal" style:font-weight-complex="normal"/>
    </style:style>
    <style:style style:name="T18" style:family="text">
      <style:text-properties style:text-underline-style="none" fo:font-weight="normal" officeooo:rsid="00331a56" style:font-weight-asian="normal" style:font-weight-complex="normal"/>
    </style:style>
    <style:style style:name="T19" style:family="text">
      <style:text-properties style:text-underline-style="none" fo:font-weight="normal" officeooo:rsid="0034fbda" style:font-weight-asian="normal" style:font-weight-complex="normal"/>
    </style:style>
    <style:style style:name="T20" style:family="text">
      <style:text-properties style:text-underline-style="none" fo:font-weight="normal" officeooo:rsid="003697c2" style:font-weight-asian="normal" style:font-weight-complex="normal"/>
    </style:style>
    <style:style style:name="T21" style:family="text">
      <style:text-properties style:text-underline-style="none" fo:font-weight="normal" officeooo:rsid="004184ec" style:font-weight-asian="normal" style:font-weight-complex="normal"/>
    </style:style>
    <style:style style:name="T22" style:family="text">
      <style:text-properties style:text-underline-style="none" fo:font-weight="normal" officeooo:rsid="0042da4c" style:font-weight-asian="normal" style:font-weight-complex="normal"/>
    </style:style>
    <style:style style:name="T23" style:family="text">
      <style:text-properties style:text-underline-style="none" fo:font-weight="normal" officeooo:rsid="0049379a" style:font-weight-asian="normal" style:font-weight-complex="normal"/>
    </style:style>
    <style:style style:name="T24" style:family="text">
      <style:text-properties style:text-underline-style="none" fo:font-weight="normal" officeooo:rsid="008f6fb9" style:font-weight-asian="normal" style:font-weight-complex="normal"/>
    </style:style>
    <style:style style:name="T25" style:family="text">
      <style:text-properties style:text-underline-style="none" fo:font-weight="normal" officeooo:rsid="0092f9b8" style:font-weight-asian="normal" style:font-weight-complex="normal"/>
    </style:style>
    <style:style style:name="T26" style:family="text">
      <style:text-properties style:text-underline-style="none" fo:font-weight="normal" officeooo:rsid="00b155fd" style:font-weight-asian="normal" style:font-weight-complex="normal"/>
    </style:style>
    <style:style style:name="T27" style:family="text">
      <style:text-properties style:text-underline-style="none" fo:font-weight="normal" officeooo:rsid="00b38b21" style:font-weight-asian="normal" style:font-weight-complex="normal"/>
    </style:style>
    <style:style style:name="T28" style:family="text">
      <style:text-properties style:text-underline-style="none" fo:font-weight="normal" officeooo:rsid="00bd9653" style:font-weight-asian="normal" style:font-weight-complex="normal"/>
    </style:style>
    <style:style style:name="T29" style:family="text">
      <style:text-properties style:text-underline-style="none" fo:font-weight="normal" officeooo:rsid="00ce802b" style:font-weight-asian="normal" style:font-weight-complex="normal"/>
    </style:style>
    <style:style style:name="T30" style:family="text">
      <style:text-properties style:text-underline-style="none" fo:font-weight="normal" officeooo:rsid="00221589" fo:background-color="#ffff00" loext:char-shading-value="0" style:font-weight-asian="normal" style:font-weight-complex="normal"/>
    </style:style>
    <style:style style:name="T31" style:family="text">
      <style:text-properties style:text-underline-style="none" fo:font-weight="normal" officeooo:rsid="00331a56" fo:background-color="#ffff00" loext:char-shading-value="0" style:font-weight-asian="normal" style:font-weight-complex="normal"/>
    </style:style>
    <style:style style:name="T32" style:family="text">
      <style:text-properties style:text-underline-style="none" fo:font-weight="normal" officeooo:rsid="0042da4c" fo:background-color="#ffff00" loext:char-shading-value="0" style:font-weight-asian="normal" style:font-weight-complex="normal"/>
    </style:style>
    <style:style style:name="T33" style:family="text">
      <style:text-properties style:text-underline-style="none" fo:font-weight="normal" officeooo:rsid="00b155fd" fo:background-color="#ffff00" loext:char-shading-value="0" style:font-weight-asian="normal" style:font-weight-complex="normal"/>
    </style:style>
    <style:style style:name="T34" style:family="text">
      <style:text-properties style:text-underline-style="none" fo:font-weight="normal" officeooo:rsid="00ce802b" fo:background-color="#ffff00" loext:char-shading-value="0" style:font-weight-asian="normal" style:font-weight-complex="normal"/>
    </style:style>
    <style:style style:name="T35" style:family="text">
      <style:text-properties style:text-underline-style="none" officeooo:rsid="00305246"/>
    </style:style>
    <style:style style:name="T36" style:family="text">
      <style:text-properties style:text-underline-style="none" officeooo:rsid="00331a56"/>
    </style:style>
    <style:style style:name="T37" style:family="text">
      <style:text-properties style:text-underline-style="none" officeooo:rsid="002e259f"/>
    </style:style>
    <style:style style:name="T38" style:family="text">
      <style:text-properties style:text-underline-style="none" officeooo:rsid="0027f5dc"/>
    </style:style>
    <style:style style:name="T39" style:family="text">
      <style:text-properties style:text-underline-style="none" officeooo:rsid="00221589"/>
    </style:style>
    <style:style style:name="T40" style:family="text">
      <style:text-properties style:text-underline-style="none" officeooo:rsid="00b38b21" fo:background-color="#ffffff" loext:char-shading-value="0"/>
    </style:style>
    <style:style style:name="T41" style:family="text">
      <style:text-properties style:text-underline-style="none" officeooo:rsid="00db7944"/>
    </style:style>
    <style:style style:name="T42" style:family="text">
      <style:text-properties style:text-underline-style="none" officeooo:rsid="00fc0001"/>
    </style:style>
    <style:style style:name="T43" style:family="text">
      <style:text-properties officeooo:rsid="0020b27c"/>
    </style:style>
    <style:style style:name="T44" style:family="text">
      <style:text-properties officeooo:rsid="0021ef0b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1ef0b" style:font-weight-asian="normal" style:font-weight-complex="normal"/>
    </style:style>
    <style:style style:name="T47" style:family="text">
      <style:text-properties fo:font-weight="normal" officeooo:rsid="00221589" style:font-weight-asian="normal" style:font-weight-complex="normal"/>
    </style:style>
    <style:style style:name="T48" style:family="text">
      <style:text-properties fo:font-weight="normal" officeooo:rsid="001c0b39" style:font-weight-asian="normal" style:font-weight-complex="normal"/>
    </style:style>
    <style:style style:name="T49" style:family="text">
      <style:text-properties fo:font-weight="normal" officeooo:rsid="00256411" style:font-weight-asian="normal" style:font-weight-complex="normal"/>
    </style:style>
    <style:style style:name="T50" style:family="text">
      <style:text-properties fo:font-weight="normal" officeooo:rsid="00262296" style:font-weight-asian="normal" style:font-weight-complex="normal"/>
    </style:style>
    <style:style style:name="T51" style:family="text">
      <style:text-properties fo:font-weight="normal" officeooo:rsid="0027f5dc" style:font-weight-asian="normal" style:font-weight-complex="normal"/>
    </style:style>
    <style:style style:name="T52" style:family="text">
      <style:text-properties fo:font-weight="normal" officeooo:rsid="002c2c36" style:font-weight-asian="normal" style:font-weight-complex="normal"/>
    </style:style>
    <style:style style:name="T53" style:family="text">
      <style:text-properties fo:font-weight="normal" officeooo:rsid="003697c2" style:font-weight-asian="normal" style:font-weight-complex="normal"/>
    </style:style>
    <style:style style:name="T54" style:family="text">
      <style:text-properties officeooo:rsid="0027f5dc"/>
    </style:style>
    <style:style style:name="T55" style:family="text">
      <style:text-properties officeooo:rsid="0029c3b3"/>
    </style:style>
    <style:style style:name="T56" style:family="text">
      <style:text-properties officeooo:rsid="002df5c4"/>
    </style:style>
    <style:style style:name="T57" style:family="text">
      <style:text-properties officeooo:rsid="002e259f"/>
    </style:style>
    <style:style style:name="T58" style:family="text">
      <style:text-properties officeooo:rsid="003697c2"/>
    </style:style>
    <style:style style:name="T59" style:family="text">
      <style:text-properties fo:color="#0000cc"/>
    </style:style>
    <style:style style:name="T60" style:family="text">
      <style:text-properties fo:color="#0000cc" style:text-underline-style="none" fo:font-weight="normal" style:font-weight-asian="normal" style:font-weight-complex="normal"/>
    </style:style>
    <style:style style:name="T61" style:family="text">
      <style:text-properties fo:color="#0000cc" style:text-underline-style="none" fo:font-weight="normal" officeooo:rsid="002f46f7" style:font-weight-asian="normal" style:font-weight-complex="normal"/>
    </style:style>
    <style:style style:name="T62" style:family="text">
      <style:text-properties fo:color="#0000cc" style:text-underline-style="none" fo:font-weight="normal" officeooo:rsid="003dabc6" style:font-weight-asian="normal" style:font-weight-complex="normal"/>
    </style:style>
    <style:style style:name="T63" style:family="text">
      <style:text-properties fo:color="#0000cc" officeooo:rsid="003dabc6"/>
    </style:style>
    <style:style style:name="T64" style:family="text">
      <style:text-properties style:text-line-through-style="solid" style:text-line-through-type="single" style:text-underline-style="none" fo:font-weight="normal" officeooo:rsid="00221589" style:font-weight-asian="normal" style:font-weight-complex="normal"/>
    </style:style>
    <style:style style:name="T65" style:family="text">
      <style:text-properties style:text-line-through-style="solid" style:text-line-through-type="single" style:text-underline-style="none" fo:font-weight="normal" officeooo:rsid="00305246" style:font-weight-asian="normal" style:font-weight-complex="normal"/>
    </style:style>
    <style:style style:name="T6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ce802b" style:font-size-asian="11pt" style:font-style-asian="normal" style:font-weight-asian="normal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21589" style:font-size-asian="11pt" style:font-style-asian="normal" style:font-weight-asian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331a56" style:font-size-asian="11pt" style:font-style-asian="normal" style:font-weight-asian="normal" style:font-size-complex="11pt" style:font-weight-complex="normal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21589" style:font-size-asian="11pt" style:font-style-asian="normal" style:font-weight-asian="normal" style:font-size-complex="11pt" style:font-weight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f948a" style:font-size-asian="11pt" style:font-style-asian="normal" style:font-weight-asian="normal" style:font-size-complex="11pt" style:font-weight-complex="normal" style:text-emphasize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76978" style:font-size-asian="11pt" style:font-style-asian="normal" style:font-weight-asian="normal" style:font-size-complex="11pt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6c0bc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b38b21" fo:background-color="#ffffff" loext:char-shading-value="0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ce802b" fo:background-color="#ffffff" loext:char-shading-value="0" style:font-size-asian="11pt" style:font-style-asian="normal" style:font-weight-asian="normal" style:font-weight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9e928" fo:background-color="#ffffff" loext:char-shading-value="0" style:font-size-asian="11pt" style:font-style-asian="normal" style:font-weight-asian="normal" style:font-weight-complex="normal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15f90b9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9e928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text-emphasize="none"/>
    </style:style>
    <style:style style:name="T8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text-emphasize="none"/>
    </style:style>
    <style:style style:name="T8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style:font-size-asian="11pt" style:font-style-asian="normal" style:text-emphasize="none"/>
    </style:style>
    <style:style style:name="T8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305246" style:font-size-asian="11pt" style:font-style-asian="normal" style:text-emphasize="none"/>
    </style:style>
    <style:style style:name="T8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font-size-asian="11pt" style:font-style-asian="normal" style:text-emphasize="none"/>
    </style:style>
    <style:style style:name="T89" style:family="text"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style:font-size-asian="12pt" style:font-style-asian="normal" style:text-emphasize="none"/>
    </style:style>
    <style:style style:name="T9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9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331a56" style:font-style-asian="normal" style:text-emphasize="none"/>
    </style:style>
    <style:style style:name="T9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221589" style:font-style-asian="normal" style:text-emphasize="none"/>
    </style:style>
    <style:style style:name="T9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2e259f" style:font-style-asian="normal" style:text-emphasize="none"/>
    </style:style>
    <style:style style:name="T9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7a7eaf" style:font-style-asian="normal" style:text-emphasize="none"/>
    </style:style>
    <style:style style:name="T9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7f948a" style:font-style-asian="normal" style:text-emphasize="none"/>
    </style:style>
    <style:style style:name="T9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80f993" style:font-style-asian="normal" style:text-emphasize="none"/>
    </style:style>
    <style:style style:name="T9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89e01d" style:font-style-asian="normal" style:text-emphasize="none"/>
    </style:style>
    <style:style style:name="T9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976978" style:font-style-asian="normal" style:text-emphasize="none"/>
    </style:style>
    <style:style style:name="T9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9dbc96" style:font-style-asian="normal" style:text-emphasize="none"/>
    </style:style>
    <style:style style:name="T10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6c0bc" style:font-style-asian="normal" style:text-emphasize="none"/>
    </style:style>
    <style:style style:name="T10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8222b" style:font-style-asian="normal" style:text-emphasize="none"/>
    </style:style>
    <style:style style:name="T10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9174b" style:font-style-asian="normal" style:text-emphasize="none"/>
    </style:style>
    <style:style style:name="T10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b2529" style:font-style-asian="normal" style:text-emphasize="none"/>
    </style:style>
    <style:style style:name="T10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be7b6" style:font-style-asian="normal" style:text-emphasize="none"/>
    </style:style>
    <style:style style:name="T10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38b21" style:font-style-asian="normal" style:text-emphasize="none"/>
    </style:style>
    <style:style style:name="T10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7b704" style:font-style-asian="normal" style:text-emphasize="none"/>
    </style:style>
    <style:style style:name="T10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38b21" fo:background-color="#ffffff" loext:char-shading-value="0" style:font-style-asian="normal" style:text-emphasize="none"/>
    </style:style>
    <style:style style:name="T10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9870" fo:background-color="#ffffff" loext:char-shading-value="0" style:font-style-asian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宋体" fo:font-size="12pt" fo:font-style="normal" fo:text-shadow="none" style:text-underline-style="none" style:font-size-asian="12pt" style:font-style-asian="normal" style:text-emphasize="none"/>
    </style:style>
    <style:style style:name="T110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11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11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221589" style:font-size-asian="11pt" style:font-style-asian="normal" style:font-weight-asian="normal" style:font-size-complex="11pt" style:font-weight-complex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80f993" style:font-size-asian="11pt" style:font-style-asian="normal" style:font-weight-asian="normal" style:font-size-complex="11pt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style:font-size-asian="11pt" style:font-style-asian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221589" style:font-style-asian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7a7eaf" style:font-style-asian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80f993" style:font-style-asian="normal" style:text-emphasize="none"/>
    </style:style>
    <style:style style:name="T120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89e01d" style:font-style-asian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0f731" style:font-style-asian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6c0bc" style:font-style-asian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8222b" style:font-style-asian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9174b" style:font-style-asian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be7b6" style:font-style-asian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fc0001" style:font-style-asian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59fb3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e802b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5f90b9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fe77a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4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35" style:family="text">
      <style:text-properties fo:font-size="11pt" style:text-underline-style="none" fo:font-weight="normal" officeooo:rsid="00331a56" style:font-size-asian="11pt" style:font-weight-asian="normal" style:font-size-complex="11pt" style:font-weight-complex="normal"/>
    </style:style>
    <style:style style:name="T136" style:family="text">
      <style:text-properties fo:font-size="11pt" style:text-underline-style="none" fo:font-weight="normal" officeooo:rsid="00221589" style:font-size-asian="11pt" style:font-weight-asian="normal" style:font-size-complex="11pt" style:font-weight-complex="normal"/>
    </style:style>
    <style:style style:name="T137" style:family="text">
      <style:text-properties fo:font-size="11pt" style:text-underline-style="none" fo:font-weight="normal" officeooo:rsid="002e259f" style:font-size-asian="11pt" style:font-weight-asian="normal" style:font-size-complex="11pt" style:font-weight-complex="normal"/>
    </style:style>
    <style:style style:name="T138" style:family="text">
      <style:text-properties fo:font-size="11pt" style:text-underline-style="none" fo:font-weight="normal" officeooo:rsid="0027f5dc" style:font-size-asian="11pt" style:font-weight-asian="normal" style:font-size-complex="11pt" style:font-weight-complex="normal"/>
    </style:style>
    <style:style style:name="T139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140" style:family="text">
      <style:text-properties style:font-name="思源黑体 CN Regular1" fo:font-size="11pt" fo:font-weight="normal" officeooo:rsid="00206b32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41" style:family="text">
      <style:text-properties style:font-name="思源黑体 CN Regular1" fo:font-size="11pt" style:text-underline-style="none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142" style:family="text">
      <style:text-properties style:font-name="思源黑体 CN Regular1" fo:font-size="11pt" style:text-underline-style="none" fo:font-weight="normal" officeooo:rsid="015f90b9" style:font-name-asian="思源黑体 CN Regular1" style:font-size-asian="11pt" style:font-weight-asian="normal" style:font-size-complex="11pt" style:font-weight-complex="normal"/>
    </style:style>
    <style:style style:name="T143" style:family="text">
      <style:text-properties style:font-name="思源黑体 CN Regular1" fo:font-size="11pt" style:text-underline-style="none" fo:font-weight="normal" officeooo:rsid="00206b32" style:font-name-asian="思源黑体 CN Regular1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作者:邓钧仁</text:p>
      <text:p text:style-name="Standard"/>
      <text:p text:style-name="Standard"/>
      <text:p text:style-name="Standard">模块名:组织结构</text:p>
      <text:p text:style-name="P45"><text:tab/>导航<text:span text:style-name="T58">下拉名_1:组织结构</text:span></text:p>
      <text:p text:style-name="P45"><text:tab/><text:tab/>导航<text:span text:style-name="T58">名_1:组织结构视图</text:span></text:p>
      <text:p text:style-name="Standard"><text:tab/><text:tab/><text:tab/>功能名称<text:span text:style-name="T1">1:列表 功能类型:图形</text:span></text:p>
      <text:p text:style-name="Standard"/>
      <text:p text:style-name="P45"><text:tab/>导航<text:span text:style-name="T58">下拉名_2:组织结构管理</text:span></text:p>
      <text:p text:style-name="P45"><text:tab/><text:tab/>导航<text:span text:style-name="T58">名_1:编号设计信息</text:span></text:p>
      <text:p text:style-name="Standard"><text:tab/><text:tab/><text:tab/>功能名<text:span text:style-name="T2">1:列表 功能类型:网格</text:span></text:p>
      <text:list xml:id="list3673523730017337322" text:style-name="L1">
        <text:list-item>
          <text:p text:style-name="P49">字段名称:操作对象</text:p>
        </text:list-item>
        <text:list-item>
          <text:p text:style-name="P49">字段名称:编号信息类型</text:p>
        </text:list-item>
        <text:list-item>
          <text:p text:style-name="P50">字段名称:举例名称</text:p>
        </text:list-item>
        <text:list-item>
          <text:p text:style-name="P50">字段名称:举例编号</text:p>
        </text:list-item>
        <text:list-item>
          <text:p text:style-name="P50">字段名称:编号信息生成说明</text:p>
        </text:list-item>
      </text:list>
      <text:p text:style-name="P17"><text:tab/><text:tab/><text:tab/>功能名<text:span text:style-name="T2">2:添加 功能类型:编辑</text:span></text:p>
      <text:list xml:id="list2996584916173520270" text:style-name="L2">
        <text:list-item>
          <text:p text:style-name="P51"><text:bookmark-start text:name="__DdeLink__1783_833612100"/>字段名称:操作对象 标签类型:文本框 必填</text:p>
        </text:list-item>
        <text:list-item>
          <text:p text:style-name="P51">字段名称:编号信息类型 标签类型:文本框 必填</text:p>
        </text:list-item>
        <text:list-item>
          <text:p text:style-name="P51">字段名称:举例名称 标签类型:文本框 必填</text:p>
        </text:list-item>
        <text:list-item>
          <text:p text:style-name="P51">字段名称:举例编号 标签类型:文本框 必填</text:p>
        </text:list-item>
        <text:list-item>
          <text:p text:style-name="P51">字段名称:编号信息生成说明 标签类型:文本框 必填<text:bookmark-end text:name="__DdeLink__1783_833612100"/></text:p>
        </text:list-item>
      </text:list>
      <text:p text:style-name="P47"><text:tab/><text:tab/><text:tab/>功能名<text:span text:style-name="T2">3:编辑 功能类型:编辑</text:span></text:p>
      <text:list xml:id="list6251985924364033524" text:style-name="L3">
        <text:list-item>
          <text:p text:style-name="P52">字段名称:操作对象 标签类型:文本框 必填</text:p>
        </text:list-item>
        <text:list-item>
          <text:p text:style-name="P52">字段名称:编号信息类型 标签类型:文本框 必填</text:p>
        </text:list-item>
        <text:list-item>
          <text:p text:style-name="P52">字段名称:举例名称 标签类型:文本框 必填</text:p>
        </text:list-item>
        <text:list-item>
          <text:p text:style-name="P52">字段名称:举例编号 标签类型:文本框 必填</text:p>
        </text:list-item>
        <text:list-item>
          <text:p text:style-name="P52">字段名称:编号信息生成说明 标签类型:文本框 必填</text:p>
        </text:list-item>
      </text:list>
      <text:p text:style-name="P47"><text:tab/><text:tab/><text:tab/>功能名<text:span text:style-name="T3">4:删除 <text:s/>功能类型:编辑</text:span></text:p>
      <text:p text:style-name="P47"><text:tab/><text:tab/><text:tab/><text:tab/>提示:是否确认删除该记录</text:p>
      <text:p text:style-name="P45"><text:tab/><text:tab/>导航<text:span text:style-name="T58">名_2</text:span>:体系</text:p>
      <text:p text:style-name="P47"><text:tab/><text:tab/><text:tab/>功能名<text:span text:style-name="T3">1:列表 功能类型:网格</text:span></text:p>
      <text:list xml:id="list4637523062002149239" text:style-name="L4">
        <text:list-item>
          <text:p text:style-name="P62">字段名称:体系编号</text:p>
        </text:list-item>
        <text:list-item>
          <text:p text:style-name="P62">字段名称:体系</text:p>
        </text:list-item>
        <text:list-item>
          <text:p text:style-name="P62">字段名称:描述</text:p>
        </text:list-item>
        <text:list-item>
          <text:p text:style-name="P62">字段名称:状态</text:p>
        </text:list-item>
      </text:list>
      <text:p text:style-name="P6"><text:tab/><text:tab/><text:tab/>功能名<text:span text:style-name="T4">2:添加 功能类型:编辑</text:span></text:p>
      <text:list xml:id="list2891510399620990179" text:style-name="L5">
        <text:list-item>
          <text:p text:style-name="P63">字段名称:体系编号 标签类型:文本框 必填</text:p>
        </text:list-item>
        <text:list-item>
          <text:p text:style-name="P64">字段名称:体系<text:tab/>标签类型:文本框 必填</text:p>
        </text:list-item>
        <text:list-item>
          <text:p text:style-name="P64">字段名称:描述 标签类型:文本框 非必填</text:p>
        </text:list-item>
      </text:list>
      <text:p text:style-name="P7"><text:tab/><text:tab/><text:tab/>功能名<text:span text:style-name="T5">3:编辑 功能类型:编辑</text:span></text:p>
      <text:list xml:id="list3366464922546164376" text:style-name="L6">
        <text:list-item>
          <text:p text:style-name="P65">字段名称:体系编号 标签类型:文本框 必填</text:p>
        </text:list-item>
        <text:list-item>
          <text:p text:style-name="P65">字段名称:体系<text:tab/>标签类型:文本框 必填</text:p>
        </text:list-item>
        <text:list-item>
          <text:p text:style-name="P65">字段名称:描述 标签类型:文本框 非必填</text:p>
        </text:list-item>
      </text:list>
      <text:p text:style-name="P7"><text:tab/><text:tab/><text:tab/>功能名<text:span text:style-name="T3">4:删除 <text:s/>功能类型:编辑</text:span></text:p>
      <text:p text:style-name="P7"><text:tab/><text:tab/><text:tab/><text:tab/>提示:是否确认删除该记录</text:p>
      <text:p text:style-name="P7"><text:tab/><text:tab/><text:tab/>功能名<text:span text:style-name="T5">5:冻结 功能类型:编辑</text:span></text:p>
      <text:p text:style-name="P7"><text:soft-page-break/><text:tab/><text:tab/><text:tab/>功能名<text:span text:style-name="T5">6:解冻 功能类型:编辑</text:span></text:p>
      <text:p text:style-name="P45"><text:tab/><text:tab/>导航<text:span text:style-name="T58">名_3:部门</text:span></text:p>
      <text:p text:style-name="P7"><text:tab/><text:tab/><text:tab/>功能名<text:span text:style-name="T5">1:列表 功能类型:网格</text:span></text:p>
      <text:list xml:id="list1343140308277320208" text:style-name="L7">
        <text:list-item>
          <text:p text:style-name="P66">字段名称:编号</text:p>
        </text:list-item>
        <text:list-item>
          <text:p text:style-name="P67">字段名称:体系</text:p>
        </text:list-item>
        <text:list-item>
          <text:p text:style-name="P67">字段名称:项目组/部门</text:p>
        </text:list-item>
        <text:list-item>
          <text:p text:style-name="P68">字段名称:所属地区</text:p>
        </text:list-item>
        <text:list-item>
          <text:p text:style-name="P67">字段名称:成本分类</text:p>
        </text:list-item>
        <text:list-item>
          <text:p text:style-name="P67">字段名称:描述</text:p>
        </text:list-item>
        <text:list-item>
          <text:p text:style-name="P67">字段名称:状态</text:p>
        </text:list-item>
      </text:list>
      <text:p text:style-name="P8"><text:tab/><text:tab/><text:tab/>功能名<text:span text:style-name="T6">2:添加 功能类型:编辑</text:span></text:p>
      <text:list xml:id="list5823465411704919182" text:style-name="L8">
        <text:list-item>
          <text:p text:style-name="P69">字段名称:编号 标签类型:文本框 必填</text:p>
        </text:list-item>
        <text:list-item>
          <text:p text:style-name="P69">字段名称:体系 标签类型:单选下拉框 必填 关闭输入</text:p>
        </text:list-item>
        <text:list-item>
          <text:p text:style-name="P69">字段名称:项目组/部门 标签类型:文本框 必填</text:p>
        </text:list-item>
        <text:list-item>
          <text:p text:style-name="P70">字段名称:所属地区 标签类型:单选下拉框 必填</text:p>
        </text:list-item>
        <text:list-item>
          <text:p text:style-name="P71">字段名称:成本分类 标签类型:文本框 非必填</text:p>
        </text:list-item>
        <text:list-item>
          <text:p text:style-name="P69">字段名称:描述 标签类型:文本框 非必填</text:p>
        </text:list-item>
      </text:list>
      <text:p text:style-name="P9"><text:tab/><text:tab/><text:tab/>功能名<text:span text:style-name="T43">3:编辑 功能类型:编辑</text:span></text:p>
      <text:list xml:id="list2195740808595295465" text:style-name="L9">
        <text:list-item>
          <text:p text:style-name="P72">字段名称:编号 标签类型:文本框 必填</text:p>
        </text:list-item>
        <text:list-item>
          <text:p text:style-name="P72">字段名称:体系 标签类型:单选下拉框 必填</text:p>
        </text:list-item>
        <text:list-item>
          <text:p text:style-name="P72">字段名称:项目组/部门 标签类型:文本框 必填</text:p>
        </text:list-item>
        <text:list-item>
          <text:p text:style-name="P73">字段名称:所属地区 标签类型:单选下拉框 必填</text:p>
        </text:list-item>
        <text:list-item>
          <text:p text:style-name="P72">字段名称:成本分类 标签类型:文本框 非必填</text:p>
        </text:list-item>
        <text:list-item>
          <text:p text:style-name="P72">字段名称:描述 标签类型:文本框 非必填</text:p>
        </text:list-item>
      </text:list>
      <text:p text:style-name="P9"><text:tab/><text:tab/><text:tab/>功能名<text:span text:style-name="T3">4:删除 <text:s/>功能类型:编辑</text:span></text:p>
      <text:p text:style-name="P9"><text:tab/><text:tab/><text:tab/><text:tab/>提示:是否确认删除该记录</text:p>
      <text:p text:style-name="P9"><text:tab/><text:tab/><text:tab/>功能名<text:span text:style-name="T5">5:冻结 功能类型:编辑</text:span></text:p>
      <text:p text:style-name="P9"><text:tab/><text:tab/><text:tab/>功能名<text:span text:style-name="T5">6:解冻 功能类型:编辑</text:span></text:p>
      <text:p text:style-name="P9"><text:tab/><text:tab/><text:tab/><text:span text:style-name="T59">功能名</text:span><text:span text:style-name="T63">7:管理工作范围 功能类型:编辑</text:span></text:p>
      <text:list xml:id="list5713536755021813825" text:style-name="L10">
        <text:list-item>
          <text:p text:style-name="P53">字段名称:工作范围 字段类型:多选 必填</text:p>
        </text:list-item>
        <text:list-item>
          <text:p text:style-name="P53">字段名称:部门id 字段类型:隐藏 不为空</text:p>
        </text:list-item>
      </text:list>
      <text:p text:style-name="P16"><text:span text:style-name="T9"><text:tab/><text:tab/><text:tab/></text:span><text:span text:style-name="T60">功能名</text:span><text:span text:style-name="T62">8</text:span><text:span text:style-name="T61">:查看</text:span><text:span text:style-name="T62">工作范围</text:span><text:span text:style-name="T60"> 功能类型:网格</text:span></text:p>
      <text:list xml:id="list6606005151121865891" text:style-name="L11">
        <text:list-item>
          <text:p text:style-name="P54">字段名称:业务方向分类</text:p>
        </text:list-item>
        <text:list-item>
          <text:p text:style-name="P58">字段名称:业务方向科目</text:p>
        </text:list-item>
        <text:list-item>
          <text:p text:style-name="P58">字段名称:专业分类</text:p>
        </text:list-item>
        <text:list-item>
          <text:p text:style-name="P58">字段名称:工作范围</text:p>
        </text:list-item>
        <text:list-item>
          <text:p text:style-name="P59"><text:span text:style-name="T7">字段名称:工作界面</text:span><text:span text:style-name="T10">(节点)</text:span></text:p>
        </text:list-item>
      </text:list>
      <text:p text:style-name="P45"><text:tab/><text:tab/>导航<text:span text:style-name="T58">名_4:岗位层级</text:span></text:p>
      <text:p text:style-name="P9"><text:tab/><text:tab/><text:tab/>功能名<text:span text:style-name="T43">1:列表 功能类型:网格</text:span></text:p>
      <text:list xml:id="list3280972519527220814" text:style-name="L12">
        <text:list-item>
          <text:p text:style-name="P74">字段名称:编号</text:p>
        </text:list-item>
        <text:list-item>
          <text:p text:style-name="P74">字段名称:层级</text:p>
        </text:list-item>
        <text:list-item>
          <text:p text:style-name="P74">字段名称:描述</text:p>
        </text:list-item>
      </text:list>
      <text:p text:style-name="P9"><text:tab/><text:tab/><text:tab/>功能名<text:span text:style-name="T44">2:添加 功能类型:编辑</text:span></text:p>
      <text:list xml:id="list4386937815124806331" text:style-name="L13">
        <text:list-item>
          <text:p text:style-name="P75">字段名称:编号 标签类型:文本框 必填</text:p>
        </text:list-item>
        <text:list-item>
          <text:p text:style-name="P75">字段名称:层级 标签类型:文本框 必填</text:p>
        </text:list-item>
        <text:list-item>
          <text:p text:style-name="P75">字段名称:上层 标签类型:下拉框 非必填 关闭输入</text:p>
        </text:list-item>
        <text:list-item>
          <text:p text:style-name="P75"><text:soft-page-break/>字段名称:描述 <text:span text:style-name="T45">标签类型:文本框 </text:span><text:span text:style-name="T46">非</text:span><text:span text:style-name="T45">必填</text:span></text:p>
        </text:list-item>
      </text:list>
      <text:p text:style-name="P10"><text:tab/><text:tab/><text:tab/>功能名<text:span text:style-name="T44">3:编辑 功能类型:编辑</text:span></text:p>
      <text:list xml:id="list4888671143313772972" text:style-name="L14">
        <text:list-item>
          <text:p text:style-name="P76">字段名称:编号 标签类型:文本框 必填</text:p>
        </text:list-item>
        <text:list-item>
          <text:p text:style-name="P76">字段名称:层级 标签类型:文本框 必填</text:p>
        </text:list-item>
        <text:list-item>
          <text:p text:style-name="P77">字段名称:上层 标签类型:下拉框 非必填 关闭输入</text:p>
        </text:list-item>
        <text:list-item>
          <text:p text:style-name="P76"><text:span text:style-name="T45">字段名称:描述 标签类型:文本框 </text:span><text:span text:style-name="T46">非</text:span><text:span text:style-name="T45">必填</text:span></text:p>
        </text:list-item>
      </text:list>
      <text:p text:style-name="P11"><text:span text:style-name="T45"><text:tab/><text:tab/><text:tab/>功能名</text:span><text:span text:style-name="T48">4:删除 <text:s/>功能类型:编辑</text:span></text:p>
      <text:p text:style-name="P12"><text:tab/><text:tab/><text:tab/><text:tab/>提示:是否确认删除该记录</text:p>
      <text:p text:style-name="P45"><text:span text:style-name="T47"><text:tab/><text:tab/>导航</text:span><text:span text:style-name="T53">名_</text:span><text:span text:style-name="T47">5 :岗位</text:span></text:p>
      <text:p text:style-name="P12"><text:tab/><text:tab/><text:tab/>功能名1:列表 功能类型:网格</text:p>
      <text:list xml:id="list7062743701731451688" text:style-name="L15">
        <text:list-item>
          <text:p text:style-name="P79">字段名称:编号</text:p>
        </text:list-item>
        <text:list-item>
          <text:p text:style-name="P79">字段名称:体系</text:p>
        </text:list-item>
        <text:list-item>
          <text:p text:style-name="P80">字段名称:所属地区</text:p>
        </text:list-item>
        <text:list-item>
          <text:p text:style-name="P78"><text:span text:style-name="T47">字段名称:项目组/</text:span><text:span text:style-name="T50">部门</text:span></text:p>
        </text:list-item>
        <text:list-item>
          <text:p text:style-name="P79">字段名称:层级</text:p>
        </text:list-item>
        <text:list-item>
          <text:p text:style-name="P79">字段名称:资源池</text:p>
        </text:list-item>
        <text:list-item>
          <text:p text:style-name="P79">字段名称:模块</text:p>
        </text:list-item>
        <text:list-item>
          <text:p text:style-name="P79">字段名称:岗位名称</text:p>
        </text:list-item>
        <text:list-item>
          <text:p text:style-name="P79">字段名称:人员编制数</text:p>
        </text:list-item>
        <text:list-item>
          <text:p text:style-name="P79">字段名称:当前人数</text:p>
        </text:list-item>
      </text:list>
      <text:p text:style-name="P11"><text:span text:style-name="T47"><text:tab/><text:tab/><text:tab/>功能名称</text:span><text:span text:style-name="T49">2:添加 功能类型:编辑</text:span></text:p>
      <text:list xml:id="list7744307458872635202" text:style-name="L16">
        <text:list-item>
          <text:p text:style-name="P81">字段名称:体系 标签类型:单选下拉框 必填 关闭输入</text:p>
        </text:list-item>
        <text:list-item>
          <text:p text:style-name="P81">字段名称:项目组/部门 标签类型:单选下拉框 必填 关闭输入</text:p>
        </text:list-item>
        <text:list-item>
          <text:p text:style-name="P81">字段名称:层级 标签类型:单选下拉框 必填 关闭输入</text:p>
        </text:list-item>
        <text:list-item>
          <text:p text:style-name="P81">字段名称:资源池 标签类型:文本框 必填</text:p>
        </text:list-item>
        <text:list-item>
          <text:p text:style-name="P81">字段名称:模块 标签类型:文本框 必填</text:p>
        </text:list-item>
        <text:list-item>
          <text:p text:style-name="P81">字段名称:岗位名称 标签类型:文本框 必填</text:p>
        </text:list-item>
        <text:list-item>
          <text:p text:style-name="P87"><text:span text:style-name="T47">字段名称:</text:span><text:span text:style-name="T52">上级岗位</text:span><text:span text:style-name="T47"> 标签类型:单选下拉框 非必填</text:span></text:p>
        </text:list-item>
      </text:list>
      <text:p text:style-name="P46"><text:span text:style-name="T47"><text:tab/><text:tab/><text:tab/>功能名称</text:span><text:span text:style-name="T51">3</text:span><text:span text:style-name="T49">:编辑 功能类型:编辑</text:span></text:p>
      <text:list xml:id="list4325253865699585834" text:style-name="L17">
        <text:list-item>
          <text:p text:style-name="P82">字段名称:体系 标签类型:单选下拉框 必填 关闭输入</text:p>
        </text:list-item>
        <text:list-item>
          <text:p text:style-name="P82">字段名称:项目组/部门 标签类型:单选下拉框 必填 关闭输入</text:p>
        </text:list-item>
        <text:list-item>
          <text:p text:style-name="P82">字段名称:层级 标签类型:单选下拉框 必填 关闭输入</text:p>
        </text:list-item>
        <text:list-item>
          <text:p text:style-name="P82">字段名称:资源池 标签类型:文本框 必填</text:p>
        </text:list-item>
        <text:list-item>
          <text:p text:style-name="P82">字段名称:模块 标签类型:文本框 必填</text:p>
        </text:list-item>
        <text:list-item>
          <text:p text:style-name="P83">字段名称:岗位名称 标签类型:文本框 必填</text:p>
        </text:list-item>
        <text:list-item>
          <text:p text:style-name="P88"><text:span text:style-name="T47">字段名称:</text:span><text:span text:style-name="T52">上级岗位</text:span><text:span text:style-name="T47"> 标签类型:单选下拉框 非必填</text:span></text:p>
        </text:list-item>
      </text:list>
      <text:p text:style-name="P46"><text:span text:style-name="T47"><text:tab/><text:tab/><text:tab/>功能名称</text:span><text:span text:style-name="T51">4</text:span><text:span text:style-name="T50">:删除 功能类型:编辑</text:span></text:p>
      <text:p text:style-name="P46"><text:span text:style-name="T50"><text:tab/><text:tab/><text:tab/><text:tab/></text:span><text:span text:style-name="T47">提示:是否确认删除该记录</text:span></text:p>
      <text:p text:style-name="P46"><text:span text:style-name="T47"><text:tab/><text:tab/><text:tab/>功能名称</text:span><text:span text:style-name="T51">5</text:span><text:span text:style-name="T50">:冻结 功能类型:编辑</text:span></text:p>
      <text:p text:style-name="P46"><text:span text:style-name="T50"><text:tab/><text:tab/><text:tab/></text:span><text:span text:style-name="T47">功能名称</text:span><text:span text:style-name="T51">6</text:span><text:span text:style-name="T50">:解冻 功能类型:编辑</text:span></text:p>
      <text:p text:style-name="P13"><text:span text:style-name="T7"><text:tab/><text:tab/><text:tab/>功能名</text:span><text:span text:style-name="T13">7:添加说明</text:span><text:span text:style-name="T7"> 功能类型:编辑</text:span></text:p>
      <text:list xml:id="list4001666279027616944" text:style-name="L18">
        <text:list-item>
          <text:p text:style-name="P89">字段名称:角度 <text:span text:style-name="T10"><text:s/></text:span><text:span text:style-name="T9">标签类型:单选下拉框 必填</text:span></text:p>
        </text:list-item>
        <text:list-item>
          <text:p text:style-name="P89">字段名称:维度 <text:span text:style-name="T10"><text:s/></text:span><text:span text:style-name="T9">标签类型:单选下拉框 必填</text:span></text:p>
        </text:list-item>
        <text:list-item>
          <text:p text:style-name="P89">字段名称:分类 <text:span text:style-name="T10"><text:s/></text:span><text:span text:style-name="T9">标签类型:单选下拉框 必填</text:span></text:p>
        </text:list-item>
        <text:list-item>
          <text:p text:style-name="P89">字段名称:体现类别 <text:span text:style-name="T10"><text:s/></text:span><text:span text:style-name="T9">标签类型:多选下拉框 必填</text:span></text:p>
        </text:list-item>
        <text:list-item>
          <text:p text:style-name="P89">字段名称:操作类型 <text:span text:style-name="T10"><text:s/></text:span><text:span text:style-name="T9">标签类型:多选下拉框 必填</text:span></text:p>
        </text:list-item>
        <text:list-item>
          <text:p text:style-name="P89"><text:soft-page-break/>字段名称:工作描述 <text:span text:style-name="T10"><text:s/></text:span><text:span text:style-name="T9">标签类型:文本框 必填</text:span></text:p>
        </text:list-item>
        <text:list-item>
          <text:p text:style-name="P89">字段名称:对应功能 <text:span text:style-name="T10"><text:s/></text:span><text:span text:style-name="T9">标签类型:多选下拉框 必填</text:span></text:p>
        </text:list-item>
        <text:list-item>
          <text:p text:style-name="P89">字段名称:工作时间/频率 <text:span text:style-name="T10"><text:s/></text:span><text:span text:style-name="T9">标签类型:文本框 必填</text:span></text:p>
        </text:list-item>
        <text:list-item>
          <text:p text:style-name="P89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89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89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3"><text:span text:style-name="T9"><text:tab/><text:tab/><text:tab/></text:span><text:span text:style-name="T7">功能名</text:span><text:span text:style-name="T13">7:查看说明</text:span><text:span text:style-name="T7"> 功能类型:和现系统差不多即可</text:span></text:p>
      <text:p text:style-name="P45"><text:tab/><text:tab/>导航<text:span text:style-name="T58">名_6</text:span>:项目部门工作范围 </text:p>
      <text:p text:style-name="P17"><text:tab/><text:tab/><text:tab/>功能名称<text:span text:style-name="T54">1:列表 功能类型:网格</text:span></text:p>
      <text:list xml:id="list4973546051622610769" text:style-name="L19">
        <text:list-item>
          <text:p text:style-name="P93"><text:bookmark-start text:name="__DdeLink__1793_833612100"/>字段名称:方向</text:p>
        </text:list-item>
        <text:list-item>
          <text:p text:style-name="P93">字段名称:科目</text:p>
        </text:list-item>
        <text:list-item>
          <text:p text:style-name="P94">字段名称:专业分类</text:p>
        </text:list-item>
        <text:list-item>
          <text:p text:style-name="P94">字段名称:工作范围</text:p>
        </text:list-item>
        <text:list-item>
          <text:p text:style-name="P94">字段名称:工作界面<text:span text:style-name="T54">(节点)</text:span><text:bookmark-end text:name="__DdeLink__1793_833612100"/></text:p>
        </text:list-item>
      </text:list>
      <text:p text:style-name="P18"><text:tab/><text:tab/><text:tab/>功能名称<text:span text:style-name="T54">2:添加 功能类型:编辑</text:span></text:p>
      <text:list xml:id="list5930324110531889217" text:style-name="L20">
        <text:list-item>
          <text:p text:style-name="P95">字段名称:方向 <text:span text:style-name="T47"><text:s/>标签类型:单选下拉框 必填 </text:span></text:p>
        </text:list-item>
        <text:list-item>
          <text:p text:style-name="P95">字段名称:科目<text:span text:style-name="T47"> 标签类型:单选下拉框 必填 </text:span></text:p>
        </text:list-item>
        <text:list-item>
          <text:p text:style-name="P95">字段名称:专业分类<text:span text:style-name="T47"> 标签类型:单选下拉框 必填 </text:span></text:p>
        </text:list-item>
        <text:list-item>
          <text:p text:style-name="P95">字段名称:工作范围 <text:span text:style-name="T47">标签类型:文本框 必填</text:span></text:p>
        </text:list-item>
        <text:list-item>
          <text:p text:style-name="P96">字段名称:工作界面<text:span text:style-name="T54">(节点) </text:span><text:span text:style-name="T47">标签类型:文本框 非必填</text:span></text:p>
        </text:list-item>
      </text:list>
      <text:p text:style-name="P19"><text:tab/><text:tab/><text:tab/>功能名称<text:span text:style-name="T55">3:编辑 功能类型:编辑</text:span></text:p>
      <text:list xml:id="list9013698289788879427" text:style-name="L21">
        <text:list-item>
          <text:p text:style-name="P108">字段名称:方向 <text:span text:style-name="T47"><text:s/>标签类型:单选下拉框 必填 </text:span></text:p>
        </text:list-item>
        <text:list-item>
          <text:p text:style-name="P108">字段名称:科目<text:span text:style-name="T47"> 标签类型:单选下拉框 必填 </text:span></text:p>
        </text:list-item>
        <text:list-item>
          <text:p text:style-name="P108">字段名称:专业分类<text:span text:style-name="T47"> 标签类型:单选下拉框 必填 </text:span></text:p>
        </text:list-item>
        <text:list-item>
          <text:p text:style-name="P108">字段名称:工作范围 <text:span text:style-name="T47">标签类型:文本框 必填</text:span></text:p>
        </text:list-item>
        <text:list-item>
          <text:p text:style-name="P97"><text:span text:style-name="T47">字段名称:工作界面</text:span><text:span text:style-name="T51">(节点) </text:span><text:span text:style-name="T47">标签类型:文本框 非必填</text:span></text:p>
        </text:list-item>
      </text:list>
      <text:p text:style-name="P19"><text:span text:style-name="T47"><text:tab/><text:tab/><text:tab/>功能名称</text:span><text:span text:style-name="T51">4</text:span><text:span text:style-name="T50">:删除 功能类型:编辑</text:span></text:p>
      <text:p text:style-name="P27"><text:span text:style-name="T50"><text:tab/><text:tab/><text:tab/><text:tab/></text:span><text:span text:style-name="T47">提示:是否确认删除该记录</text:span></text:p>
      <text:p text:style-name="P27"><text:span text:style-name="T47"><text:tab/><text:tab/><text:tab/>功能名称</text:span><text:span text:style-name="T51">5</text:span><text:span text:style-name="T50">:关闭 功能类型:编辑</text:span></text:p>
      <text:p text:style-name="P27"><text:span text:style-name="T8"><text:tab/><text:tab/><text:tab/></text:span><text:span text:style-name="T9">功能名称</text:span><text:span text:style-name="T10">6</text:span><text:span text:style-name="T8">:重启 功能类型:编辑</text:span></text:p>
      <text:p text:style-name="P45"><text:span text:style-name="T8"><text:tab/><text:tab/>导航</text:span><text:span text:style-name="T20">名_</text:span><text:span text:style-name="T11">7:操作类型</text:span></text:p>
      <text:p text:style-name="P20"><text:tab/><text:tab/><text:tab/>功能名1:列表 功能类型:网格</text:p>
      <text:list xml:id="list2018547797280038828" text:style-name="L22">
        <text:list-item>
          <text:p text:style-name="P98">字段名称:名称</text:p>
        </text:list-item>
        <text:list-item>
          <text:p text:style-name="P98">字段名称:描述</text:p>
        </text:list-item>
        <text:list-item>
          <text:p text:style-name="P98">字段名称:状态</text:p>
        </text:list-item>
      </text:list>
      <text:p text:style-name="P28"><text:span text:style-name="T11"><text:tab/><text:tab/><text:tab/>功能名</text:span><text:span text:style-name="T12">2</text:span><text:span text:style-name="T11">:添加 功能类型:编辑</text:span></text:p>
      <text:list xml:id="list5451686939100215065" text:style-name="L23">
        <text:list-item>
          <text:p text:style-name="P109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09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tab/><text:tab/><text:tab/><text:span text:style-name="T11">功能名</text:span><text:span text:style-name="T12">3</text:span><text:span text:style-name="T11">:编辑 功能类型:编辑</text:span></text:p>
      <text:list xml:id="list5841109919509397868" text:style-name="L24">
        <text:list-item>
          <text:p text:style-name="P110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0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span text:style-name="T9"><text:tab/><text:tab/><text:tab/>功能名称</text:span><text:span text:style-name="T10">4</text:span><text:span text:style-name="T8">:删除 功能类型:编辑</text:span></text:p>
      <text:p text:style-name="P28"><text:span text:style-name="T50"><text:tab/><text:tab/><text:tab/><text:tab/></text:span><text:span text:style-name="T47">提示:是否确认删除该记录</text:span></text:p>
      <text:p text:style-name="P28"><text:span text:style-name="T47"><text:tab/><text:tab/><text:tab/>功能名称</text:span><text:span text:style-name="T51">5</text:span><text:span text:style-name="T50">:关闭使用 功能类型:编辑</text:span></text:p>
      <text:p text:style-name="P28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45"><text:tab/><text:tab/><text:span text:style-name="T8">导航</text:span><text:span text:style-name="T20">名_</text:span><text:span text:style-name="T12">8</text:span><text:span text:style-name="T11">:角度</text:span></text:p>
      <text:p text:style-name="P21"><text:soft-page-break/><text:tab/><text:tab/><text:tab/>功能名1:列表 功能类型:网格</text:p>
      <text:list xml:id="list7723995742142725244" text:style-name="L25">
        <text:list-item>
          <text:p text:style-name="P99">字段名称:名称</text:p>
        </text:list-item>
        <text:list-item>
          <text:p text:style-name="P99">字段名称:描述</text:p>
        </text:list-item>
        <text:list-item>
          <text:p text:style-name="P99">字段名称:状态</text:p>
        </text:list-item>
      </text:list>
      <text:p text:style-name="P28"><text:span text:style-name="T11"><text:tab/><text:tab/><text:tab/>功能名</text:span><text:span text:style-name="T12">2</text:span><text:span text:style-name="T11">:添加 功能类型:编辑</text:span></text:p>
      <text:list xml:id="list4908790680935014014" text:style-name="L26">
        <text:list-item>
          <text:p text:style-name="P111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1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tab/><text:tab/><text:tab/><text:span text:style-name="T11">功能名</text:span><text:span text:style-name="T12">3</text:span><text:span text:style-name="T11">:编辑 功能类型:编辑</text:span></text:p>
      <text:list xml:id="list9162733166945678298" text:style-name="L27">
        <text:list-item>
          <text:p text:style-name="P112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2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span text:style-name="T9"><text:tab/><text:tab/><text:tab/>功能名称</text:span><text:span text:style-name="T10">4</text:span><text:span text:style-name="T8">:删除 功能类型:编辑</text:span></text:p>
      <text:p text:style-name="P28"><text:span text:style-name="T50"><text:tab/><text:tab/><text:tab/><text:tab/></text:span><text:span text:style-name="T47">提示:是否确认删除该记录</text:span></text:p>
      <text:p text:style-name="P28"><text:span text:style-name="T47"><text:tab/><text:tab/><text:tab/>功能名称</text:span><text:span text:style-name="T51">5</text:span><text:span text:style-name="T50">:关闭使用 功能类型:编辑</text:span></text:p>
      <text:p text:style-name="P28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45"><text:tab/><text:tab/><text:span text:style-name="T8">导航</text:span><text:span text:style-name="T20">名_</text:span><text:span text:style-name="T12">9</text:span><text:span text:style-name="T11">:维度</text:span></text:p>
      <text:p text:style-name="P21"><text:tab/><text:tab/><text:tab/>功能名1:列表 功能类型:网格</text:p>
      <text:list xml:id="list6617290543758571852" text:style-name="L28">
        <text:list-item>
          <text:p text:style-name="P100">字段名称:名称</text:p>
        </text:list-item>
        <text:list-item>
          <text:p text:style-name="P100">字段名称:描述</text:p>
        </text:list-item>
        <text:list-item>
          <text:p text:style-name="P100">字段名称:状态</text:p>
        </text:list-item>
      </text:list>
      <text:p text:style-name="P28"><text:span text:style-name="T11"><text:tab/><text:tab/><text:tab/>功能名</text:span><text:span text:style-name="T12">2</text:span><text:span text:style-name="T11">:添加 功能类型:编辑</text:span></text:p>
      <text:list xml:id="list5598234538311303921" text:style-name="L29">
        <text:list-item>
          <text:p text:style-name="P113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3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tab/><text:tab/><text:tab/><text:span text:style-name="T11">功能名</text:span><text:span text:style-name="T12">3</text:span><text:span text:style-name="T11">:编辑 功能类型:编辑</text:span></text:p>
      <text:list xml:id="list6606652549124568347" text:style-name="L30">
        <text:list-item>
          <text:p text:style-name="P114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4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span text:style-name="T9"><text:tab/><text:tab/><text:tab/>功能名称</text:span><text:span text:style-name="T10">4</text:span><text:span text:style-name="T8">:删除 功能类型:编辑</text:span></text:p>
      <text:p text:style-name="P28"><text:span text:style-name="T50"><text:tab/><text:tab/><text:tab/><text:tab/></text:span><text:span text:style-name="T47">提示:是否确认删除该记录</text:span></text:p>
      <text:p text:style-name="P28"><text:span text:style-name="T47"><text:tab/><text:tab/><text:tab/>功能名称</text:span><text:span text:style-name="T51">5</text:span><text:span text:style-name="T50">:关闭使用 功能类型:编辑</text:span></text:p>
      <text:p text:style-name="P28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45"><text:tab/><text:tab/><text:span text:style-name="T8">导航</text:span><text:span text:style-name="T20">名_</text:span><text:span text:style-name="T12">10</text:span><text:span text:style-name="T11">:分类</text:span></text:p>
      <text:p text:style-name="P21"><text:tab/><text:tab/><text:tab/>功能名1:列表 功能类型:网格</text:p>
      <text:list xml:id="list585210940553055455" text:style-name="L31">
        <text:list-item>
          <text:p text:style-name="P101">字段名称:名称</text:p>
        </text:list-item>
        <text:list-item>
          <text:p text:style-name="P101">字段名称:描述</text:p>
        </text:list-item>
        <text:list-item>
          <text:p text:style-name="P101">字段名称:状态</text:p>
        </text:list-item>
      </text:list>
      <text:p text:style-name="P28"><text:span text:style-name="T11"><text:tab/><text:tab/><text:tab/>功能名</text:span><text:span text:style-name="T12">2</text:span><text:span text:style-name="T11">:添加 功能类型:编辑</text:span></text:p>
      <text:list xml:id="list3150338140211211937" text:style-name="L32">
        <text:list-item>
          <text:p text:style-name="P115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5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tab/><text:tab/><text:tab/><text:span text:style-name="T11">功能名</text:span><text:span text:style-name="T12">3</text:span><text:span text:style-name="T11">:编辑 功能类型:编辑</text:span></text:p>
      <text:list xml:id="list8841615769347151934" text:style-name="L33">
        <text:list-item>
          <text:p text:style-name="P116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6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span text:style-name="T9"><text:tab/><text:tab/><text:tab/>功能名称</text:span><text:span text:style-name="T10">4</text:span><text:span text:style-name="T8">:删除 功能类型:编辑</text:span></text:p>
      <text:p text:style-name="P28"><text:span text:style-name="T50"><text:tab/><text:tab/><text:tab/><text:tab/></text:span><text:span text:style-name="T47">提示:是否确认删除该记录</text:span></text:p>
      <text:p text:style-name="P28"><text:span text:style-name="T47"><text:tab/><text:tab/><text:tab/>功能名称</text:span><text:span text:style-name="T51">5</text:span><text:span text:style-name="T50">:关闭使用 功能类型:编辑</text:span></text:p>
      <text:p text:style-name="P28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45"><text:tab/><text:tab/><text:span text:style-name="T8">导航</text:span><text:span text:style-name="T20">名_</text:span><text:span text:style-name="T12">11</text:span><text:span text:style-name="T11">:体现类别</text:span></text:p>
      <text:p text:style-name="P21"><text:tab/><text:tab/><text:tab/>功能名1:列表 功能类型:网格</text:p>
      <text:list xml:id="list5193833441811995071" text:style-name="L34">
        <text:list-item>
          <text:p text:style-name="P55"><text:soft-page-break/>字段名称:分类</text:p>
        </text:list-item>
        <text:list-item>
          <text:p text:style-name="P102">字段名称:名称</text:p>
        </text:list-item>
        <text:list-item>
          <text:p text:style-name="P102">字段名称:描述</text:p>
        </text:list-item>
        <text:list-item>
          <text:p text:style-name="P102">字段名称:状态</text:p>
        </text:list-item>
      </text:list>
      <text:p text:style-name="P28"><text:span text:style-name="T11"><text:tab/><text:tab/><text:tab/>功能名</text:span><text:span text:style-name="T12">2</text:span><text:span text:style-name="T11">:添加 功能类型:编辑</text:span></text:p>
      <text:list xml:id="list3202042925451656551" text:style-name="L35">
        <text:list-item>
          <text:p text:style-name="P56">字段名称:分类 字段类型:单选框 必填</text:p>
        </text:list-item>
        <text:list-item>
          <text:p text:style-name="P117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7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tab/><text:tab/><text:tab/><text:span text:style-name="T11">功能名</text:span><text:span text:style-name="T12">3</text:span><text:span text:style-name="T11">:编辑 功能类型:编辑</text:span></text:p>
      <text:list xml:id="list7816211576615870" text:style-name="L36">
        <text:list-item>
          <text:p text:style-name="P57">字段名称:分类 字段类型:单选框 必填</text:p>
        </text:list-item>
        <text:list-item>
          <text:p text:style-name="P118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118"><text:span text:style-name="T11">字段名称:描述</text:span><text:span text:style-name="T10"> </text:span><text:span text:style-name="T9">标签类型:文本框 非必填</text:span></text:p>
        </text:list-item>
      </text:list>
      <text:p text:style-name="P28"><text:span text:style-name="T9"><text:tab/><text:tab/><text:tab/>功能名称</text:span><text:span text:style-name="T10">4</text:span><text:span text:style-name="T8">:删除 功能类型:编辑</text:span></text:p>
      <text:p text:style-name="P28"><text:span text:style-name="T50"><text:tab/><text:tab/><text:tab/><text:tab/></text:span><text:span text:style-name="T47">提示:是否确认删除该记录</text:span></text:p>
      <text:p text:style-name="P28"><text:span text:style-name="T47"><text:tab/><text:tab/><text:tab/>功能名称</text:span><text:span text:style-name="T51">5</text:span><text:span text:style-name="T50">:关闭使用 功能类型:编辑</text:span></text:p>
      <text:p text:style-name="P28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45"><text:tab/><text:tab/>导航<text:span text:style-name="T58">名_12:岗位说明</text:span></text:p>
      <text:p text:style-name="P28"><text:tab/><text:tab/><text:tab/>功能名<text:span text:style-name="T56">1:列表 功能类型:网格</text:span></text:p>
      <text:list xml:id="list31986520559714295" text:style-name="L37">
        <text:list-item>
          <text:p text:style-name="P119">字段名称:编号</text:p>
        </text:list-item>
        <text:list-item>
          <text:p text:style-name="P120">字段名称:岗位编号</text:p>
        </text:list-item>
        <text:list-item>
          <text:p text:style-name="P90">字段名称:岗位名称</text:p>
        </text:list-item>
        <text:list-item>
          <text:p text:style-name="P90">字段名称:岗位层级</text:p>
        </text:list-item>
        <text:list-item>
          <text:p text:style-name="P90">字段名称:所属体系</text:p>
        </text:list-item>
        <text:list-item>
          <text:p text:style-name="P90">字段名称:所属部门</text:p>
        </text:list-item>
        <text:list-item>
          <text:p text:style-name="P90">字段名称:所属人员池</text:p>
        </text:list-item>
        <text:list-item>
          <text:p text:style-name="P90">字段名称:编制</text:p>
        </text:list-item>
        <text:list-item>
          <text:p text:style-name="P90">字段名称:直接上级</text:p>
        </text:list-item>
        <text:list-item>
          <text:p text:style-name="P90">字段名称:角度</text:p>
        </text:list-item>
        <text:list-item>
          <text:p text:style-name="P90">字段名称:维度</text:p>
        </text:list-item>
        <text:list-item>
          <text:p text:style-name="P90">字段名称:分类</text:p>
        </text:list-item>
        <text:list-item>
          <text:p text:style-name="P90">字段名称:体现类别</text:p>
        </text:list-item>
        <text:list-item>
          <text:p text:style-name="P90">字段名称:操作类型</text:p>
        </text:list-item>
        <text:list-item>
          <text:p text:style-name="P90">字段名称:工作描述</text:p>
        </text:list-item>
        <text:list-item>
          <text:p text:style-name="P90">字段名称:对应功能</text:p>
        </text:list-item>
        <text:list-item>
          <text:p text:style-name="P90">字段名称:工作时间/频率</text:p>
        </text:list-item>
        <text:list-item>
          <text:p text:style-name="P90">字段名称:工作时间节点</text:p>
        </text:list-item>
        <text:list-item>
          <text:p text:style-name="P90">字段名称:输出结果</text:p>
        </text:list-item>
      </text:list>
      <text:p text:style-name="P14"><text:tab/><text:tab/><text:tab/>功能名2:添加 功能类型:编辑</text:p>
      <text:list xml:id="list3205888778281968541" text:style-name="L38">
        <text:list-item>
          <text:p text:style-name="P91">字段名称:所属部门 <text:span text:style-name="T47"><text:s/>标签类型:单选下拉框 必填 </text:span></text:p>
        </text:list-item>
        <text:list-item>
          <text:p text:style-name="P91">字段名称:所属体系 <text:span text:style-name="T47"><text:s/>标签类型:单选下拉框 必填 </text:span></text:p>
        </text:list-item>
        <text:list-item>
          <text:p text:style-name="P91">字段名称:岗位<text:span text:style-name="T9"> <text:s/>标签类型:单选下拉框 必填 </text:span></text:p>
        </text:list-item>
        <text:list-item>
          <text:p text:style-name="P91">字段名称:角度 <text:span text:style-name="T10"><text:s/></text:span><text:span text:style-name="T9">标签类型:单选下拉框 必填</text:span></text:p>
        </text:list-item>
        <text:list-item>
          <text:p text:style-name="P91">字段名称:维度 <text:span text:style-name="T10"><text:s/></text:span><text:span text:style-name="T9">标签类型:单选下拉框 必填</text:span></text:p>
        </text:list-item>
        <text:list-item>
          <text:p text:style-name="P60"><text:bookmark-start text:name="__DdeLink__1788_833612100"/>字段名称:体现类别 <text:span text:style-name="T10"><text:s/></text:span><text:span text:style-name="T9">标签类型:单选下拉框 必填</text:span><text:bookmark-end text:name="__DdeLink__1788_833612100"/></text:p>
        </text:list-item>
        <text:list-item>
          <text:p text:style-name="P91">字段名称:操作类型 <text:span text:style-name="T10"><text:s/></text:span><text:span text:style-name="T9">标签类型:多选下拉框 必填</text:span></text:p>
        </text:list-item>
        <text:list-item>
          <text:p text:style-name="P91">字段名称:工作描述 <text:span text:style-name="T10"><text:s/></text:span><text:span text:style-name="T9">标签类型:文本框 必填</text:span></text:p>
        </text:list-item>
        <text:list-item>
          <text:p text:style-name="P91"><text:soft-page-break/>字段名称:对应功能 <text:span text:style-name="T10"><text:s/></text:span><text:span text:style-name="T9">标签类型:多选下拉框 必填</text:span></text:p>
        </text:list-item>
        <text:list-item>
          <text:p text:style-name="P91">字段名称:工作时间/频率 <text:span text:style-name="T10"><text:s/></text:span><text:span text:style-name="T9">标签类型:文本框 必填</text:span></text:p>
        </text:list-item>
        <text:list-item>
          <text:p text:style-name="P91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91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91">字段名称:输出结果 <text:span text:style-name="T10"><text:s/></text:span><text:span text:style-name="T9">标签类型:文本框 非必填</text:span></text:p>
        </text:list-item>
      </text:list>
      <text:p text:style-name="P13"><text:span text:style-name="T9"><text:tab/><text:tab/><text:tab/></text:span><text:span text:style-name="T7">功能名</text:span><text:span text:style-name="T13">3:</text:span><text:span text:style-name="T7">编辑 功能类型:编辑</text:span></text:p>
      <text:list xml:id="list5486617882790553134" text:style-name="L39">
        <text:list-item>
          <text:p text:style-name="P121"><text:span text:style-name="T57">字段名称:所属部门 </text:span><text:span text:style-name="T47"><text:s/>标签类型:单选下拉框 必填 </text:span></text:p>
        </text:list-item>
        <text:list-item>
          <text:p text:style-name="P92">字段名称:所属体系 <text:span text:style-name="T47"><text:s/>标签类型:单选下拉框 必填 </text:span></text:p>
        </text:list-item>
        <text:list-item>
          <text:p text:style-name="P92">字段名称:岗位<text:span text:style-name="T9"> <text:s/>标签类型:单选下拉框 必填 </text:span></text:p>
        </text:list-item>
        <text:list-item>
          <text:p text:style-name="P92">字段名称:角度 <text:span text:style-name="T10"><text:s/></text:span><text:span text:style-name="T9">标签类型:单选下拉框 必填</text:span></text:p>
        </text:list-item>
        <text:list-item>
          <text:p text:style-name="P92">字段名称:维度 <text:span text:style-name="T10"><text:s/></text:span><text:span text:style-name="T9">标签类型:单选下拉框 必填</text:span></text:p>
        </text:list-item>
        <text:list-item>
          <text:p text:style-name="P61"><text:span text:style-name="T9">字段名称:体现类别 </text:span><text:span text:style-name="T10"><text:s/></text:span><text:span text:style-name="T9">标签类型:单选下拉框 必填</text:span></text:p>
        </text:list-item>
        <text:list-item>
          <text:p text:style-name="P92">字段名称:操作类型 <text:span text:style-name="T10"><text:s/></text:span><text:span text:style-name="T9">标签类型:多选下拉框 必填</text:span></text:p>
        </text:list-item>
        <text:list-item>
          <text:p text:style-name="P92">字段名称:工作描述 <text:span text:style-name="T10"><text:s/></text:span><text:span text:style-name="T9">标签类型:文本框 必填</text:span></text:p>
        </text:list-item>
        <text:list-item>
          <text:p text:style-name="P92">字段名称:对应功能 <text:span text:style-name="T10"><text:s/></text:span><text:span text:style-name="T9">标签类型:多选下拉框 必填</text:span></text:p>
        </text:list-item>
        <text:list-item>
          <text:p text:style-name="P92">字段名称:工作时间/频率 <text:span text:style-name="T10"><text:s/></text:span><text:span text:style-name="T9">标签类型:文本框 必填</text:span></text:p>
        </text:list-item>
        <text:list-item>
          <text:p text:style-name="P92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92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92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5"><text:span text:style-name="T9"><text:tab/><text:tab/><text:tab/>功能名称</text:span><text:span text:style-name="T10">4</text:span><text:span text:style-name="T8">:删除 功能类型:编辑</text:span></text:p>
      <text:p text:style-name="P15"><text:span text:style-name="T8"><text:tab/><text:tab/><text:tab/><text:tab/></text:span><text:span text:style-name="T9">提示:是否确认删除该记录</text:span></text:p>
      <text:p text:style-name="P15"><text:span text:style-name="T9"><text:tab/><text:tab/><text:tab/>功能名称</text:span><text:span text:style-name="T14">5:我的岗位 功能类型:(和岗位里的查看说明一个效果)</text:span></text:p>
      <text:p text:style-name="P22"/>
      <text:p text:style-name="P15"><text:span text:style-name="T14">---------------------</text:span><text:span text:style-name="T21">--</text:span><text:span text:style-name="T14">------------------修改前的岗位工作明细---------------------------------------------</text:span></text:p>
      <text:p text:style-name="P15"><text:span text:style-name="T9"><text:tab/><text:tab/></text:span><text:span text:style-name="T64">导航下拉条</text:span><text:span text:style-name="T65">13:岗位工作明细</text:span></text:p>
      <text:p text:style-name="P22"><text:tab/><text:tab/><text:tab/>功能名称1:列表 功能类型:网格</text:p>
      <text:list xml:id="list3348941593066938010" text:style-name="L40">
        <text:list-item>
          <text:p text:style-name="P103">字段名称:体系</text:p>
        </text:list-item>
        <text:list-item>
          <text:p text:style-name="P103">字段名称:项目组/部门</text:p>
        </text:list-item>
        <text:list-item>
          <text:p text:style-name="P104">字段名称:层级</text:p>
        </text:list-item>
        <text:list-item>
          <text:p text:style-name="P104">字段名称:资源池</text:p>
        </text:list-item>
        <text:list-item>
          <text:p text:style-name="P104">字段名称:模块</text:p>
        </text:list-item>
        <text:list-item>
          <text:p text:style-name="P104">字段名称:岗位</text:p>
        </text:list-item>
        <text:list-item>
          <text:p text:style-name="P104">字段名称:角度</text:p>
        </text:list-item>
        <text:list-item>
          <text:p text:style-name="P104">字段名称:维度</text:p>
        </text:list-item>
        <text:list-item>
          <text:p text:style-name="P104">字段名称:分类</text:p>
        </text:list-item>
        <text:list-item>
          <text:p text:style-name="P104">字段名称:体现类型</text:p>
        </text:list-item>
        <text:list-item>
          <text:p text:style-name="P104">字段名称:操作类型</text:p>
        </text:list-item>
        <text:list-item>
          <text:p text:style-name="P104">字段名称:汇报时间</text:p>
        </text:list-item>
        <text:list-item>
          <text:p text:style-name="P104">字段名称:汇报形式</text:p>
        </text:list-item>
        <text:list-item>
          <text:p text:style-name="P104">字段名称:汇报内容描述</text:p>
        </text:list-item>
        <text:list-item>
          <text:p text:style-name="P104">字段名称:公示内容</text:p>
        </text:list-item>
        <text:list-item>
          <text:p text:style-name="P104">字段名称:包含的附件</text:p>
        </text:list-item>
        <text:list-item>
          <text:p text:style-name="P104">字段名称:是否有模板</text:p>
        </text:list-item>
        <text:list-item>
          <text:p text:style-name="P104">字段名称:存储位置</text:p>
        </text:list-item>
        <text:list-item>
          <text:p text:style-name="P104">字段名称:经验总结</text:p>
        </text:list-item>
        <text:list-item>
          <text:p text:style-name="P104">字段名称:联系方式</text:p>
        </text:list-item>
      </text:list>
      <text:p text:style-name="P29"><text:soft-page-break/><text:span text:style-name="T14"><text:tab/><text:tab/><text:tab/>功能名称</text:span><text:span text:style-name="T15">2:添加 功能类型:编辑</text:span></text:p>
      <text:list xml:id="list4886875118987804075" text:style-name="L41">
        <text:list-item>
          <text:p text:style-name="P122"><text:span text:style-name="T14">字段名称:</text:span><text:span text:style-name="T16">岗位说明书</text:span><text:span text:style-name="T10"> </text:span><text:span text:style-name="T9">标签类型:单选下拉框 必填</text:span></text:p>
        </text:list-item>
        <text:list-item>
          <text:p text:style-name="P122"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123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3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3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3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3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3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123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123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3"><text:span text:style-name="T14">字段名称:联系方式</text:span><text:span text:style-name="T7"> </text:span><text:span text:style-name="T10"><text:s/></text:span><text:span text:style-name="T9">标签类型:文本框 必填</text:span></text:p>
        </text:list-item>
      </text:list>
      <text:p text:style-name="P29"><text:span text:style-name="T9"><text:tab/><text:tab/><text:tab/></text:span><text:span text:style-name="T14">功能名称</text:span><text:span text:style-name="T16">3:</text:span><text:span text:style-name="T15">编辑 功能类型:编辑</text:span></text:p>
      <text:list xml:id="list869713724911918346" text:style-name="L42">
        <text:list-item>
          <text:p text:style-name="P126"><text:span text:style-name="T14">字段名称:</text:span><text:span text:style-name="T16">岗位</text:span><text:span text:style-name="T10"> </text:span><text:span text:style-name="T9">标签类型:单选下拉框 必填</text:span></text:p>
        </text:list-item>
        <text:list-item>
          <text:p text:style-name="P126"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124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4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4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4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4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4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124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124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124"><text:span text:style-name="T14">字段名称:联系方式</text:span><text:span text:style-name="T9"> </text:span><text:span text:style-name="T10"><text:s/></text:span><text:span text:style-name="T9">标签类型:文本框 必填</text:span></text:p>
        </text:list-item>
      </text:list>
      <text:p text:style-name="P31"><text:span text:style-name="T9"><text:tab/><text:tab/><text:tab/>功能名称</text:span><text:span text:style-name="T10">4</text:span><text:span text:style-name="T8">:删除 功能类型:编辑</text:span></text:p>
      <text:p text:style-name="P31"><text:span text:style-name="T8"><text:tab/><text:tab/><text:tab/><text:tab/></text:span><text:span text:style-name="T9">提示:是否确认删除该记录</text:span></text:p>
      <text:p text:style-name="P31"><text:span text:style-name="T9">------------------------------------</text:span><text:span text:style-name="T30">修改后的岗位工作明细</text:span><text:span text:style-name="T22">------------------------------------------</text:span></text:p>
      <text:p text:style-name="P40"><text:span text:style-name="T9"><text:tab/><text:tab/></text:span><text:span text:style-name="T30">导航下拉条</text:span><text:span text:style-name="T31">1</text:span><text:span text:style-name="T32">3</text:span><text:span text:style-name="T31">:</text:span><text:span text:style-name="T30">岗位工作明细</text:span></text:p>
      <text:p text:style-name="P39"><text:span text:style-name="T9"><text:tab/><text:tab/><text:tab/></text:span><text:span text:style-name="T18">功能名称1:列表 功能类型:网格<text:tab/></text:span><text:span text:style-name="T33">(可搜索)</text:span></text:p>
      <text:p text:style-name="P42"><text:span text:style-name="T26"><text:tab/><text:tab/><text:tab/><text:tab/><text:tab/>搜索条件</text:span><text:span text:style-name="T27">：</text:span></text:p>
      <text:list xml:id="list2970738516689000464" text:style-name="L43">
        <text:list-item>
          <text:p text:style-name="P127"><text:span text:style-name="T40">字段名称:</text:span><text:span text:style-name="T105">角</text:span><text:span text:style-name="T90">度 </text:span><text:span text:style-name="T107">标签类型:下拉多选框 非必填</text:span></text:p>
        </text:list-item>
        <text:list-item>
          <text:p text:style-name="P128"><text:span text:style-name="T107">字段名称:维</text:span><text:span text:style-name="T90">度 </text:span><text:span text:style-name="T107">标签类型:下拉多选框</text:span><text:span text:style-name="T108"> </text:span><text:span text:style-name="T107">非必填</text:span></text:p>
        </text:list-item>
        <text:list-item>
          <text:p text:style-name="P128"><text:span text:style-name="T107">字段名称:分</text:span><text:span text:style-name="T90">类 </text:span><text:span text:style-name="T107">标签类型:下拉多选框 非必填</text:span></text:p>
        </text:list-item>
        <text:list-item>
          <text:p text:style-name="P128"><text:span text:style-name="T107">字段名称:项</text:span><text:span text:style-name="T90">目阶段</text:span><text:span text:style-name="T107">标签类型:下拉多选框 非必填</text:span></text:p>
        </text:list-item>
        <text:list-item>
          <text:p text:style-name="P128"><text:span text:style-name="T107">字段名称:功</text:span><text:span text:style-name="T90">能（流</text:span><text:span text:style-name="T116">程）</text:span><text:span text:style-name="T107">标签类型:下拉多选框 非必填</text:span></text:p>
        </text:list-item>
        <text:list-item>
          <text:p text:style-name="P128"><text:span text:style-name="T107">字段名称:工</text:span><text:span text:style-name="T90">作频率</text:span><text:span text:style-name="T106"> </text:span><text:span text:style-name="T107">标签类型:文本框 非必填</text:span></text:p>
        </text:list-item>
        <text:list-item>
          <text:p text:style-name="P128"><text:span text:style-name="T107">字段名称:工</text:span><text:span text:style-name="T90">作时间</text:span><text:span text:style-name="T116">节点 </text:span><text:span text:style-name="T107">标签类型:文本框 非必填</text:span></text:p>
        </text:list-item>
        <text:list-item>
          <text:p text:style-name="P193">字段名称:模块名 标签类型:下拉多选框 非必填</text:p>
        </text:list-item>
      </text:list>
      <text:p text:style-name="P26"/>
      <text:list xml:id="list2898025492369518948" text:style-name="L44">
        <text:list-item>
          <text:p text:style-name="P195"><text:span text:style-name="T14">字段名称:</text:span><text:span text:style-name="T66">公司目标</text:span></text:p>
        </text:list-item>
        <text:list-item>
          <text:p text:style-name="P84"><text:span text:style-name="T35">字段名称:</text:span><text:span text:style-name="T86">公司</text:span></text:p>
        </text:list-item>
        <text:list-item>
          <text:p text:style-name="P84"><text:span text:style-name="T35">字段名称:</text:span><text:span text:style-name="T86">部门目标</text:span></text:p>
        </text:list-item>
        <text:list-item>
          <text:p text:style-name="P84"><text:span text:style-name="T35">字段名称:</text:span><text:span text:style-name="T89">项目组</text:span><text:span text:style-name="T109">/</text:span><text:span text:style-name="T89">部</text:span><text:span text:style-name="T109">门</text:span></text:p>
        </text:list-item>
        <text:list-item>
          <text:p text:style-name="P84"><text:span text:style-name="T35">字段名称:</text:span><text:span text:style-name="T89">岗位目标</text:span></text:p>
        </text:list-item>
        <text:list-item>
          <text:p text:style-name="P84"><text:span text:style-name="T35">字段名称:</text:span><text:span text:style-name="T89">岗位</text:span></text:p>
        </text:list-item>
        <text:list-item>
          <text:p text:style-name="P84"><text:soft-page-break/><text:span text:style-name="T35">字段名称:</text:span><text:span text:style-name="T89">序号</text:span></text:p>
        </text:list-item>
        <text:list-item>
          <text:p text:style-name="P84"><text:span text:style-name="T35">字段名称:</text:span><text:span text:style-name="T89">角度</text:span></text:p>
        </text:list-item>
        <text:list-item>
          <text:p text:style-name="P84"><text:span text:style-name="T35">字段名称:</text:span><text:span text:style-name="T89">维度</text:span></text:p>
        </text:list-item>
        <text:list-item>
          <text:p text:style-name="P84"><text:span text:style-name="T35">字段名称:</text:span><text:span text:style-name="T89">分类</text:span></text:p>
        </text:list-item>
        <text:list-item>
          <text:p text:style-name="P84"><text:span text:style-name="T35">字段名称:</text:span><text:span text:style-name="T89">项目阶段</text:span></text:p>
        </text:list-item>
        <text:list-item>
          <text:p text:style-name="P84"><text:span text:style-name="T35">字段名称:</text:span><text:span text:style-name="T89">项目阶段</text:span><text:span text:style-name="T109">编号</text:span></text:p>
        </text:list-item>
        <text:list-item>
          <text:p text:style-name="P84"><text:span text:style-name="T35">字段名称:</text:span><text:span text:style-name="T89">功能（流</text:span><text:span text:style-name="T109">程）目标</text:span></text:p>
        </text:list-item>
        <text:list-item>
          <text:p text:style-name="P84"><text:span text:style-name="T35">字段名称:</text:span><text:span text:style-name="T89">功能（流</text:span><text:span text:style-name="T109">程）</text:span></text:p>
        </text:list-item>
        <text:list-item>
          <text:p text:style-name="P84"><text:span text:style-name="T35">字段名称:</text:span><text:span text:style-name="T89">功能（流</text:span><text:span text:style-name="T109">程）版本</text:span></text:p>
        </text:list-item>
        <text:list-item>
          <text:p text:style-name="P129"><text:span text:style-name="T35">字段名称:</text:span><text:span text:style-name="T90">工作频率</text:span></text:p>
        </text:list-item>
        <text:list-item>
          <text:p text:style-name="P129"><text:span text:style-name="T35">字段名称:</text:span><text:span text:style-name="T90">工作时间</text:span><text:span text:style-name="T116">节点</text:span></text:p>
        </text:list-item>
        <text:list-item>
          <text:p text:style-name="P129"><text:span text:style-name="T35">字段名称:</text:span><text:span text:style-name="T90">操作类型</text:span></text:p>
        </text:list-item>
        <text:list-item>
          <text:p text:style-name="P129"><text:span text:style-name="T35">字段名称:</text:span><text:span text:style-name="T90">工作内容</text:span></text:p>
        </text:list-item>
        <text:list-item>
          <text:p text:style-name="P129"><text:span text:style-name="T35">字段名称:</text:span><text:span text:style-name="T90">包含的附</text:span><text:span text:style-name="T116">件（名称）-</text:span><text:span text:style-name="T90">输出结</text:span><text:span text:style-name="T116">果</text:span></text:p>
        </text:list-item>
        <text:list-item>
          <text:p text:style-name="P129"><text:span text:style-name="T35">字段名称:</text:span><text:span text:style-name="T90">是否有模</text:span><text:span text:style-name="T116">板</text:span></text:p>
        </text:list-item>
        <text:list-item>
          <text:p text:style-name="P129"><text:span text:style-name="T35">字段名称:</text:span><text:span text:style-name="T90">模板储存</text:span><text:span text:style-name="T116">位置</text:span></text:p>
        </text:list-item>
        <text:list-item>
          <text:p text:style-name="P129"><text:span text:style-name="T35">字段名称:</text:span><text:span text:style-name="T90">工作数据</text:span><text:span text:style-name="T116">存储位置</text:span></text:p>
        </text:list-item>
        <text:list-item>
          <text:p text:style-name="P129"><text:span text:style-name="T35">字段名称:</text:span><text:span text:style-name="T90">经验总结</text:span><text:span text:style-name="T116">（注意事项）</text:span></text:p>
        </text:list-item>
        <text:list-item>
          <text:p text:style-name="P129"><text:span text:style-name="T35">字段名称:</text:span><text:span text:style-name="T90">通报时间</text:span><text:span text:style-name="T116">节点</text:span></text:p>
        </text:list-item>
        <text:list-item>
          <text:p text:style-name="P84"><text:span text:style-name="T35">字段名称:</text:span><text:span text:style-name="T89">通报形式</text:span></text:p>
        </text:list-item>
        <text:list-item>
          <text:p text:style-name="P84"><text:span text:style-name="T35">字段名称:</text:span><text:span text:style-name="T89">通报内容</text:span></text:p>
        </text:list-item>
        <text:list-item>
          <text:p text:style-name="P84"><text:span text:style-name="T35">字段名称:</text:span><text:span text:style-name="T89">通报对象</text:span></text:p>
        </text:list-item>
        <text:list-item>
          <text:p text:style-name="P84"><text:span text:style-name="T35">字段名称:</text:span><text:span text:style-name="T89">姓名（在</text:span><text:span text:style-name="T109">岗人员）</text:span></text:p>
        </text:list-item>
        <text:list-item>
          <text:p text:style-name="P84"><text:span text:style-name="T35">字段名称:</text:span><text:span text:style-name="T89">代理人</text:span></text:p>
        </text:list-item>
        <text:list-item>
          <text:p text:style-name="P84"><text:span text:style-name="T35">字段名称:</text:span><text:span text:style-name="T89">是否完成</text:span></text:p>
        </text:list-item>
        <text:list-item>
          <text:p text:style-name="P84"><text:span text:style-name="T35">字段名称:</text:span><text:span text:style-name="T89">完成岗位</text:span></text:p>
        </text:list-item>
        <text:list-item>
          <text:p text:style-name="P84"><text:span text:style-name="T35">字段名称:</text:span><text:span text:style-name="T86">（对接）</text:span><text:span text:style-name="T115">规划模块</text:span></text:p>
        </text:list-item>
        <text:list-item>
          <text:p text:style-name="P84"><text:span text:style-name="T35">字段名称:</text:span><text:span text:style-name="T86">通报时间</text:span><text:span text:style-name="T115">节点</text:span></text:p>
        </text:list-item>
        <text:list-item>
          <text:p text:style-name="P84"><text:span text:style-name="T35">字段名称:</text:span><text:span text:style-name="T86">通报形式</text:span></text:p>
        </text:list-item>
        <text:list-item>
          <text:p text:style-name="P84"><text:span text:style-name="T35">字段名称:</text:span><text:span text:style-name="T86">通报内容</text:span><text:span text:style-name="T115">模板</text:span></text:p>
        </text:list-item>
        <text:list-item>
          <text:p text:style-name="P84"><text:span text:style-name="T35">字段名称:</text:span><text:span text:style-name="T86">协助时间</text:span><text:span text:style-name="T115">节点</text:span></text:p>
        </text:list-item>
        <text:list-item>
          <text:p text:style-name="P84"><text:span text:style-name="T35">字段名称:</text:span><text:span text:style-name="T86">协助函发</text:span><text:span text:style-name="T115">送形式</text:span></text:p>
        </text:list-item>
        <text:list-item>
          <text:p text:style-name="P84"><text:span text:style-name="T35">字段名称:</text:span><text:span text:style-name="T86">协助内容</text:span><text:span text:style-name="T115">模板</text:span></text:p>
        </text:list-item>
        <text:list-item>
          <text:p text:style-name="P84"><text:span text:style-name="T35">字段名称:</text:span><text:span text:style-name="T89">功能（流</text:span><text:span text:style-name="T109">程）</text:span></text:p>
        </text:list-item>
        <text:list-item>
          <text:p text:style-name="P84"><text:span text:style-name="T35">字段名称:</text:span><text:span text:style-name="T86">指标序号</text:span></text:p>
        </text:list-item>
        <text:list-item>
          <text:p text:style-name="P84"><text:span text:style-name="T35">字段名称:</text:span><text:span text:style-name="T86">指标类型</text:span></text:p>
        </text:list-item>
        <text:list-item>
          <text:p text:style-name="P84"><text:span text:style-name="T35">字段名称:</text:span><text:span text:style-name="T86">考核指标</text:span></text:p>
        </text:list-item>
        <text:list-item>
          <text:p text:style-name="P84"><text:span text:style-name="T35">字段名称:</text:span><text:span text:style-name="T86">目标值</text:span></text:p>
        </text:list-item>
        <text:list-item>
          <text:p text:style-name="P84"><text:span text:style-name="T35">字段名称:</text:span><text:span text:style-name="T86">体现</text:span></text:p>
        </text:list-item>
        <text:list-item>
          <text:p text:style-name="P84"><text:span text:style-name="T35">字段名称:</text:span><text:span text:style-name="T86">达到指标</text:span><text:span text:style-name="T115">对赌分</text:span></text:p>
        </text:list-item>
        <text:list-item>
          <text:p text:style-name="P84"><text:span text:style-name="T35">字段名称:</text:span><text:span text:style-name="T86">未达到指</text:span><text:span text:style-name="T115">标对赌分</text:span></text:p>
        </text:list-item>
        <text:list-item>
          <text:p text:style-name="P84"><text:span text:style-name="T35">字段名称:</text:span><text:span text:style-name="T86">是否达到</text:span><text:span text:style-name="T115">指标</text:span></text:p>
        </text:list-item>
        <text:list-item>
          <text:p text:style-name="P84"><text:span text:style-name="T35">字段名称:</text:span><text:span text:style-name="T86">要求方</text:span></text:p>
        </text:list-item>
        <text:list-item>
          <text:p text:style-name="P84"><text:soft-page-break/><text:span text:style-name="T35">字段名称:</text:span><text:span text:style-name="T86">对赌方</text:span></text:p>
        </text:list-item>
        <text:list-item>
          <text:p text:style-name="P84"><text:span text:style-name="T35">字段名称:</text:span><text:span text:style-name="T86">规则</text:span></text:p>
        </text:list-item>
        <text:list-item>
          <text:p text:style-name="P84"><text:span text:style-name="T35">字段名称:</text:span><text:span text:style-name="T86">（对接）</text:span><text:span text:style-name="T115">福利模块</text:span></text:p>
        </text:list-item>
        <text:list-item>
          <text:p text:style-name="P84"><text:span text:style-name="T35">字段名称:</text:span><text:span text:style-name="T86">通报时间</text:span><text:span text:style-name="T115">节点</text:span></text:p>
        </text:list-item>
        <text:list-item>
          <text:p text:style-name="P84"><text:span text:style-name="T35">字段名称:</text:span><text:span text:style-name="T86">通报形式</text:span></text:p>
        </text:list-item>
        <text:list-item>
          <text:p text:style-name="P84"><text:span text:style-name="T35">字段名称:</text:span><text:span text:style-name="T86">通报内容</text:span><text:span text:style-name="T115">模板</text:span></text:p>
        </text:list-item>
        <text:list-item>
          <text:p text:style-name="P84"><text:span text:style-name="T35">字段名称:</text:span><text:span text:style-name="T86">协助时间</text:span><text:span text:style-name="T115">节点</text:span></text:p>
        </text:list-item>
        <text:list-item>
          <text:p text:style-name="P84"><text:span text:style-name="T35">字段名称:</text:span><text:span text:style-name="T86">协助函发</text:span><text:span text:style-name="T115">送形式</text:span></text:p>
        </text:list-item>
        <text:list-item>
          <text:p text:style-name="P84"><text:span text:style-name="T35">字段名称:</text:span><text:span text:style-name="T86">协助内容</text:span><text:span text:style-name="T115">模板</text:span></text:p>
        </text:list-item>
        <text:list-item>
          <text:p text:style-name="P84"><text:span text:style-name="T35">字段名称:</text:span><text:span text:style-name="T89">功能（流</text:span><text:span text:style-name="T109">程）</text:span></text:p>
        </text:list-item>
        <text:list-item>
          <text:p text:style-name="P84"><text:span text:style-name="T35">字段名称:</text:span><text:span text:style-name="T86">指标序号</text:span></text:p>
        </text:list-item>
        <text:list-item>
          <text:p text:style-name="P84"><text:span text:style-name="T35">字段名称:</text:span><text:span text:style-name="T86">指标类型</text:span></text:p>
        </text:list-item>
        <text:list-item>
          <text:p text:style-name="P84"><text:span text:style-name="T35">字段名称:</text:span><text:span text:style-name="T86">考核指标</text:span></text:p>
        </text:list-item>
        <text:list-item>
          <text:p text:style-name="P84"><text:span text:style-name="T35">字段名称:</text:span><text:span text:style-name="T86">目标值</text:span></text:p>
        </text:list-item>
        <text:list-item>
          <text:p text:style-name="P84"><text:span text:style-name="T35">字段名称:</text:span><text:span text:style-name="T86">体现</text:span></text:p>
        </text:list-item>
        <text:list-item>
          <text:p text:style-name="P84"><text:span text:style-name="T35">字段名称:</text:span><text:span text:style-name="T86">达到指标</text:span><text:span text:style-name="T115">对赌分</text:span></text:p>
        </text:list-item>
        <text:list-item>
          <text:p text:style-name="P84"><text:span text:style-name="T35">字段名称:</text:span><text:span text:style-name="T86">未达到指</text:span><text:span text:style-name="T115">标对赌分</text:span></text:p>
        </text:list-item>
        <text:list-item>
          <text:p text:style-name="P84"><text:span text:style-name="T35">字段名称:</text:span><text:span text:style-name="T86">是否达到</text:span><text:span text:style-name="T115">指标</text:span></text:p>
        </text:list-item>
        <text:list-item>
          <text:p text:style-name="P84"><text:span text:style-name="T35">字段名称:</text:span><text:span text:style-name="T86">要求方</text:span></text:p>
        </text:list-item>
        <text:list-item>
          <text:p text:style-name="P84"><text:span text:style-name="T35">字段名称:</text:span><text:span text:style-name="T86">对赌方</text:span></text:p>
        </text:list-item>
        <text:list-item>
          <text:p text:style-name="P84"><text:span text:style-name="T35">字段名称:</text:span><text:span text:style-name="T86">规则</text:span></text:p>
        </text:list-item>
        <text:list-item>
          <text:p text:style-name="P84"><text:span text:style-name="T35">字段名称:</text:span><text:span text:style-name="T86">（对接）</text:span><text:span text:style-name="T115">素养模块模块</text:span></text:p>
        </text:list-item>
        <text:list-item>
          <text:p text:style-name="P84"><text:span text:style-name="T35">字段名称:</text:span><text:span text:style-name="T86">通报时间</text:span><text:span text:style-name="T115">节点</text:span></text:p>
        </text:list-item>
        <text:list-item>
          <text:p text:style-name="P84"><text:span text:style-name="T35">字段名称:</text:span><text:span text:style-name="T86">通报形式</text:span></text:p>
        </text:list-item>
        <text:list-item>
          <text:p text:style-name="P84"><text:span text:style-name="T35">字段名称:</text:span><text:span text:style-name="T86">通报内容</text:span><text:span text:style-name="T115">模板</text:span></text:p>
        </text:list-item>
        <text:list-item>
          <text:p text:style-name="P84"><text:span text:style-name="T35">字段名称:</text:span><text:span text:style-name="T86">协助时间</text:span><text:span text:style-name="T115">节点</text:span></text:p>
        </text:list-item>
        <text:list-item>
          <text:p text:style-name="P84"><text:span text:style-name="T35">字段名称:</text:span><text:span text:style-name="T86">协助函发</text:span><text:span text:style-name="T115">送形式</text:span></text:p>
        </text:list-item>
        <text:list-item>
          <text:p text:style-name="P84"><text:span text:style-name="T35">字段名称:</text:span><text:span text:style-name="T86">协助内容</text:span><text:span text:style-name="T115">模板</text:span></text:p>
        </text:list-item>
        <text:list-item>
          <text:p text:style-name="P84"><text:span text:style-name="T35">字段名称:</text:span><text:span text:style-name="T89">功能（流</text:span><text:span text:style-name="T109">程）</text:span></text:p>
        </text:list-item>
        <text:list-item>
          <text:p text:style-name="P84"><text:span text:style-name="T35">字段名称:</text:span><text:span text:style-name="T86">指标序号</text:span></text:p>
        </text:list-item>
        <text:list-item>
          <text:p text:style-name="P84"><text:span text:style-name="T35">字段名称:</text:span><text:span text:style-name="T86">指标类型</text:span></text:p>
        </text:list-item>
        <text:list-item>
          <text:p text:style-name="P84"><text:span text:style-name="T35">字段名称:</text:span><text:span text:style-name="T86">考核指标</text:span></text:p>
        </text:list-item>
        <text:list-item>
          <text:p text:style-name="P84"><text:span text:style-name="T35">字段名称:</text:span><text:span text:style-name="T86">目标值</text:span></text:p>
        </text:list-item>
        <text:list-item>
          <text:p text:style-name="P84"><text:span text:style-name="T35">字段名称:</text:span><text:span text:style-name="T86">体现</text:span></text:p>
        </text:list-item>
        <text:list-item>
          <text:p text:style-name="P84"><text:span text:style-name="T35">字段名称:</text:span><text:span text:style-name="T86">达到指标</text:span><text:span text:style-name="T115">对赌分</text:span></text:p>
        </text:list-item>
        <text:list-item>
          <text:p text:style-name="P84"><text:span text:style-name="T35">字段名称:</text:span><text:span text:style-name="T86">未达到指</text:span><text:span text:style-name="T115">标对赌分</text:span></text:p>
        </text:list-item>
        <text:list-item>
          <text:p text:style-name="P84"><text:span text:style-name="T35">字段名称:</text:span><text:span text:style-name="T86">是否达到</text:span><text:span text:style-name="T115">指标</text:span></text:p>
        </text:list-item>
        <text:list-item>
          <text:p text:style-name="P84"><text:span text:style-name="T35">字段名称:</text:span><text:span text:style-name="T86">要求方</text:span></text:p>
        </text:list-item>
        <text:list-item>
          <text:p text:style-name="P84"><text:span text:style-name="T35">字段名称:</text:span><text:span text:style-name="T86">对赌方</text:span></text:p>
        </text:list-item>
        <text:list-item>
          <text:p text:style-name="P84"><text:span text:style-name="T35">字段名称:</text:span><text:span text:style-name="T86">规则</text:span></text:p>
        </text:list-item>
        <text:list-item>
          <text:p text:style-name="P85"><text:span text:style-name="T35">字段名称:</text:span><text:span text:style-name="T87">（</text:span><text:span text:style-name="T86">对接）</text:span><text:span text:style-name="T115">预算模块</text:span></text:p>
        </text:list-item>
        <text:list-item>
          <text:p text:style-name="P85"><text:span text:style-name="T35">字段名称:</text:span><text:span text:style-name="T86">通报时间</text:span><text:span text:style-name="T115">节点</text:span></text:p>
        </text:list-item>
        <text:list-item>
          <text:p text:style-name="P85"><text:span text:style-name="T35">字段名称:</text:span><text:span text:style-name="T86">通报形式</text:span></text:p>
        </text:list-item>
        <text:list-item>
          <text:p text:style-name="P85"><text:span text:style-name="T35">字段名称:</text:span><text:span text:style-name="T86">通报内容</text:span><text:span text:style-name="T115">模板</text:span></text:p>
        </text:list-item>
        <text:list-item>
          <text:p text:style-name="P85"><text:soft-page-break/><text:span text:style-name="T35">字段名称:</text:span><text:span text:style-name="T86">协助时间</text:span><text:span text:style-name="T115">节点</text:span></text:p>
        </text:list-item>
        <text:list-item>
          <text:p text:style-name="P85"><text:span text:style-name="T35">字段名称:</text:span><text:span text:style-name="T86">协助函发</text:span><text:span text:style-name="T115">送形式</text:span></text:p>
        </text:list-item>
        <text:list-item>
          <text:p text:style-name="P85"><text:span text:style-name="T35">字段名称:</text:span><text:span text:style-name="T86">协助内容</text:span><text:span text:style-name="T115">模板</text:span></text:p>
        </text:list-item>
        <text:list-item>
          <text:p text:style-name="P85"><text:span text:style-name="T35">字段名称:</text:span><text:span text:style-name="T89">功能（流</text:span><text:span text:style-name="T109">程）</text:span></text:p>
        </text:list-item>
        <text:list-item>
          <text:p text:style-name="P85"><text:span text:style-name="T35">字段名称:</text:span><text:span text:style-name="T86">指标序号</text:span></text:p>
        </text:list-item>
        <text:list-item>
          <text:p text:style-name="P85"><text:span text:style-name="T35">字段名称:</text:span><text:span text:style-name="T86">指标类型</text:span></text:p>
        </text:list-item>
        <text:list-item>
          <text:p text:style-name="P85"><text:span text:style-name="T35">字段名称:</text:span><text:span text:style-name="T86">考核指标</text:span></text:p>
        </text:list-item>
        <text:list-item>
          <text:p text:style-name="P85"><text:span text:style-name="T35">字段名称:</text:span><text:span text:style-name="T86">目标值</text:span></text:p>
        </text:list-item>
        <text:list-item>
          <text:p text:style-name="P85"><text:span text:style-name="T35">字段名称:</text:span><text:span text:style-name="T86">体现</text:span></text:p>
        </text:list-item>
        <text:list-item>
          <text:p text:style-name="P85"><text:span text:style-name="T35">字段名称:</text:span><text:span text:style-name="T86">达到指标</text:span><text:span text:style-name="T115">对赌分</text:span></text:p>
        </text:list-item>
        <text:list-item>
          <text:p text:style-name="P85"><text:span text:style-name="T35">字段名称:</text:span><text:span text:style-name="T86">未达到指</text:span><text:span text:style-name="T115">标对赌分</text:span></text:p>
        </text:list-item>
        <text:list-item>
          <text:p text:style-name="P85"><text:span text:style-name="T35">字段名称:</text:span><text:span text:style-name="T86">是否达到</text:span><text:span text:style-name="T115">指标</text:span></text:p>
        </text:list-item>
        <text:list-item>
          <text:p text:style-name="P85"><text:span text:style-name="T35">字段名称:</text:span><text:span text:style-name="T86">要求方</text:span></text:p>
        </text:list-item>
        <text:list-item>
          <text:p text:style-name="P85"><text:span text:style-name="T35">字段名称:</text:span><text:span text:style-name="T86">对赌方</text:span></text:p>
        </text:list-item>
        <text:list-item>
          <text:p text:style-name="P105">字段名称:<text:span text:style-name="T88">规则</text:span></text:p>
        </text:list-item>
        <text:list-item>
          <text:p text:style-name="P85"><text:span text:style-name="T35">字段名称:</text:span><text:span text:style-name="T87">（</text:span><text:span text:style-name="T86">对接）</text:span><text:span text:style-name="T115">资金模块</text:span></text:p>
        </text:list-item>
        <text:list-item>
          <text:p text:style-name="P85"><text:span text:style-name="T35">字段名称:</text:span><text:span text:style-name="T86">通报时间</text:span><text:span text:style-name="T115">节点</text:span></text:p>
        </text:list-item>
        <text:list-item>
          <text:p text:style-name="P85"><text:span text:style-name="T35">字段名称:</text:span><text:span text:style-name="T86">通报形式</text:span></text:p>
        </text:list-item>
        <text:list-item>
          <text:p text:style-name="P85"><text:span text:style-name="T35">字段名称:</text:span><text:span text:style-name="T86">通报内容</text:span><text:span text:style-name="T115">模板</text:span></text:p>
        </text:list-item>
        <text:list-item>
          <text:p text:style-name="P85"><text:span text:style-name="T35">字段名称:</text:span><text:span text:style-name="T86">协助时间</text:span><text:span text:style-name="T115">节点</text:span></text:p>
        </text:list-item>
        <text:list-item>
          <text:p text:style-name="P85"><text:span text:style-name="T35">字段名称:</text:span><text:span text:style-name="T86">协助函发</text:span><text:span text:style-name="T115">送形式</text:span></text:p>
        </text:list-item>
        <text:list-item>
          <text:p text:style-name="P85"><text:span text:style-name="T35">字段名称:</text:span><text:span text:style-name="T86">协助内容</text:span><text:span text:style-name="T115">模板</text:span></text:p>
        </text:list-item>
        <text:list-item>
          <text:p text:style-name="P85"><text:span text:style-name="T35">字段名称:</text:span><text:span text:style-name="T89">功能（流</text:span><text:span text:style-name="T109">程）</text:span></text:p>
        </text:list-item>
        <text:list-item>
          <text:p text:style-name="P85"><text:span text:style-name="T35">字段名称:</text:span><text:span text:style-name="T86">指标序号</text:span></text:p>
        </text:list-item>
        <text:list-item>
          <text:p text:style-name="P85"><text:span text:style-name="T35">字段名称:</text:span><text:span text:style-name="T86">指标类型</text:span></text:p>
        </text:list-item>
        <text:list-item>
          <text:p text:style-name="P85"><text:span text:style-name="T35">字段名称:</text:span><text:span text:style-name="T86">考核指标</text:span></text:p>
        </text:list-item>
        <text:list-item>
          <text:p text:style-name="P85"><text:span text:style-name="T35">字段名称:</text:span><text:span text:style-name="T86">目标值</text:span></text:p>
        </text:list-item>
        <text:list-item>
          <text:p text:style-name="P85"><text:span text:style-name="T35">字段名称:</text:span><text:span text:style-name="T86">体现</text:span></text:p>
        </text:list-item>
        <text:list-item>
          <text:p text:style-name="P85"><text:span text:style-name="T35">字段名称:</text:span><text:span text:style-name="T86">达到指标</text:span><text:span text:style-name="T115">对赌分</text:span></text:p>
        </text:list-item>
        <text:list-item>
          <text:p text:style-name="P85"><text:span text:style-name="T35">字段名称:</text:span><text:span text:style-name="T86">未达到指</text:span><text:span text:style-name="T115">标对赌分</text:span></text:p>
        </text:list-item>
        <text:list-item>
          <text:p text:style-name="P85"><text:span text:style-name="T35">字段名称:</text:span><text:span text:style-name="T86">是否达到</text:span><text:span text:style-name="T115">指标</text:span></text:p>
        </text:list-item>
        <text:list-item>
          <text:p text:style-name="P85"><text:span text:style-name="T35">字段名称:</text:span><text:span text:style-name="T86">要求方</text:span></text:p>
        </text:list-item>
        <text:list-item>
          <text:p text:style-name="P85"><text:span text:style-name="T35">字段名称:</text:span><text:span text:style-name="T86">对赌方</text:span></text:p>
        </text:list-item>
        <text:list-item>
          <text:p text:style-name="P105">字段名称:<text:span text:style-name="T88">规则</text:span></text:p>
        </text:list-item>
        <text:list-item>
          <text:p text:style-name="P85"><text:span text:style-name="T35">字段名称:</text:span><text:span text:style-name="T87">（</text:span><text:span text:style-name="T86">对接）</text:span><text:span text:style-name="T115">账务模块</text:span></text:p>
        </text:list-item>
        <text:list-item>
          <text:p text:style-name="P85"><text:span text:style-name="T35">字段名称:</text:span><text:span text:style-name="T86">通报时间</text:span><text:span text:style-name="T115">节点</text:span></text:p>
        </text:list-item>
        <text:list-item>
          <text:p text:style-name="P85"><text:span text:style-name="T35">字段名称:</text:span><text:span text:style-name="T86">通报形式</text:span></text:p>
        </text:list-item>
        <text:list-item>
          <text:p text:style-name="P85"><text:span text:style-name="T35">字段名称:</text:span><text:span text:style-name="T86">通报内容</text:span><text:span text:style-name="T115">模板</text:span></text:p>
        </text:list-item>
        <text:list-item>
          <text:p text:style-name="P85"><text:span text:style-name="T35">字段名称:</text:span><text:span text:style-name="T86">协助时间</text:span><text:span text:style-name="T115">节点</text:span></text:p>
        </text:list-item>
        <text:list-item>
          <text:p text:style-name="P85"><text:span text:style-name="T35">字段名称:</text:span><text:span text:style-name="T86">协助函发</text:span><text:span text:style-name="T115">送形式</text:span></text:p>
        </text:list-item>
        <text:list-item>
          <text:p text:style-name="P85"><text:span text:style-name="T35">字段名称:</text:span><text:span text:style-name="T86">协助内容</text:span><text:span text:style-name="T115">模板</text:span></text:p>
        </text:list-item>
        <text:list-item>
          <text:p text:style-name="P85"><text:span text:style-name="T35">字段名称:</text:span><text:span text:style-name="T89">功能（流</text:span><text:span text:style-name="T109">程）</text:span></text:p>
        </text:list-item>
        <text:list-item>
          <text:p text:style-name="P85"><text:span text:style-name="T35">字段名称:</text:span><text:span text:style-name="T86">指标序号</text:span></text:p>
        </text:list-item>
        <text:list-item>
          <text:p text:style-name="P85"><text:span text:style-name="T35">字段名称:</text:span><text:span text:style-name="T86">指标类型</text:span></text:p>
        </text:list-item>
        <text:list-item>
          <text:p text:style-name="P85"><text:soft-page-break/><text:span text:style-name="T35">字段名称:</text:span><text:span text:style-name="T86">考核指标</text:span></text:p>
        </text:list-item>
        <text:list-item>
          <text:p text:style-name="P85"><text:span text:style-name="T35">字段名称:</text:span><text:span text:style-name="T86">目标值</text:span></text:p>
        </text:list-item>
        <text:list-item>
          <text:p text:style-name="P85"><text:span text:style-name="T35">字段名称:</text:span><text:span text:style-name="T86">体现</text:span></text:p>
        </text:list-item>
        <text:list-item>
          <text:p text:style-name="P85"><text:span text:style-name="T35">字段名称:</text:span><text:span text:style-name="T86">达到指标</text:span><text:span text:style-name="T115">对赌分</text:span></text:p>
        </text:list-item>
        <text:list-item>
          <text:p text:style-name="P85"><text:span text:style-name="T35">字段名称:</text:span><text:span text:style-name="T86">未达到指</text:span><text:span text:style-name="T115">标对赌分</text:span></text:p>
        </text:list-item>
        <text:list-item>
          <text:p text:style-name="P85"><text:span text:style-name="T35">字段名称:</text:span><text:span text:style-name="T86">是否达到</text:span><text:span text:style-name="T115">指标</text:span></text:p>
        </text:list-item>
        <text:list-item>
          <text:p text:style-name="P85"><text:span text:style-name="T35">字段名称:</text:span><text:span text:style-name="T86">要求方</text:span></text:p>
        </text:list-item>
        <text:list-item>
          <text:p text:style-name="P85"><text:span text:style-name="T35">字段名称:</text:span><text:span text:style-name="T86">对赌方</text:span></text:p>
        </text:list-item>
        <text:list-item>
          <text:p text:style-name="P194">字段名称:规则</text:p>
        </text:list-item>
        <text:list-item>
          <text:p text:style-name="P85"><text:span text:style-name="T35">字段名称:</text:span><text:span text:style-name="T87">（</text:span><text:span text:style-name="T86">对接）</text:span><text:span text:style-name="T115">客户管理模块</text:span></text:p>
        </text:list-item>
        <text:list-item>
          <text:p text:style-name="P85"><text:span text:style-name="T35">字段名称:</text:span><text:span text:style-name="T86">通报时间</text:span><text:span text:style-name="T115">节点</text:span></text:p>
        </text:list-item>
        <text:list-item>
          <text:p text:style-name="P85"><text:span text:style-name="T35">字段名称:</text:span><text:span text:style-name="T86">通报形式</text:span></text:p>
        </text:list-item>
        <text:list-item>
          <text:p text:style-name="P85"><text:span text:style-name="T35">字段名称:</text:span><text:span text:style-name="T86">通报内容</text:span><text:span text:style-name="T115">模板</text:span></text:p>
        </text:list-item>
        <text:list-item>
          <text:p text:style-name="P85"><text:span text:style-name="T35">字段名称:</text:span><text:span text:style-name="T86">协助时间</text:span><text:span text:style-name="T115">节点</text:span></text:p>
        </text:list-item>
        <text:list-item>
          <text:p text:style-name="P85"><text:span text:style-name="T35">字段名称:</text:span><text:span text:style-name="T86">协助函发</text:span><text:span text:style-name="T115">送形式</text:span></text:p>
        </text:list-item>
        <text:list-item>
          <text:p text:style-name="P85"><text:span text:style-name="T35">字段名称:</text:span><text:span text:style-name="T86">协助内容</text:span><text:span text:style-name="T115">模板</text:span></text:p>
        </text:list-item>
        <text:list-item>
          <text:p text:style-name="P85"><text:span text:style-name="T35">字段名称:</text:span><text:span text:style-name="T89">功能（流</text:span><text:span text:style-name="T109">程）</text:span></text:p>
        </text:list-item>
        <text:list-item>
          <text:p text:style-name="P85"><text:span text:style-name="T35">字段名称:</text:span><text:span text:style-name="T86">指标序号</text:span></text:p>
        </text:list-item>
        <text:list-item>
          <text:p text:style-name="P85"><text:span text:style-name="T35">字段名称:</text:span><text:span text:style-name="T86">指标类型</text:span></text:p>
        </text:list-item>
        <text:list-item>
          <text:p text:style-name="P85"><text:span text:style-name="T35">字段名称:</text:span><text:span text:style-name="T86">考核指标</text:span></text:p>
        </text:list-item>
        <text:list-item>
          <text:p text:style-name="P85"><text:span text:style-name="T35">字段名称:</text:span><text:span text:style-name="T86">目标值</text:span></text:p>
        </text:list-item>
        <text:list-item>
          <text:p text:style-name="P85"><text:span text:style-name="T35">字段名称:</text:span><text:span text:style-name="T86">体现</text:span></text:p>
        </text:list-item>
        <text:list-item>
          <text:p text:style-name="P85"><text:span text:style-name="T35">字段名称:</text:span><text:span text:style-name="T86">达到指标</text:span><text:span text:style-name="T115">对赌分</text:span></text:p>
        </text:list-item>
        <text:list-item>
          <text:p text:style-name="P85"><text:span text:style-name="T35">字段名称:</text:span><text:span text:style-name="T86">未达到指</text:span><text:span text:style-name="T115">标对赌分</text:span></text:p>
        </text:list-item>
        <text:list-item>
          <text:p text:style-name="P85"><text:span text:style-name="T35">字段名称:</text:span><text:span text:style-name="T86">是否达到</text:span><text:span text:style-name="T115">指标</text:span></text:p>
        </text:list-item>
        <text:list-item>
          <text:p text:style-name="P85"><text:span text:style-name="T35">字段名称:</text:span><text:span text:style-name="T86">要求方</text:span></text:p>
        </text:list-item>
        <text:list-item>
          <text:p text:style-name="P85"><text:span text:style-name="T35">字段名称:</text:span><text:span text:style-name="T86">对赌方</text:span></text:p>
        </text:list-item>
        <text:list-item>
          <text:p text:style-name="P194">字段名称:规则</text:p>
        </text:list-item>
        <text:list-item>
          <text:p text:style-name="P86"><text:span text:style-name="T87">字段名称:</text:span><text:span text:style-name="T86">（对接）</text:span><text:span text:style-name="T115">进度管理模块</text:span></text:p>
        </text:list-item>
        <text:list-item>
          <text:p text:style-name="P85"><text:span text:style-name="T35">字段名称:</text:span><text:span text:style-name="T86">通报时间</text:span><text:span text:style-name="T115">节点</text:span></text:p>
        </text:list-item>
        <text:list-item>
          <text:p text:style-name="P85"><text:span text:style-name="T35">字段名称:</text:span><text:span text:style-name="T86">通报形式</text:span></text:p>
        </text:list-item>
        <text:list-item>
          <text:p text:style-name="P85"><text:span text:style-name="T35">字段名称:</text:span><text:span text:style-name="T86">通报内容</text:span><text:span text:style-name="T115">模板</text:span></text:p>
        </text:list-item>
        <text:list-item>
          <text:p text:style-name="P85"><text:span text:style-name="T35">字段名称:</text:span><text:span text:style-name="T86">协助时间</text:span><text:span text:style-name="T115">节点</text:span></text:p>
        </text:list-item>
        <text:list-item>
          <text:p text:style-name="P85"><text:span text:style-name="T35">字段名称:</text:span><text:span text:style-name="T86">协助函发</text:span><text:span text:style-name="T115">送形式</text:span></text:p>
        </text:list-item>
        <text:list-item>
          <text:p text:style-name="P85"><text:span text:style-name="T35">字段名称:</text:span><text:span text:style-name="T86">协助内容</text:span><text:span text:style-name="T115">模板</text:span></text:p>
        </text:list-item>
        <text:list-item>
          <text:p text:style-name="P85"><text:span text:style-name="T35">字段名称:</text:span><text:span text:style-name="T89">功能（流</text:span><text:span text:style-name="T109">程）</text:span></text:p>
        </text:list-item>
        <text:list-item>
          <text:p text:style-name="P85"><text:span text:style-name="T35">字段名称:</text:span><text:span text:style-name="T86">指标序号</text:span></text:p>
        </text:list-item>
        <text:list-item>
          <text:p text:style-name="P85"><text:span text:style-name="T35">字段名称:</text:span><text:span text:style-name="T86">指标类型</text:span></text:p>
        </text:list-item>
        <text:list-item>
          <text:p text:style-name="P85"><text:span text:style-name="T35">字段名称:</text:span><text:span text:style-name="T86">考核指标</text:span></text:p>
        </text:list-item>
        <text:list-item>
          <text:p text:style-name="P85"><text:span text:style-name="T35">字段名称:</text:span><text:span text:style-name="T86">目标值</text:span></text:p>
        </text:list-item>
        <text:list-item>
          <text:p text:style-name="P85"><text:span text:style-name="T35">字段名称:</text:span><text:span text:style-name="T86">体现</text:span></text:p>
        </text:list-item>
        <text:list-item>
          <text:p text:style-name="P85"><text:span text:style-name="T35">字段名称:</text:span><text:span text:style-name="T86">达到指标</text:span><text:span text:style-name="T115">对赌分</text:span></text:p>
        </text:list-item>
        <text:list-item>
          <text:p text:style-name="P85"><text:span text:style-name="T35">字段名称:</text:span><text:span text:style-name="T86">未达到指</text:span><text:span text:style-name="T115">标对赌分</text:span></text:p>
        </text:list-item>
        <text:list-item>
          <text:p text:style-name="P85"><text:span text:style-name="T35">字段名称:</text:span><text:span text:style-name="T86">是否达到</text:span><text:span text:style-name="T115">指标</text:span></text:p>
        </text:list-item>
        <text:list-item>
          <text:p text:style-name="P85"><text:soft-page-break/><text:span text:style-name="T35">字段名称:</text:span><text:span text:style-name="T86">要求方</text:span></text:p>
        </text:list-item>
        <text:list-item>
          <text:p text:style-name="P85"><text:span text:style-name="T35">字段名称:</text:span><text:span text:style-name="T86">对赌方</text:span></text:p>
        </text:list-item>
        <text:list-item>
          <text:p text:style-name="P194">字段名称:规则</text:p>
        </text:list-item>
        <text:list-item>
          <text:p text:style-name="P86"><text:span text:style-name="T87">字段名称:</text:span><text:span text:style-name="T86">（对接）</text:span><text:span text:style-name="T115">项目组</text:span></text:p>
        </text:list-item>
        <text:list-item>
          <text:p text:style-name="P85"><text:span text:style-name="T35">字段名称:</text:span><text:span text:style-name="T86">通报时间</text:span><text:span text:style-name="T115">节点</text:span></text:p>
        </text:list-item>
        <text:list-item>
          <text:p text:style-name="P85"><text:span text:style-name="T35">字段名称:</text:span><text:span text:style-name="T86">通报形式</text:span></text:p>
        </text:list-item>
        <text:list-item>
          <text:p text:style-name="P85"><text:span text:style-name="T35">字段名称:</text:span><text:span text:style-name="T86">通报内容</text:span><text:span text:style-name="T115">模板</text:span></text:p>
        </text:list-item>
        <text:list-item>
          <text:p text:style-name="P85"><text:span text:style-name="T35">字段名称:</text:span><text:span text:style-name="T86">协助时间</text:span><text:span text:style-name="T115">节点</text:span></text:p>
        </text:list-item>
        <text:list-item>
          <text:p text:style-name="P85"><text:span text:style-name="T35">字段名称:</text:span><text:span text:style-name="T86">协助函发</text:span><text:span text:style-name="T115">送形式</text:span></text:p>
        </text:list-item>
        <text:list-item>
          <text:p text:style-name="P85"><text:span text:style-name="T35">字段名称:</text:span><text:span text:style-name="T86">协助内容</text:span><text:span text:style-name="T115">模板</text:span></text:p>
        </text:list-item>
        <text:list-item>
          <text:p text:style-name="P85"><text:span text:style-name="T35">字段名称:</text:span><text:span text:style-name="T89">功能（流</text:span><text:span text:style-name="T109">程）</text:span></text:p>
        </text:list-item>
        <text:list-item>
          <text:p text:style-name="P85"><text:span text:style-name="T35">字段名称:</text:span><text:span text:style-name="T86">指标序号</text:span></text:p>
        </text:list-item>
        <text:list-item>
          <text:p text:style-name="P85"><text:span text:style-name="T35">字段名称:</text:span><text:span text:style-name="T86">指标类型</text:span></text:p>
        </text:list-item>
        <text:list-item>
          <text:p text:style-name="P85"><text:span text:style-name="T35">字段名称:</text:span><text:span text:style-name="T86">考核指标</text:span></text:p>
        </text:list-item>
        <text:list-item>
          <text:p text:style-name="P85"><text:span text:style-name="T35">字段名称:</text:span><text:span text:style-name="T86">目标值</text:span></text:p>
        </text:list-item>
        <text:list-item>
          <text:p text:style-name="P85"><text:span text:style-name="T35">字段名称:</text:span><text:span text:style-name="T86">体现</text:span></text:p>
        </text:list-item>
        <text:list-item>
          <text:p text:style-name="P85"><text:span text:style-name="T35">字段名称:</text:span><text:span text:style-name="T86">达到指标</text:span><text:span text:style-name="T115">对赌分</text:span></text:p>
        </text:list-item>
        <text:list-item>
          <text:p text:style-name="P85"><text:span text:style-name="T35">字段名称:</text:span><text:span text:style-name="T86">未达到指</text:span><text:span text:style-name="T115">标对赌分</text:span></text:p>
        </text:list-item>
        <text:list-item>
          <text:p text:style-name="P85"><text:span text:style-name="T35">字段名称:</text:span><text:span text:style-name="T86">是否达到</text:span><text:span text:style-name="T115">指标</text:span></text:p>
        </text:list-item>
        <text:list-item>
          <text:p text:style-name="P85"><text:span text:style-name="T35">字段名称:</text:span><text:span text:style-name="T86">要求方</text:span></text:p>
        </text:list-item>
        <text:list-item>
          <text:p text:style-name="P85"><text:span text:style-name="T35">字段名称:</text:span><text:span text:style-name="T86">对赌方</text:span></text:p>
        </text:list-item>
        <text:list-item>
          <text:p text:style-name="P194">字段名称:规则</text:p>
        </text:list-item>
        <text:list-item>
          <text:p text:style-name="P86"><text:span text:style-name="T87">字段名称:</text:span><text:span text:style-name="T86">（对接）</text:span><text:span text:style-name="T115">项目组</text:span></text:p>
        </text:list-item>
        <text:list-item>
          <text:p text:style-name="P85"><text:span text:style-name="T35">字段名称:</text:span><text:span text:style-name="T86">通报时间</text:span><text:span text:style-name="T115">节点</text:span></text:p>
        </text:list-item>
        <text:list-item>
          <text:p text:style-name="P85"><text:span text:style-name="T35">字段名称:</text:span><text:span text:style-name="T86">通报形式</text:span></text:p>
        </text:list-item>
        <text:list-item>
          <text:p text:style-name="P85"><text:span text:style-name="T35">字段名称:</text:span><text:span text:style-name="T86">通报内容</text:span><text:span text:style-name="T115">模板</text:span></text:p>
        </text:list-item>
        <text:list-item>
          <text:p text:style-name="P85"><text:span text:style-name="T35">字段名称:</text:span><text:span text:style-name="T86">协助时间</text:span><text:span text:style-name="T115">节点</text:span></text:p>
        </text:list-item>
        <text:list-item>
          <text:p text:style-name="P85"><text:span text:style-name="T35">字段名称:</text:span><text:span text:style-name="T86">协助函发</text:span><text:span text:style-name="T115">送形式</text:span></text:p>
        </text:list-item>
        <text:list-item>
          <text:p text:style-name="P85"><text:span text:style-name="T35">字段名称:</text:span><text:span text:style-name="T86">协助内容</text:span><text:span text:style-name="T115">模板</text:span></text:p>
        </text:list-item>
        <text:list-item>
          <text:p text:style-name="P85"><text:span text:style-name="T35">字段名称:</text:span><text:span text:style-name="T89">功能（流</text:span><text:span text:style-name="T109">程）</text:span></text:p>
        </text:list-item>
        <text:list-item>
          <text:p text:style-name="P85"><text:span text:style-name="T35">字段名称:</text:span><text:span text:style-name="T86">指标序号</text:span></text:p>
        </text:list-item>
        <text:list-item>
          <text:p text:style-name="P85"><text:span text:style-name="T35">字段名称:</text:span><text:span text:style-name="T86">指标类型</text:span></text:p>
        </text:list-item>
        <text:list-item>
          <text:p text:style-name="P85"><text:span text:style-name="T35">字段名称:</text:span><text:span text:style-name="T86">考核指标</text:span></text:p>
        </text:list-item>
        <text:list-item>
          <text:p text:style-name="P85"><text:span text:style-name="T35">字段名称:</text:span><text:span text:style-name="T86">目标值</text:span></text:p>
        </text:list-item>
        <text:list-item>
          <text:p text:style-name="P85"><text:span text:style-name="T35">字段名称:</text:span><text:span text:style-name="T86">体现</text:span></text:p>
        </text:list-item>
        <text:list-item>
          <text:p text:style-name="P85"><text:span text:style-name="T35">字段名称:</text:span><text:span text:style-name="T86">达到指标</text:span><text:span text:style-name="T115">对赌分</text:span></text:p>
        </text:list-item>
        <text:list-item>
          <text:p text:style-name="P85"><text:span text:style-name="T35">字段名称:</text:span><text:span text:style-name="T86">未达到指</text:span><text:span text:style-name="T115">标对赌分</text:span></text:p>
        </text:list-item>
        <text:list-item>
          <text:p text:style-name="P85"><text:span text:style-name="T35">字段名称:</text:span><text:span text:style-name="T86">是否达到</text:span><text:span text:style-name="T115">指标</text:span></text:p>
        </text:list-item>
        <text:list-item>
          <text:p text:style-name="P85"><text:span text:style-name="T35">字段名称:</text:span><text:span text:style-name="T86">要求方</text:span></text:p>
        </text:list-item>
        <text:list-item>
          <text:p text:style-name="P85"><text:span text:style-name="T35">字段名称:</text:span><text:span text:style-name="T86">对赌方</text:span></text:p>
        </text:list-item>
        <text:list-item>
          <text:p text:style-name="P194">字段名称:规则</text:p>
        </text:list-item>
      </text:list>
      <text:p text:style-name="P38"><text:span text:style-name="T9"><text:tab/><text:tab/><text:tab/></text:span><text:span text:style-name="T18">功能名称</text:span><text:span text:style-name="T23">2</text:span><text:span text:style-name="T18">:添加 功能类型:编辑</text:span></text:p>
      <text:list xml:id="list6832760877685394735" text:style-name="L45">
        <text:list-item>
          <text:p text:style-name="P130"><text:span text:style-name="T36">字段名称:</text:span><text:bookmark-start text:name="__DdeLink__11349_1909886409"/><text:span text:style-name="T91">公</text:span><text:span text:style-name="T90">司目标</text:span><text:bookmark-end text:name="__DdeLink__11349_1909886409"/><text:span text:style-name="T36"> </text:span><text:span text:style-name="T39">标签类型:文本框 必填 </text:span></text:p>
        </text:list-item>
        <text:list-item>
          <text:p text:style-name="P131"><text:span text:style-name="T36">字段名称:</text:span><text:bookmark-start text:name="__DdeLink__11352_1909886409"/><text:span text:style-name="T91">公</text:span><text:span text:style-name="T90">司</text:span><text:bookmark-end text:name="__DdeLink__11352_1909886409"/><text:span text:style-name="T36"> </text:span><text:span text:style-name="T39">标签类型:文本框 必填</text:span></text:p>
        </text:list-item>
        <text:list-item>
          <text:p text:style-name="P131"><text:soft-page-break/><text:span text:style-name="T36">字段名称:</text:span><text:bookmark-start text:name="__DdeLink__11354_1909886409"/><text:span text:style-name="T91">部</text:span><text:span text:style-name="T90">门目标</text:span><text:bookmark-end text:name="__DdeLink__11354_1909886409"/><text:span text:style-name="T36"> </text:span><text:span text:style-name="T39">标签类型:文本框 必填 </text:span></text:p>
        </text:list-item>
        <text:list-item>
          <text:p text:style-name="P132"><text:span text:style-name="T36">字段名称:</text:span><text:bookmark-start text:name="__DdeLink__11356_1909886409"/><text:span text:style-name="T91">项</text:span><text:span text:style-name="T90">目组</text:span><text:span text:style-name="T116">/</text:span><text:span text:style-name="T90">部</text:span><text:span text:style-name="T116">门</text:span><text:bookmark-end text:name="__DdeLink__11356_1909886409"/><text:span text:style-name="T37"> </text:span><text:span text:style-name="T38"><text:s/>标签</text:span><text:span text:style-name="T39">类型:下拉框 必填</text:span><text:span text:style-name="T42">(url:positionworkdetails/v1/getDepartment)</text:span></text:p>
        </text:list-item>
        <text:list-item>
          <text:p text:style-name="P133"><text:span text:style-name="T36">字段名称:</text:span><text:bookmark-start text:name="__DdeLink__11358_1909886409"/><text:span text:style-name="T91">岗</text:span><text:span text:style-name="T90">位目标</text:span><text:bookmark-end text:name="__DdeLink__11358_1909886409"/><text:span text:style-name="T37"> </text:span><text:span text:style-name="T38"><text:s/></text:span><text:span text:style-name="T39">标签类型:文本框 必填</text:span></text:p>
        </text:list-item>
        <text:list-item>
          <text:p text:style-name="P132"><text:span text:style-name="T36">字段名称:</text:span><text:bookmark-start text:name="__DdeLink__11360_1909886409"/><text:span text:style-name="T91">岗</text:span><text:span text:style-name="T92">位</text:span><text:bookmark-end text:name="__DdeLink__11360_1909886409"/><text:span text:style-name="T37"> </text:span><text:span text:style-name="T38"><text:s/></text:span><text:span text:style-name="T39">标签类型:下拉框 必填</text:span><text:span text:style-name="T42">(url:positionworkdetails/v1/getPosition)</text:span></text:p>
        </text:list-item>
        <text:list-item>
          <text:p text:style-name="P134"><text:span text:style-name="T36">字段名称:</text:span><text:bookmark-start text:name="__DdeLink__11362_1909886409"/><text:span text:style-name="T92">序</text:span><text:span text:style-name="T90">号</text:span><text:bookmark-end text:name="__DdeLink__11362_1909886409"/><text:span text:style-name="T37"> </text:span><text:span text:style-name="T38"><text:s/></text:span><text:span text:style-name="T39">标签类型:数字框 必填</text:span></text:p>
        </text:list-item>
        <text:list-item>
          <text:p text:style-name="P132"><text:span text:style-name="T36">字段名称:</text:span><text:bookmark-start text:name="__DdeLink__11364_1909886409"/><text:span text:style-name="T92">角</text:span><text:span text:style-name="T90">度</text:span><text:bookmark-end text:name="__DdeLink__11364_1909886409"/><text:span text:style-name="T37"> </text:span><text:span text:style-name="T38"><text:s/></text:span><text:span text:style-name="T39">标签类型:下拉框 必填</text:span><text:span text:style-name="T42">(url:positionworkdetails/v1/getAngle)</text:span></text:p>
        </text:list-item>
        <text:list-item>
          <text:p text:style-name="P132"><text:span text:style-name="T36">字段名称:</text:span><text:bookmark-start text:name="__DdeLink__11366_1909886409"/><text:span text:style-name="T92">维</text:span><text:span text:style-name="T90">度</text:span><text:bookmark-end text:name="__DdeLink__11366_1909886409"/><text:span text:style-name="T37"> </text:span><text:span text:style-name="T38"><text:s/></text:span><text:span text:style-name="T39">标签类型:下拉框 必填</text:span><text:span text:style-name="T42">(positionworkdetails/v1/getDimension)</text:span></text:p>
        </text:list-item>
        <text:list-item>
          <text:p text:style-name="P132"><text:span text:style-name="T36">字段名称:</text:span><text:bookmark-start text:name="__DdeLink__11368_1909886409"/><text:span text:style-name="T92">分</text:span><text:span text:style-name="T90">类</text:span><text:bookmark-end text:name="__DdeLink__11368_1909886409"/><text:span text:style-name="T37"> </text:span><text:span text:style-name="T38"><text:s/></text:span><text:span text:style-name="T39">标签类型:下拉框 必填</text:span><text:span text:style-name="T42">(positionworkdetails/v1/getClassification)</text:span></text:p>
        </text:list-item>
        <text:list-item>
          <text:p text:style-name="P196"><text:span text:style-name="T135">字段名称:</text:span><text:bookmark-start text:name="__DdeLink__11370_1909886409"/><text:span text:style-name="T72">项目阶段</text:span><text:bookmark-end text:name="__DdeLink__11370_1909886409"/><text:span text:style-name="T137"> </text:span><text:span text:style-name="T138"><text:s/></text:span><text:span text:style-name="T136">标签类型:下拉框 必填（内容：</text:span><text:span text:style-name="T69">项</text:span><text:span text:style-name="T68">目测算-1／洽谈-2／项目招标</text:span><text:span text:style-name="T114">/</text:span><text:span text:style-name="T68">立项</text:span><text:span text:style-name="T114">-3／</text:span><text:span text:style-name="T68">项目开展-4／项目进行中-</text:span><text:span text:style-name="T134">5／</text:span><text:span text:style-name="T68">项目完工-6／项目结束-7</text:span><text:span text:style-name="T136">）</text:span></text:p>
        </text:list-item>
        <text:list-item>
          <text:p text:style-name="P132"><text:span text:style-name="T36">字段名称:</text:span><text:bookmark-start text:name="__DdeLink__11374_1909886409"/><text:span text:style-name="T92">功</text:span><text:span text:style-name="T90">能（流</text:span><text:span text:style-name="T116">程）</text:span><text:bookmark-end text:name="__DdeLink__11374_1909886409"/><text:span text:style-name="T37"> </text:span><text:span text:style-name="T38"><text:s/></text:span><text:span text:style-name="T39">标签类型:下拉框 必填</text:span><text:span text:style-name="T42">(positionworkdetails/v1/getFunctions)</text:span></text:p>
        </text:list-item>
        <text:list-item>
          <text:p text:style-name="P135"><text:span text:style-name="T36">字段名称:</text:span><text:bookmark-start text:name="__DdeLink__11376_1909886409"/><text:span text:style-name="T92">工</text:span><text:span text:style-name="T90">作频率</text:span><text:bookmark-end text:name="__DdeLink__11376_1909886409"/><text:span text:style-name="T37"> </text:span><text:span text:style-name="T38"><text:s/></text:span><text:span text:style-name="T39">标签类型:文本框 必填</text:span></text:p>
        </text:list-item>
        <text:list-item>
          <text:p text:style-name="P136"><text:span text:style-name="T36">字段名称:</text:span><text:bookmark-start text:name="__DdeLink__11378_1909886409"/><text:span text:style-name="T92">工</text:span><text:span text:style-name="T90">作时间</text:span><text:span text:style-name="T116">节点</text:span><text:bookmark-end text:name="__DdeLink__11378_1909886409"/><text:span text:style-name="T37"> </text:span><text:span text:style-name="T38"><text:s/></text:span><text:span text:style-name="T39">标签类型:</text:span><text:span text:style-name="T41">文本</text:span><text:span text:style-name="T39">框 必填</text:span></text:p>
        </text:list-item>
        <text:list-item>
          <text:p text:style-name="P132"><text:span text:style-name="T36">字段名称:</text:span><text:bookmark-start text:name="__DdeLink__11381_1909886409"/><text:span text:style-name="T93">操</text:span><text:span text:style-name="T90">作类型</text:span><text:bookmark-end text:name="__DdeLink__11381_1909886409"/><text:span text:style-name="T38"> </text:span><text:span text:style-name="T39">标签类型:</text:span><text:span text:style-name="T92">下</text:span><text:span text:style-name="T90">拉多选</text:span><text:span text:style-name="T39">框 必填</text:span><text:span text:style-name="T42">(positionworkdetails/v1/findWorkPermission)</text:span></text:p>
        </text:list-item>
        <text:list-item>
          <text:p text:style-name="P136"><text:span text:style-name="T36">字段名称:</text:span><text:bookmark-start text:name="__DdeLink__11383_1909886409"/><text:span text:style-name="T92">工</text:span><text:span text:style-name="T90">作内容</text:span><text:bookmark-end text:name="__DdeLink__11383_1909886409"/><text:span text:style-name="T38"> </text:span><text:span text:style-name="T39">标签类型:</text:span><text:span text:style-name="T92">文本</text:span><text:span text:style-name="T39">框 必填</text:span></text:p>
        </text:list-item>
        <text:list-item>
          <text:p text:style-name="P136"><text:span text:style-name="T91">字段名称:</text:span><text:bookmark-start text:name="__DdeLink__11385_1909886409"/><text:span text:style-name="T92">包</text:span><text:span text:style-name="T90">含的附</text:span><text:span text:style-name="T116">件（名称）</text:span><text:bookmark-end text:name="__DdeLink__11385_1909886409"/><text:span text:style-name="T116">-</text:span><text:span text:style-name="T90">输出结</text:span><text:span text:style-name="T116">果 </text:span><text:span text:style-name="T117">标签类型:</text:span><text:span text:style-name="T92">文本</text:span><text:span text:style-name="T117">框 必填</text:span></text:p>
        </text:list-item>
        <text:list-item>
          <text:p text:style-name="P136"><text:span text:style-name="T91">字段名称:</text:span><text:bookmark-start text:name="__DdeLink__11389_1909886409"/><text:bookmark-start text:name="__DdeLink__11387_1909886409"/><text:span text:style-name="T91">是</text:span><text:span text:style-name="T90">否有模</text:span><text:span text:style-name="T116">板</text:span><text:bookmark-end text:name="__DdeLink__11389_1909886409"/><text:bookmark-end text:name="__DdeLink__11387_1909886409"/><text:span text:style-name="T117"> 标签类型:</text:span><text:span text:style-name="T92">下拉</text:span><text:span text:style-name="T117">框 必填</text:span><text:span text:style-name="T118">(下拉内容:是/否)</text:span></text:p>
        </text:list-item>
        <text:list-item>
          <text:p text:style-name="P137"><text:span text:style-name="T91">字段名称:</text:span><text:bookmark-start text:name="__DdeLink__11391_1909886409"/><text:span text:style-name="T94">模</text:span><text:span text:style-name="T90">板储存</text:span><text:span text:style-name="T116">位置</text:span><text:bookmark-end text:name="__DdeLink__11391_1909886409"/><text:span text:style-name="T117"> 标签类型:</text:span><text:span text:style-name="T92">文本</text:span><text:span text:style-name="T117">框 必填</text:span></text:p>
        </text:list-item>
        <text:list-item>
          <text:p text:style-name="P138"><text:span text:style-name="T91">字段名称:</text:span><text:bookmark-start text:name="__DdeLink__11393_1909886409"/><text:span text:style-name="T91">工</text:span><text:span text:style-name="T90">作数据</text:span><text:span text:style-name="T116">存储位置</text:span><text:bookmark-end text:name="__DdeLink__11393_1909886409"/><text:span text:style-name="T117"> 标签类型:</text:span><text:span text:style-name="T92">文本</text:span><text:span text:style-name="T117">框 必填</text:span></text:p>
        </text:list-item>
        <text:list-item>
          <text:p text:style-name="P138"><text:span text:style-name="T91">字段名称:</text:span><text:bookmark-start text:name="__DdeLink__11395_1909886409"/><text:span text:style-name="T91">经</text:span><text:span text:style-name="T90">验总结</text:span><text:span text:style-name="T116">（注意事项）</text:span><text:bookmark-end text:name="__DdeLink__11395_1909886409"/><text:span text:style-name="T117"> 标签类型:</text:span><text:span text:style-name="T92">文本</text:span><text:span text:style-name="T117">框 必填</text:span></text:p>
        </text:list-item>
        <text:list-item>
          <text:p text:style-name="P138"><text:span text:style-name="T91">字段名称:</text:span><text:bookmark-start text:name="__DdeLink__11398_1909886409"/><text:span text:style-name="T91">通</text:span><text:span text:style-name="T90">报时间</text:span><text:span text:style-name="T116">节点</text:span><text:bookmark-end text:name="__DdeLink__11398_1909886409"/><text:span text:style-name="T117"> 标签类型:</text:span><text:span text:style-name="T95">文本</text:span><text:span text:style-name="T117">框 必填</text:span></text:p>
        </text:list-item>
        <text:list-item>
          <text:p text:style-name="P138"><text:span text:style-name="T91">字段名称:</text:span><text:bookmark-start text:name="__DdeLink__11400_1909886409"/><text:span text:style-name="T91">通</text:span><text:span text:style-name="T90">报形式</text:span><text:bookmark-end text:name="__DdeLink__11400_1909886409"/><text:span text:style-name="T117"> 标签类型:</text:span><text:span text:style-name="T95">文本</text:span><text:span text:style-name="T117">框 必填</text:span></text:p>
        </text:list-item>
        <text:list-item>
          <text:p text:style-name="P139"><text:span text:style-name="T91">字段名称:</text:span><text:bookmark-start text:name="__DdeLink__11402_1909886409"/><text:bookmark-start text:name="__DdeLink__11405_1909886409"/><text:span text:style-name="T92">通</text:span><text:span text:style-name="T90">报内容</text:span><text:bookmark-end text:name="__DdeLink__11402_1909886409"/><text:bookmark-end text:name="__DdeLink__11405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0"><text:span text:style-name="T91">字段名称: </text:span><text:span text:style-name="T92">通</text:span><text:span text:style-name="T91">报对象</text:span><text:span text:style-name="T117"> 标签类型:</text:span><text:span text:style-name="T95">文本</text:span><text:span text:style-name="T117">框 必填</text:span></text:p>
        </text:list-item>
        <text:list-item>
          <text:p text:style-name="P132"><text:span text:style-name="T91">字段名称:</text:span><text:bookmark-start text:name="__DdeLink__11408_1909886409"/><text:span text:style-name="T92">姓</text:span><text:span text:style-name="T90">名（在</text:span><text:span text:style-name="T116">岗人员）</text:span><text:bookmark-end text:name="__DdeLink__11408_1909886409"/><text:span text:style-name="T117"> 标签类型:</text:span><text:span text:style-name="T95">下拉</text:span><text:span text:style-name="T117">框 必填</text:span><text:span text:style-name="T126">(positionworkdetails/v1/getName)</text:span></text:p>
        </text:list-item>
        <text:list-item>
          <text:p text:style-name="P132"><text:span text:style-name="T91">字段名称:</text:span><text:bookmark-start text:name="__DdeLink__11410_1909886409"/><text:span text:style-name="T91">代</text:span><text:span text:style-name="T90">理人</text:span><text:bookmark-end text:name="__DdeLink__11410_1909886409"/><text:span text:style-name="T117"> 标签类型:</text:span><text:span text:style-name="T95">下拉</text:span><text:span text:style-name="T117">框 必填</text:span><text:span text:style-name="T126">(positionworkdetails/v1/findAgentUser)</text:span></text:p>
        </text:list-item>
        <text:list-item>
          <text:p text:style-name="P141"><text:span text:style-name="T91">字段名称:</text:span><text:bookmark-start text:name="__DdeLink__11412_1909886409"/><text:span text:style-name="T92">是</text:span><text:span text:style-name="T90">否完成</text:span><text:bookmark-end text:name="__DdeLink__11412_1909886409"/><text:span text:style-name="T117"> 标签类型:</text:span><text:span text:style-name="T95">下拉</text:span><text:span text:style-name="T117">框 必填</text:span><text:span text:style-name="T119">(两种情况:是/否)</text:span></text:p>
        </text:list-item>
        <text:list-item>
          <text:p text:style-name="P132"><text:span text:style-name="T91">字段名称:</text:span><text:bookmark-start text:name="__DdeLink__11415_1909886409"/><text:span text:style-name="T96">完</text:span><text:span text:style-name="T90">成岗位</text:span><text:bookmark-end text:name="__DdeLink__11415_1909886409"/><text:span text:style-name="T117"> 标签类型:</text:span><text:span text:style-name="T95">下拉</text:span><text:span text:style-name="T117">框 必填</text:span><text:span text:style-name="T126">(positionworkdetails/v1/getPosition)</text:span></text:p>
          <text:p text:style-name="P142"><text:span text:style-name="T91">子表</text:span><text:span text:style-name="T99">1</text:span><text:span text:style-name="T98">：规划模块表</text:span></text:p>
        </text:list-item>
      </text:list>
      <text:list xml:id="list2670039923971729100" text:style-name="L46">
        <text:list-item>
          <text:p text:style-name="P198"><text:span text:style-name="T71">字段名称:</text:span><text:span text:style-name="T72">（</text:span><text:span text:style-name="T70">对接）</text:span><text:span text:style-name="T111">规划模块</text:span><text:span text:style-name="T112"> 标签类型:</text:span><text:span text:style-name="T73">单选</text:span><text:span text:style-name="T112">框 必填</text:span><text:span text:style-name="T113">(有关联填1/无关联填0)</text:span></text:p>
        </text:list-item>
        <text:list-item>
          <text:p text:style-name="P143"><text:span text:style-name="T91">字段名称:</text:span><text:bookmark-start text:name="__DdeLink__13381_1909886409"/><text:span text:style-name="T96">通</text:span><text:span text:style-name="T90">报时间</text:span><text:span text:style-name="T116">节点</text:span><text:bookmark-end text:name="__DdeLink__13381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3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43"><text:span text:style-name="T91">字段名称:</text:span><text:span text:style-name="T92">通</text:span><text:span text:style-name="T90">报内容</text:span><text:bookmark-start text:name="__DdeLink__13383_1909886409"/><text:span text:style-name="T116">模板</text:span><text:bookmark-end text:name="__DdeLink__13383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3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43"><text:soft-page-break/><text:span text:style-name="T91">字段名称:</text:span><text:bookmark-start text:name="__DdeLink__13385_1909886409"/><text:span text:style-name="T92">协</text:span><text:span text:style-name="T90">助函发</text:span><text:span text:style-name="T116">送形式</text:span><text:bookmark-end text:name="__DdeLink__13385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3"><text:span text:style-name="T91">字段名称:</text:span><text:bookmark-start text:name="__DdeLink__13387_1909886409"/><text:span text:style-name="T92">协</text:span><text:span text:style-name="T90">助内容</text:span><text:span text:style-name="T116">模板</text:span><text:bookmark-end text:name="__DdeLink__13387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3"><text:span text:style-name="T91">字段名称:</text:span><text:bookmark-start text:name="__DdeLink__13389_1909886409"/><text:bookmark-start text:name="__DdeLink__13391_1909886409"/><text:span text:style-name="T92">功</text:span><text:span text:style-name="T90">能</text:span><text:bookmark-end text:name="__DdeLink__13389_1909886409"/><text:bookmark-end text:name="__DdeLink__13391_1909886409"/><text:span text:style-name="T90">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9406682543" text:continue-list="list6832760877685394735" text:style-name="L45">
        <text:list-item>
          <text:list>
            <text:list-header>
              <text:p text:style-name="P142"><text:span text:style-name="T117">字表</text:span><text:span text:style-name="T121">1_1:</text:span><text:span text:style-name="T117">规划模块-</text:span><text:bookmark-start text:name="__DdeLink__13393_1909886409"/><text:span text:style-name="T117">指标表</text:span><text:bookmark-end text:name="__DdeLink__13393_1909886409"/></text:p>
            </text:list-header>
          </text:list>
        </text:list-item>
      </text:list>
      <text:list xml:id="list8521156240029412560" text:style-name="L47">
        <text:list-item>
          <text:p text:style-name="P199"><text:span text:style-name="T71">字段名称:</text:span><text:bookmark-start text:name="__DdeLink__13396_1909886409"/><text:span text:style-name="T71">指</text:span><text:span text:style-name="T70">标序号</text:span><text:bookmark-end text:name="__DdeLink__13396_1909886409"/><text:span text:style-name="T112"> 标签类型:</text:span><text:span text:style-name="T73">数字</text:span><text:span text:style-name="T112">框 必填</text:span></text:p>
        </text:list-item>
        <text:list-item>
          <text:p text:style-name="P144"><text:span text:style-name="T91">字段名称:</text:span><text:bookmark-start text:name="__DdeLink__13398_1909886409"/><text:span text:style-name="T92">指</text:span><text:span text:style-name="T90">标类型</text:span><text:bookmark-end text:name="__DdeLink__13398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4"><text:span text:style-name="T91">字段名称:</text:span><text:bookmark-start text:name="__DdeLink__13400_1909886409"/><text:span text:style-name="T92">考</text:span><text:span text:style-name="T90">核指标</text:span><text:bookmark-end text:name="__DdeLink__13400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4"><text:span text:style-name="T91">字段名称:</text:span><text:bookmark-start text:name="__DdeLink__13402_1909886409"/><text:span text:style-name="T92">目</text:span><text:span text:style-name="T90">标值</text:span><text:bookmark-end text:name="__DdeLink__13402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4"><text:span text:style-name="T91">字段名称:</text:span><text:bookmark-start text:name="__DdeLink__13404_1909886409"/><text:span text:style-name="T92">体</text:span><text:span text:style-name="T90">现</text:span><text:bookmark-end text:name="__DdeLink__13404_1909886409"/><text:span text:style-name="T117"> 标签类型:</text:span><text:span text:style-name="T95">文本</text:span><text:span text:style-name="T117">框 必填</text:span></text:p>
        </text:list-item>
        <text:list-item>
          <text:p text:style-name="P144"><text:span text:style-name="T91">字段名称:</text:span><text:bookmark-start text:name="__DdeLink__13406_1909886409"/><text:span text:style-name="T92">达</text:span><text:span text:style-name="T90">到指标</text:span><text:span text:style-name="T116">对赌分</text:span><text:bookmark-end text:name="__DdeLink__13406_1909886409"/><text:span text:style-name="T117"> 标签类型:</text:span><text:span text:style-name="T95">数字</text:span><text:span text:style-name="T117">框 必填</text:span></text:p>
        </text:list-item>
        <text:list-item>
          <text:p text:style-name="P144"><text:span text:style-name="T91">字段名称:</text:span><text:bookmark-start text:name="__DdeLink__13408_1909886409"/><text:span text:style-name="T92">未</text:span><text:span text:style-name="T90">达到指</text:span><text:span text:style-name="T116">标对赌分</text:span><text:bookmark-end text:name="__DdeLink__13408_1909886409"/><text:span text:style-name="T117"> 标签类型:</text:span><text:span text:style-name="T95">数字</text:span><text:span text:style-name="T117">框 必填</text:span></text:p>
        </text:list-item>
        <text:list-item>
          <text:p text:style-name="P144"><text:span text:style-name="T91">字段名称:</text:span><text:bookmark-start text:name="__DdeLink__13410_1909886409"/><text:span text:style-name="T92">是</text:span><text:span text:style-name="T90">否达到</text:span><text:span text:style-name="T116">指标</text:span><text:bookmark-end text:name="__DdeLink__13410_1909886409"/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44"><text:span text:style-name="T91">字段名称:</text:span><text:bookmark-start text:name="__DdeLink__13412_1909886409"/><text:span text:style-name="T97">要</text:span><text:span text:style-name="T90">求方</text:span><text:bookmark-end text:name="__DdeLink__13412_1909886409"/><text:span text:style-name="T117"> 标签类型:</text:span><text:span text:style-name="T97">文本</text:span><text:span text:style-name="T117">框 必填</text:span></text:p>
        </text:list-item>
        <text:list-item>
          <text:p text:style-name="P144"><text:span text:style-name="T91">字段名称:</text:span><text:bookmark-start text:name="__DdeLink__13414_1909886409"/><text:span text:style-name="T91">对</text:span><text:span text:style-name="T90">赌</text:span><text:span text:style-name="T92">方</text:span><text:bookmark-end text:name="__DdeLink__13414_1909886409"/><text:span text:style-name="T117"> 标签类型:</text:span><text:span text:style-name="T97">文本</text:span><text:span text:style-name="T117">框 必填</text:span></text:p>
        </text:list-item>
        <text:list-item>
          <text:p text:style-name="P144"><text:span text:style-name="T91">字段名称:</text:span><text:bookmark-start text:name="__DdeLink__13418_1909886409"/><text:span text:style-name="T92">规</text:span><text:span text:style-name="T90">则</text:span><text:bookmark-end text:name="__DdeLink__13418_1909886409"/><text:span text:style-name="T117"> 标签类型:</text:span><text:span text:style-name="T97">文本</text:span><text:span text:style-name="T117">框 必填</text:span></text:p>
        </text:list-item>
      </text:list>
      <text:list xml:id="list153527331906918" text:continue-list="list153529406682543" text:style-name="L45">
        <text:list-header>
          <text:p text:style-name="P197"><text:span text:style-name="T71">子表</text:span><text:span text:style-name="T75">2</text:span><text:span text:style-name="T74">：</text:span><text:bookmark-start text:name="__DdeLink__13548_1909886409"/><text:bookmark-start text:name="__DdeLink__13550_1909886409"/><text:span text:style-name="T112">福利</text:span><text:bookmark-end text:name="__DdeLink__13548_1909886409"/><text:bookmark-end text:name="__DdeLink__13550_1909886409"/><text:span text:style-name="T110">模块</text:span><text:span text:style-name="T74">表</text:span></text:p>
        </text:list-header>
      </text:list>
      <text:list xml:id="list3721649715463635104" text:style-name="L48">
        <text:list-item>
          <text:p text:style-name="P200"><text:span text:style-name="T71">字段名称:</text:span><text:span text:style-name="T72">（</text:span><text:span text:style-name="T70">对接）</text:span><text:span text:style-name="T112">福利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45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45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45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45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45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45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45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8787942759" text:continue-list="list153527331906918" text:style-name="L45">
        <text:list-item>
          <text:list>
            <text:list-header>
              <text:p text:style-name="P142"><text:span text:style-name="T117">字表</text:span><text:span text:style-name="T122">2</text:span><text:span text:style-name="T121">_1:</text:span><text:span text:style-name="T117">福利</text:span><text:span text:style-name="T121">模块</text:span><text:span text:style-name="T117">-指标表</text:span></text:p>
            </text:list-header>
          </text:list>
        </text:list-item>
      </text:list>
      <text:list xml:id="list1436593391474792864" text:style-name="L49">
        <text:list-item>
          <text:p text:style-name="P201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46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46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46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46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46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46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46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46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46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46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7458555946" text:continue-list="list153528787942759" text:style-name="L45">
        <text:list-header>
          <text:p text:style-name="P142"><text:span text:style-name="T91">子表</text:span><text:span text:style-name="T100">3</text:span><text:span text:style-name="T98">：</text:span><text:bookmark-start text:name="__DdeLink__13552_1909886409"/><text:span text:style-name="T98">素养</text:span><text:bookmark-end text:name="__DdeLink__13552_1909886409"/><text:span text:style-name="T117">模块</text:span><text:span text:style-name="T98">表</text:span></text:p>
        </text:list-header>
      </text:list>
      <text:list xml:id="list8518191473499911098" text:style-name="L50">
        <text:list-item>
          <text:p text:style-name="P202"><text:span text:style-name="T71">字段名称:</text:span><text:span text:style-name="T72">（</text:span><text:span text:style-name="T70">对接）</text:span><text:span text:style-name="T74">素养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47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47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47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47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47"><text:soft-page-break/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47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47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8806972063" text:continue-list="list153527458555946" text:style-name="L45">
        <text:list-item>
          <text:list>
            <text:list-header>
              <text:p text:style-name="P142"><text:span text:style-name="T117">字表</text:span><text:span text:style-name="T122">3</text:span><text:span text:style-name="T121">_1:</text:span><text:span text:style-name="T98">素养</text:span><text:span text:style-name="T121">模块</text:span><text:span text:style-name="T117">-指标表</text:span></text:p>
            </text:list-header>
          </text:list>
        </text:list-item>
      </text:list>
      <text:list xml:id="list781755710218496189" text:style-name="L51">
        <text:list-item>
          <text:p text:style-name="P203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48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48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48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48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48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48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48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48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48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48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9285330737" text:continue-list="list153528806972063" text:style-name="L45">
        <text:list-header>
          <text:p text:style-name="P142"><text:span text:style-name="T91">子表</text:span><text:span text:style-name="T101">4</text:span><text:span text:style-name="T98">：</text:span><text:bookmark-start text:name="__DdeLink__13554_1909886409"/><text:span text:style-name="T98">预算</text:span><text:bookmark-end text:name="__DdeLink__13554_1909886409"/><text:span text:style-name="T117">模块</text:span><text:span text:style-name="T98">表</text:span></text:p>
        </text:list-header>
      </text:list>
      <text:list xml:id="list6994873988278095094" text:style-name="L52">
        <text:list-item>
          <text:p text:style-name="P204"><text:span text:style-name="T71">字段名称:</text:span><text:span text:style-name="T72">（</text:span><text:span text:style-name="T70">对接）</text:span><text:span text:style-name="T74">预算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49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49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49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49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49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49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49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8771581002" text:continue-list="list153529285330737" text:style-name="L45">
        <text:list-item>
          <text:list>
            <text:list-header>
              <text:p text:style-name="P142"><text:span text:style-name="T117">字表</text:span><text:span text:style-name="T123">4</text:span><text:span text:style-name="T121">_1:</text:span><text:span text:style-name="T98">预算</text:span><text:span text:style-name="T121">模块</text:span><text:span text:style-name="T117">-指标表</text:span></text:p>
            </text:list-header>
          </text:list>
        </text:list-item>
      </text:list>
      <text:list xml:id="list2360897383421351957" text:style-name="L53">
        <text:list-item>
          <text:p text:style-name="P205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50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50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50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50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50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0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0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50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0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0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7793766787" text:continue-list="list153528771581002" text:style-name="L45">
        <text:list-header>
          <text:p text:style-name="P142"><text:span text:style-name="T91">子表</text:span><text:span text:style-name="T102">5</text:span><text:span text:style-name="T98">：</text:span><text:bookmark-start text:name="__DdeLink__13556_1909886409"/><text:bookmark-start text:name="__DdeLink__13558_1909886409"/><text:span text:style-name="T98">资金</text:span><text:bookmark-end text:name="__DdeLink__13556_1909886409"/><text:bookmark-end text:name="__DdeLink__13558_1909886409"/><text:span text:style-name="T117">模块</text:span><text:span text:style-name="T98">表</text:span></text:p>
        </text:list-header>
      </text:list>
      <text:list xml:id="list8116646722205638429" text:style-name="L54">
        <text:list-item>
          <text:p text:style-name="P206"><text:span text:style-name="T71">字段名称:</text:span><text:span text:style-name="T72">（</text:span><text:span text:style-name="T70">对接）</text:span><text:span text:style-name="T74">资金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51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1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1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1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1"><text:soft-page-break/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1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1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8397439315" text:continue-list="list153527793766787" text:style-name="L45">
        <text:list-item>
          <text:list>
            <text:list-header>
              <text:p text:style-name="P142"><text:span text:style-name="T117">字表</text:span><text:span text:style-name="T124">5</text:span><text:span text:style-name="T121">_1:</text:span><text:span text:style-name="T98">资金</text:span><text:span text:style-name="T121">模块</text:span><text:span text:style-name="T117">-指标表</text:span></text:p>
            </text:list-header>
          </text:list>
        </text:list-item>
      </text:list>
      <text:list xml:id="list4509885127536827525" text:style-name="L55">
        <text:list-item>
          <text:p text:style-name="P207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52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52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52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52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52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2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2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52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2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2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8062528042" text:continue-list="list153528397439315" text:style-name="L45">
        <text:list-header>
          <text:p text:style-name="P142"><text:span text:style-name="T91">子表</text:span><text:span text:style-name="T103">6</text:span><text:span text:style-name="T98">：</text:span><text:bookmark-start text:name="__DdeLink__13560_1909886409"/><text:span text:style-name="T98">账务</text:span><text:bookmark-end text:name="__DdeLink__13560_1909886409"/><text:span text:style-name="T117">模块</text:span><text:span text:style-name="T98">表</text:span></text:p>
        </text:list-header>
      </text:list>
      <text:list xml:id="list7396591860419853659" text:style-name="L56">
        <text:list-item>
          <text:p text:style-name="P208"><text:span text:style-name="T71">字段名称:</text:span><text:span text:style-name="T72">（</text:span><text:span text:style-name="T70">对接）</text:span><text:span text:style-name="T74">账务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53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3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3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3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3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3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3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8446250519" text:continue-list="list153528062528042" text:style-name="L45">
        <text:list-item>
          <text:list>
            <text:list-header>
              <text:p text:style-name="P142"><text:span text:style-name="T117">字表</text:span><text:span text:style-name="T125">6</text:span><text:span text:style-name="T121">_1:</text:span><text:span text:style-name="T98">账务</text:span><text:span text:style-name="T121">模块</text:span><text:span text:style-name="T117">-指标表</text:span></text:p>
            </text:list-header>
          </text:list>
        </text:list-item>
      </text:list>
      <text:list xml:id="list8183723774985581068" text:style-name="L57">
        <text:list-item>
          <text:p text:style-name="P209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54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54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54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54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54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4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4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54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4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4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8348659825" text:continue-list="list153528446250519" text:style-name="L45">
        <text:list-header>
          <text:p text:style-name="P142"><text:span text:style-name="T91">子表</text:span><text:span text:style-name="T104">7</text:span><text:span text:style-name="T98">：客户管理</text:span><text:span text:style-name="T117">模块</text:span><text:span text:style-name="T98">表</text:span></text:p>
        </text:list-header>
      </text:list>
      <text:list xml:id="list2501979508504762977" text:style-name="L58">
        <text:list-item>
          <text:p text:style-name="P210"><text:span text:style-name="T71">字段名称:</text:span><text:span text:style-name="T72">（</text:span><text:span text:style-name="T70">对接）</text:span><text:span text:style-name="T74">客户管理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55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5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5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5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5"><text:soft-page-break/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5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5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9132502364" text:continue-list="list153528348659825" text:style-name="L45">
        <text:list-item>
          <text:list>
            <text:list-header>
              <text:p text:style-name="P142"><text:span text:style-name="T117">字表</text:span><text:span text:style-name="T125">7</text:span><text:span text:style-name="T121">_1:</text:span><text:span text:style-name="T98">客户管理</text:span><text:span text:style-name="T121">模块</text:span><text:span text:style-name="T117">-指标表</text:span></text:p>
            </text:list-header>
          </text:list>
        </text:list-item>
      </text:list>
      <text:list xml:id="list601795547981359965" text:style-name="L59">
        <text:list-item>
          <text:p text:style-name="P211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56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56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56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56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56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6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6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56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6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6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7479237623" text:continue-list="list153529132502364" text:style-name="L45">
        <text:list-header>
          <text:p text:style-name="P142"><text:span text:style-name="T91">子表</text:span><text:span text:style-name="T104">8</text:span><text:span text:style-name="T98">：进度管理</text:span><text:span text:style-name="T117">模块</text:span><text:span text:style-name="T98">表</text:span></text:p>
        </text:list-header>
      </text:list>
      <text:list xml:id="list6321704182781212590" text:style-name="L60">
        <text:list-item>
          <text:p text:style-name="P212"><text:span text:style-name="T71">字段名称:</text:span><text:span text:style-name="T72">（</text:span><text:span text:style-name="T70">对接）</text:span><text:span text:style-name="T74">进度管理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57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7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7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7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7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7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7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7709679685" text:continue-list="list153527479237623" text:style-name="L45">
        <text:list-item>
          <text:list>
            <text:list-header>
              <text:p text:style-name="P142"><text:span text:style-name="T117">字表</text:span><text:span text:style-name="T125">8</text:span><text:span text:style-name="T121">_1:</text:span><text:span text:style-name="T98">进度管理</text:span><text:span text:style-name="T121">模块</text:span><text:span text:style-name="T117">-指标表</text:span></text:p>
            </text:list-header>
          </text:list>
        </text:list-item>
      </text:list>
      <text:list xml:id="list3618713830484110351" text:style-name="L61">
        <text:list-item>
          <text:p text:style-name="P213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58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58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58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58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58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8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58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58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8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58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8492705605" text:continue-list="list153527709679685" text:style-name="L45">
        <text:list-header>
          <text:p text:style-name="P142"><text:span text:style-name="T91">子表</text:span><text:span text:style-name="T104">9</text:span><text:span text:style-name="T98">：业务管理</text:span><text:span text:style-name="T117">模块</text:span><text:span text:style-name="T98">表</text:span></text:p>
        </text:list-header>
      </text:list>
      <text:list xml:id="list1831718562295418945" text:style-name="L62">
        <text:list-item>
          <text:p text:style-name="P214"><text:span text:style-name="T71">字段名称:</text:span><text:span text:style-name="T72">（</text:span><text:span text:style-name="T70">对接）</text:span><text:span text:style-name="T74">业务管理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59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9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9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9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59"><text:soft-page-break/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59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59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9269769738" text:continue-list="list153528492705605" text:style-name="L45">
        <text:list-item>
          <text:list>
            <text:list-header>
              <text:p text:style-name="P142"><text:span text:style-name="T117">字表</text:span><text:span text:style-name="T125">9</text:span><text:span text:style-name="T121">_1:</text:span><text:span text:style-name="T98">业务管理</text:span><text:span text:style-name="T121">模块</text:span><text:span text:style-name="T117">-指标表</text:span></text:p>
            </text:list-header>
          </text:list>
        </text:list-item>
      </text:list>
      <text:list xml:id="list1779418600197247209" text:style-name="L63">
        <text:list-item>
          <text:p text:style-name="P215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60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60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60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60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60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0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0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60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0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0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list xml:id="list153529408896084" text:continue-list="list153529269769738" text:style-name="L45">
        <text:list-header>
          <text:p text:style-name="P142"><text:span text:style-name="T91">子表</text:span><text:span text:style-name="T104">10</text:span><text:span text:style-name="T98">：项目组</text:span><text:span text:style-name="T117">模块</text:span><text:span text:style-name="T98">表</text:span></text:p>
        </text:list-header>
      </text:list>
      <text:list xml:id="list6185965811598539821" text:style-name="L64">
        <text:list-item>
          <text:p text:style-name="P216"><text:span text:style-name="T71">字段名称:</text:span><text:span text:style-name="T72">（</text:span><text:span text:style-name="T70">对接）</text:span><text:span text:style-name="T74">项目组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61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1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1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1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1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1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1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8918871292" text:continue-list="list153529408896084" text:style-name="L45">
        <text:list-item>
          <text:list>
            <text:list-header>
              <text:p text:style-name="P142"><text:span text:style-name="T117">字表</text:span><text:span text:style-name="T125">10</text:span><text:span text:style-name="T121">_1:</text:span><text:span text:style-name="T98">项目组</text:span><text:span text:style-name="T121">模块</text:span><text:span text:style-name="T117">-指标表</text:span></text:p>
            </text:list-header>
          </text:list>
        </text:list-item>
      </text:list>
      <text:list xml:id="list4000338111878851600" text:style-name="L65">
        <text:list-item>
          <text:p text:style-name="P217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62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62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62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62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62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2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2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62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2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2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25"><text:tab/><text:tab/><text:tab/></text:p>
      <text:p text:style-name="P37"><text:span text:style-name="T9"><text:tab/><text:tab/><text:tab/></text:span><text:span text:style-name="T18">功能名称</text:span><text:span text:style-name="T24">3</text:span><text:span text:style-name="T18">:编辑 功能类型:编辑</text:span></text:p>
      <text:list xml:id="list2947280481394153657" text:style-name="L66">
        <text:list-item>
          <text:p text:style-name="P218"><text:span text:style-name="T135">字段名称:</text:span><text:span text:style-name="T71">公</text:span><text:span text:style-name="T70">司目标</text:span><text:span text:style-name="T135"> </text:span><text:span text:style-name="T136">标签类型:文本框 必填 </text:span></text:p>
        </text:list-item>
        <text:list-item>
          <text:p text:style-name="P163"><text:span text:style-name="T36">字段名称:</text:span><text:span text:style-name="T91">公</text:span><text:span text:style-name="T90">司</text:span><text:span text:style-name="T36"> </text:span><text:span text:style-name="T39">标签类型:文本框 必填</text:span></text:p>
        </text:list-item>
        <text:list-item>
          <text:p text:style-name="P163"><text:span text:style-name="T36">字段名称:</text:span><text:span text:style-name="T91">部</text:span><text:span text:style-name="T90">门目标</text:span><text:span text:style-name="T36"> </text:span><text:span text:style-name="T39">标签类型:文本框 必填 </text:span></text:p>
        </text:list-item>
        <text:list-item>
          <text:p text:style-name="P163"><text:span text:style-name="T36">字段名称:</text:span><text:span text:style-name="T91">项</text:span><text:span text:style-name="T90">目组</text:span><text:span text:style-name="T116">/</text:span><text:span text:style-name="T90">部</text:span><text:span text:style-name="T116">门</text:span><text:span text:style-name="T37"> </text:span><text:span text:style-name="T38"><text:s/>标签</text:span><text:span text:style-name="T39">类型:下拉框 必填</text:span></text:p>
        </text:list-item>
        <text:list-item>
          <text:p text:style-name="P163"><text:span text:style-name="T36">字段名称:</text:span><text:span text:style-name="T91">岗</text:span><text:span text:style-name="T90">位目标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63"><text:soft-page-break/><text:span text:style-name="T36">字段名称:</text:span><text:span text:style-name="T91">岗</text:span><text:span text:style-name="T92">位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63"><text:span text:style-name="T36">字段名称:</text:span><text:span text:style-name="T92">序</text:span><text:span text:style-name="T90">号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63"><text:span text:style-name="T36">字段名称:</text:span><text:span text:style-name="T92">角</text:span><text:span text:style-name="T90">度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63"><text:span text:style-name="T36">字段名称:</text:span><text:span text:style-name="T92">维</text:span><text:span text:style-name="T90">度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63"><text:span text:style-name="T36">字段名称:</text:span><text:span text:style-name="T92">分</text:span><text:span text:style-name="T90">类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63"><text:span text:style-name="T36">字段名称:</text:span><text:span text:style-name="T92">项目阶段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63"><text:span text:style-name="T36">字段名称:</text:span><text:span text:style-name="T92">功</text:span><text:span text:style-name="T90">能（流</text:span><text:span text:style-name="T116">程）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63"><text:span text:style-name="T36">字段名称:</text:span><text:span text:style-name="T92">工</text:span><text:span text:style-name="T90">作频率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63"><text:span text:style-name="T36">字段名称:</text:span><text:span text:style-name="T92">工</text:span><text:span text:style-name="T90">作时间</text:span><text:span text:style-name="T116">节点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63"><text:span text:style-name="T36">字段名称:</text:span><text:span text:style-name="T93">操</text:span><text:span text:style-name="T90">作类型</text:span><text:span text:style-name="T38"> </text:span><text:span text:style-name="T39">标签类型:</text:span><text:span text:style-name="T92">下</text:span><text:span text:style-name="T90">拉多选</text:span><text:span text:style-name="T39">框 必填</text:span></text:p>
        </text:list-item>
        <text:list-item>
          <text:p text:style-name="P163"><text:span text:style-name="T36">字段名称:</text:span><text:span text:style-name="T92">工</text:span><text:span text:style-name="T90">作内容</text:span><text:span text:style-name="T38"> </text:span><text:span text:style-name="T39">标签类型:</text:span><text:span text:style-name="T92">文本</text:span><text:span text:style-name="T39">框 必填</text:span></text:p>
        </text:list-item>
        <text:list-item>
          <text:p text:style-name="P163"><text:span text:style-name="T91">字段名称:</text:span><text:span text:style-name="T92">包</text:span><text:span text:style-name="T90">含的附</text:span><text:span text:style-name="T116">件（名称）-</text:span><text:span text:style-name="T90">输出结</text:span><text:span text:style-name="T116">果 </text:span><text:span text:style-name="T117">标签类型:</text:span><text:span text:style-name="T92">文本</text:span><text:span text:style-name="T117">框 必填</text:span></text:p>
        </text:list-item>
        <text:list-item>
          <text:p text:style-name="P163"><text:span text:style-name="T91">字段名称:是</text:span><text:span text:style-name="T90">否有模</text:span><text:span text:style-name="T116">板</text:span><text:span text:style-name="T117"> 标签类型:</text:span><text:span text:style-name="T92">下拉</text:span><text:span text:style-name="T117">框 必填</text:span><text:span text:style-name="T118">(下拉内容:是/否)</text:span></text:p>
        </text:list-item>
        <text:list-item>
          <text:p text:style-name="P163"><text:span text:style-name="T91">字段名称:</text:span><text:span text:style-name="T94">模</text:span><text:span text:style-name="T90">板储存</text:span><text:span text:style-name="T116">位置</text:span><text:span text:style-name="T117"> 标签类型:</text:span><text:span text:style-name="T92">文本</text:span><text:span text:style-name="T117">框 必填</text:span></text:p>
        </text:list-item>
        <text:list-item>
          <text:p text:style-name="P163"><text:span text:style-name="T91">字段名称:工</text:span><text:span text:style-name="T90">作数据</text:span><text:span text:style-name="T116">存储位置</text:span><text:span text:style-name="T117"> 标签类型:</text:span><text:span text:style-name="T92">文本</text:span><text:span text:style-name="T117">框 必填</text:span></text:p>
        </text:list-item>
        <text:list-item>
          <text:p text:style-name="P163"><text:span text:style-name="T91">字段名称:经</text:span><text:span text:style-name="T90">验总结</text:span><text:span text:style-name="T116">（注意事项）</text:span><text:span text:style-name="T117"> 标签类型:</text:span><text:span text:style-name="T92">文本</text:span><text:span text:style-name="T117">框 必填</text:span></text:p>
        </text:list-item>
        <text:list-item>
          <text:p text:style-name="P163"><text:span text:style-name="T91">字段名称: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3"><text:span text:style-name="T91">字段名称: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3"><text:span text:style-name="T91">字段名称:</text:span><text:span text:style-name="T92">通</text:span><text:span text:style-name="T90">报内容</text:span><text:span text:style-name="T117"> 标签类型:</text:span><text:span text:style-name="T95">文本</text:span><text:span text:style-name="T117">框 必填</text:span></text:p>
        </text:list-item>
        <text:list-item>
          <text:p text:style-name="P163"><text:span text:style-name="T91">字段名称:</text:span><text:span text:style-name="T92">通</text:span><text:span text:style-name="T90">报对象</text:span><text:span text:style-name="T117"> 标签类型:</text:span><text:span text:style-name="T95">文本</text:span><text:span text:style-name="T117">框 必填</text:span></text:p>
        </text:list-item>
        <text:list-item>
          <text:p text:style-name="P163"><text:span text:style-name="T91">字段名称:</text:span><text:span text:style-name="T92">姓</text:span><text:span text:style-name="T90">名（在</text:span><text:span text:style-name="T116">岗人员）</text:span><text:span text:style-name="T117"> 标签类型:</text:span><text:span text:style-name="T95">下拉</text:span><text:span text:style-name="T117">框 必填</text:span></text:p>
        </text:list-item>
        <text:list-item>
          <text:p text:style-name="P163"><text:span text:style-name="T91">字段名称:代</text:span><text:span text:style-name="T90">理人</text:span><text:span text:style-name="T117"> 标签类型:</text:span><text:span text:style-name="T95">下拉</text:span><text:span text:style-name="T117">框 必填</text:span></text:p>
        </text:list-item>
        <text:list-item>
          <text:p text:style-name="P163"><text:span text:style-name="T91">字段名称:</text:span><text:span text:style-name="T92">是</text:span><text:span text:style-name="T90">否完成</text:span><text:span text:style-name="T117"> 标签类型:</text:span><text:span text:style-name="T95">下拉</text:span><text:span text:style-name="T117">框 必填</text:span><text:span text:style-name="T119">(两种情况:是/否)</text:span></text:p>
        </text:list-item>
        <text:list-item>
          <text:p text:style-name="P163"><text:span text:style-name="T91">字段名称:</text:span><text:span text:style-name="T96">完</text:span><text:span text:style-name="T90">成岗位</text:span><text:span text:style-name="T117"> 标签类型:</text:span><text:span text:style-name="T95">下拉</text:span><text:span text:style-name="T117">框 必填</text:span></text:p>
          <text:p text:style-name="P163"><text:span text:style-name="T91">子表</text:span><text:span text:style-name="T99">1</text:span><text:span text:style-name="T98">：规划模块表</text:span></text:p>
        </text:list-item>
      </text:list>
      <text:list xml:id="list8939027615850922342" text:style-name="L67">
        <text:list-item>
          <text:p text:style-name="P219"><text:span text:style-name="T71">字段名称:</text:span><text:span text:style-name="T72">（</text:span><text:span text:style-name="T70">对接）</text:span><text:span text:style-name="T111">规划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64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4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4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4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4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4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4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  <text:p text:style-name="P164"><text:span text:style-name="T117">字表</text:span><text:span text:style-name="T121">1_1:</text:span><text:span text:style-name="T117">规划模块-指标表</text:span></text:p>
        </text:list-item>
      </text:list>
      <text:list xml:id="list8967322023256710045" text:style-name="L68">
        <text:list-item>
          <text:p text:style-name="P220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66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66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66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66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66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6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6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66"><text:soft-page-break/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6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6"><text:span text:style-name="T91">字段名称:</text:span><text:span text:style-name="T92">规</text:span><text:span text:style-name="T90">则</text:span><text:span text:style-name="T117"> 标签类型:</text:span><text:span text:style-name="T97">文本</text:span><text:span text:style-name="T117">框 必填</text:span></text:p>
        </text:list-item>
      </text:list>
      <text:p text:style-name="P43"><text:span text:style-name="T112"><text:tab/><text:tab/><text:tab/><text:tab/><text:tab/><text:tab/><text:tab/><text:tab/></text:span><text:span text:style-name="T71">子表</text:span><text:span text:style-name="T75">2</text:span><text:span text:style-name="T74">：</text:span><text:span text:style-name="T112">福利</text:span><text:span text:style-name="T110">模块</text:span><text:span text:style-name="T74">表</text:span></text:p>
      <text:list xml:id="list8670690607680655690" text:style-name="L69">
        <text:list-item>
          <text:p text:style-name="P221"><text:span text:style-name="T71">字段名称:</text:span><text:span text:style-name="T72">（</text:span><text:span text:style-name="T70">对接）</text:span><text:span text:style-name="T112">福利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67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7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7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7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7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7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7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153528325772709" text:continue-list="list8939027615850922342" text:style-name="L67">
        <text:list-header>
          <text:p text:style-name="P165"><text:span text:style-name="T117">字表</text:span><text:span text:style-name="T122">2</text:span><text:span text:style-name="T121">_1:</text:span><text:span text:style-name="T117">福利</text:span><text:span text:style-name="T121">模块</text:span><text:span text:style-name="T117">-指标表</text:span></text:p>
        </text:list-header>
      </text:list>
      <text:list xml:id="list4446387148168882989" text:style-name="L70">
        <text:list-item>
          <text:p text:style-name="P222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68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68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68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68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68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8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68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68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8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68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1"><text:span text:style-name="T117"><text:tab/><text:tab/><text:tab/><text:tab/><text:tab/><text:tab/><text:tab/></text:span><text:span text:style-name="T91">子表</text:span><text:span text:style-name="T100">3</text:span><text:span text:style-name="T98">：素养</text:span><text:span text:style-name="T117">模块</text:span><text:span text:style-name="T98">表</text:span></text:p>
      <text:list xml:id="list2255330327220761469" text:style-name="L71">
        <text:list-item>
          <text:p text:style-name="P223"><text:span text:style-name="T71">字段名称:</text:span><text:span text:style-name="T72">（</text:span><text:span text:style-name="T70">对接）</text:span><text:span text:style-name="T74">素养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69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9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9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9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69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69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69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8377998208582194109" text:style-name="L72">
        <text:list-header>
          <text:p text:style-name="P170"><text:span text:style-name="T117">字表</text:span><text:span text:style-name="T122">3</text:span><text:span text:style-name="T121">_1:</text:span><text:span text:style-name="T98">素养</text:span><text:span text:style-name="T121">模块</text:span><text:span text:style-name="T117">-指标表</text:span></text:p>
        </text:list-header>
      </text:list>
      <text:list xml:id="list6668431174953940082" text:style-name="L73">
        <text:list-item>
          <text:p text:style-name="P224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71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71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71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71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71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71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71"><text:soft-page-break/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71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71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71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2"><text:span text:style-name="T117"><text:tab/><text:tab/><text:tab/><text:tab/><text:tab/><text:tab/><text:tab/></text:span><text:span text:style-name="T91">子表</text:span><text:span text:style-name="T101">4</text:span><text:span text:style-name="T98">：预算</text:span><text:span text:style-name="T117">模块</text:span><text:span text:style-name="T98">表</text:span></text:p>
      <text:list xml:id="list8804072423898475268" text:style-name="L74">
        <text:list-item>
          <text:p text:style-name="P225"><text:span text:style-name="T71">字段名称:</text:span><text:span text:style-name="T72">（</text:span><text:span text:style-name="T70">对接）</text:span><text:span text:style-name="T74">预算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72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72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72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72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72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72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72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3444600075425304182" text:style-name="L75">
        <text:list-header>
          <text:p text:style-name="P173"><text:span text:style-name="T117">字表</text:span><text:span text:style-name="T123">4</text:span><text:span text:style-name="T121">_1:</text:span><text:span text:style-name="T98">预算</text:span><text:span text:style-name="T121">模块</text:span><text:span text:style-name="T117">-指标表</text:span></text:p>
        </text:list-header>
      </text:list>
      <text:list xml:id="list7171242164441759447" text:style-name="L76">
        <text:list-item>
          <text:p text:style-name="P226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74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74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74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74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74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74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74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74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74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74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3"><text:span text:style-name="T91"><text:tab/><text:tab/><text:tab/><text:tab/><text:tab/><text:tab/><text:tab/>子表</text:span><text:span text:style-name="T102">5</text:span><text:span text:style-name="T98">：资金</text:span><text:span text:style-name="T117">模块</text:span><text:span text:style-name="T98">表</text:span></text:p>
      <text:list xml:id="list8722054492114928417" text:style-name="L77">
        <text:list-item>
          <text:p text:style-name="P227"><text:span text:style-name="T71">字段名称:</text:span><text:span text:style-name="T72">（</text:span><text:span text:style-name="T70">对接）</text:span><text:span text:style-name="T74">资金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75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75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75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75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75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75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75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7110212521952617644" text:style-name="L78">
        <text:list-header>
          <text:p text:style-name="P176"><text:span text:style-name="T117">字表</text:span><text:span text:style-name="T124">5</text:span><text:span text:style-name="T121">_1:</text:span><text:span text:style-name="T98">资金</text:span><text:span text:style-name="T121">模块</text:span><text:span text:style-name="T117">-指标表</text:span></text:p>
        </text:list-header>
      </text:list>
      <text:list xml:id="list6286511925890484139" text:style-name="L79">
        <text:list-item>
          <text:p text:style-name="P228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77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77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77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77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77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77"><text:soft-page-break/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77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77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77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77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4"><text:span text:style-name="T117"><text:tab/><text:tab/><text:tab/><text:tab/><text:tab/><text:tab/><text:tab/></text:span><text:span text:style-name="T91">子表</text:span><text:span text:style-name="T103">6</text:span><text:span text:style-name="T98">：账务</text:span><text:span text:style-name="T117">模块</text:span><text:span text:style-name="T98">表</text:span></text:p>
      <text:list xml:id="list1680382936333316882" text:style-name="L80">
        <text:list-item>
          <text:p text:style-name="P229"><text:span text:style-name="T71">字段名称:</text:span><text:span text:style-name="T72">（</text:span><text:span text:style-name="T70">对接）</text:span><text:span text:style-name="T74">账务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78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78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78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78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78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78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78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3508219829057722395" text:style-name="L81">
        <text:list-header>
          <text:p text:style-name="P179"><text:span text:style-name="T117">字表</text:span><text:span text:style-name="T125">6</text:span><text:span text:style-name="T121">_1:</text:span><text:span text:style-name="T98">账务</text:span><text:span text:style-name="T121">模块</text:span><text:span text:style-name="T117">-指标表</text:span></text:p>
        </text:list-header>
      </text:list>
      <text:list xml:id="list6946495605903974584" text:style-name="L82">
        <text:list-item>
          <text:p text:style-name="P230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80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80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80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80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80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0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0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80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0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0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5"><text:span text:style-name="T117"><text:tab/><text:tab/><text:tab/><text:tab/><text:tab/><text:tab/><text:tab/></text:span><text:span text:style-name="T91">子表</text:span><text:span text:style-name="T104">7</text:span><text:span text:style-name="T98">：客户管理</text:span><text:span text:style-name="T117">模块</text:span><text:span text:style-name="T98">表</text:span></text:p>
      <text:list xml:id="list5726399837664522331" text:style-name="L83">
        <text:list-item>
          <text:p text:style-name="P231"><text:span text:style-name="T71">字段名称:</text:span><text:span text:style-name="T72">（</text:span><text:span text:style-name="T70">对接）</text:span><text:span text:style-name="T74">客户管理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81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81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81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81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81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81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81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7208134172193860306" text:style-name="L84">
        <text:list-header>
          <text:p text:style-name="P182"><text:span text:style-name="T117">字表</text:span><text:span text:style-name="T125">7</text:span><text:span text:style-name="T121">_1:</text:span><text:span text:style-name="T98">客户管理</text:span><text:span text:style-name="T121">模块</text:span><text:span text:style-name="T117">-指标表</text:span></text:p>
        </text:list-header>
      </text:list>
      <text:list xml:id="list4302135864013783543" text:style-name="L85">
        <text:list-item>
          <text:p text:style-name="P232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83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83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83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83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83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3"><text:soft-page-break/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3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83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3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3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5"><text:span text:style-name="T117"><text:tab/><text:tab/><text:tab/><text:tab/><text:tab/><text:tab/><text:tab/></text:span><text:span text:style-name="T91">子表</text:span><text:span text:style-name="T104">8</text:span><text:span text:style-name="T98">：进度管理</text:span><text:span text:style-name="T117">模块</text:span><text:span text:style-name="T98">表</text:span></text:p>
      <text:list xml:id="list2087983725637535783" text:style-name="L86">
        <text:list-item>
          <text:p text:style-name="P233"><text:span text:style-name="T71">字段名称:</text:span><text:span text:style-name="T72">（</text:span><text:span text:style-name="T70">对接）</text:span><text:span text:style-name="T74">进度管理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84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84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84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84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84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84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84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6132520655139261833" text:style-name="L87">
        <text:list-header>
          <text:p text:style-name="P185"><text:span text:style-name="T117">字表</text:span><text:span text:style-name="T125">8</text:span><text:span text:style-name="T121">_1:</text:span><text:span text:style-name="T98">进度管理</text:span><text:span text:style-name="T121">模块</text:span><text:span text:style-name="T117">-指标表</text:span></text:p>
        </text:list-header>
      </text:list>
      <text:list xml:id="list2770226421089072112" text:style-name="L88">
        <text:list-item>
          <text:p text:style-name="P234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86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86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86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86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86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6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6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86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6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6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5"><text:span text:style-name="T117"><text:tab/><text:tab/><text:tab/><text:tab/><text:tab/><text:tab/><text:tab/></text:span><text:span text:style-name="T91">子表</text:span><text:span text:style-name="T104">9</text:span><text:span text:style-name="T98">：业务管理</text:span><text:span text:style-name="T117">模块</text:span><text:span text:style-name="T98">表</text:span></text:p>
      <text:list xml:id="list8391918984119941167" text:style-name="L89">
        <text:list-item>
          <text:p text:style-name="P235"><text:span text:style-name="T71">字段名称:</text:span><text:span text:style-name="T72">（</text:span><text:span text:style-name="T70">对接）</text:span><text:span text:style-name="T74">业务管理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87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87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87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87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87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87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87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4383552447332541775" text:style-name="L90">
        <text:list-header>
          <text:p text:style-name="P188"><text:span text:style-name="T117">字表</text:span><text:span text:style-name="T125">9</text:span><text:span text:style-name="T121">_1:</text:span><text:span text:style-name="T98">业务管理</text:span><text:span text:style-name="T121">模块</text:span><text:span text:style-name="T117">-指标表</text:span></text:p>
        </text:list-header>
      </text:list>
      <text:list xml:id="list9004456207296544932" text:style-name="L91">
        <text:list-item>
          <text:p text:style-name="P236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89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89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89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89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89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9"><text:soft-page-break/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89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89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9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89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5"><text:span text:style-name="T117"><text:tab/><text:tab/><text:tab/><text:tab/><text:tab/><text:tab/><text:tab/></text:span><text:span text:style-name="T91">子表</text:span><text:span text:style-name="T104">10</text:span><text:span text:style-name="T98">：项目组</text:span><text:span text:style-name="T117">模块</text:span><text:span text:style-name="T98">表</text:span></text:p>
      <text:list xml:id="list2613521862549353262" text:style-name="L92">
        <text:list-item>
          <text:p text:style-name="P237"><text:span text:style-name="T71">字段名称:</text:span><text:span text:style-name="T72">（</text:span><text:span text:style-name="T70">对接）</text:span><text:span text:style-name="T74">项目组</text:span><text:span text:style-name="T111">模块</text:span><text:span text:style-name="T112"> 标签类型:</text:span><text:span text:style-name="T73">数字</text:span><text:span text:style-name="T112">框 必填</text:span><text:span text:style-name="T113">(有关联填1/无关联填0)</text:span></text:p>
        </text:list-item>
        <text:list-item>
          <text:p text:style-name="P190"><text:span text:style-name="T91">字段名称:</text:span><text:span text:style-name="T96">通</text:span><text:span text:style-name="T90">报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90"><text:span text:style-name="T91">字段名称:</text:span><text:span text:style-name="T92">通</text:span><text:span text:style-name="T90">报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90"><text:span text:style-name="T91">字段名称:</text:span><text:span text:style-name="T92">通</text:span><text:span text:style-name="T90">报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90"><text:span text:style-name="T91">字段名称:</text:span><text:span text:style-name="T92">协</text:span><text:span text:style-name="T90">助时间</text:span><text:span text:style-name="T116">节点</text:span><text:span text:style-name="T117"> 标签类型:</text:span><text:span text:style-name="T95">文本</text:span><text:span text:style-name="T117">框 必填</text:span></text:p>
        </text:list-item>
        <text:list-item>
          <text:p text:style-name="P190"><text:span text:style-name="T91">字段名称:</text:span><text:span text:style-name="T92">协</text:span><text:span text:style-name="T90">助函发</text:span><text:span text:style-name="T116">送形式</text:span><text:span text:style-name="T117"> 标签类型:</text:span><text:span text:style-name="T95">文本</text:span><text:span text:style-name="T117">框 必填</text:span></text:p>
        </text:list-item>
        <text:list-item>
          <text:p text:style-name="P190"><text:span text:style-name="T91">字段名称:</text:span><text:span text:style-name="T92">协</text:span><text:span text:style-name="T90">助内容</text:span><text:span text:style-name="T116">模板</text:span><text:span text:style-name="T117"> 标签类型:</text:span><text:span text:style-name="T95">文本</text:span><text:span text:style-name="T117">框 必填</text:span></text:p>
        </text:list-item>
        <text:list-item>
          <text:p text:style-name="P190"><text:span text:style-name="T91">字段名称:</text:span><text:span text:style-name="T92">功</text:span><text:span text:style-name="T90">能（流</text:span><text:span text:style-name="T116">程）</text:span><text:span text:style-name="T117"> 标签类型:</text:span><text:span text:style-name="T95">下拉</text:span><text:span text:style-name="T117">框 必填</text:span></text:p>
        </text:list-item>
      </text:list>
      <text:list xml:id="list7914536239479684058" text:style-name="L93">
        <text:list-header>
          <text:p text:style-name="P191"><text:span text:style-name="T117">字表</text:span><text:span text:style-name="T125">10</text:span><text:span text:style-name="T121">_1:</text:span><text:span text:style-name="T98">项目组</text:span><text:span text:style-name="T121">模块</text:span><text:span text:style-name="T117">-指标表</text:span></text:p>
        </text:list-header>
      </text:list>
      <text:list xml:id="list9130592229002592443" text:style-name="L94">
        <text:list-item>
          <text:p text:style-name="P238"><text:span text:style-name="T71">字段名称:指</text:span><text:span text:style-name="T70">标序号</text:span><text:span text:style-name="T112"> 标签类型:</text:span><text:span text:style-name="T73">数字</text:span><text:span text:style-name="T112">框 必填</text:span></text:p>
        </text:list-item>
        <text:list-item>
          <text:p text:style-name="P192"><text:span text:style-name="T91">字段名称:</text:span><text:span text:style-name="T92">指</text:span><text:span text:style-name="T90">标类型</text:span><text:span text:style-name="T117"> 标签类型:</text:span><text:span text:style-name="T95">文本</text:span><text:span text:style-name="T117">框 必填</text:span></text:p>
        </text:list-item>
        <text:list-item>
          <text:p text:style-name="P192"><text:span text:style-name="T91">字段名称:</text:span><text:span text:style-name="T92">考</text:span><text:span text:style-name="T90">核指标</text:span><text:span text:style-name="T117"> 标签类型:</text:span><text:span text:style-name="T95">文本</text:span><text:span text:style-name="T117">框 必填</text:span></text:p>
        </text:list-item>
        <text:list-item>
          <text:p text:style-name="P192"><text:span text:style-name="T91">字段名称:</text:span><text:span text:style-name="T92">目</text:span><text:span text:style-name="T90">标值</text:span><text:span text:style-name="T117"> 标签类型:</text:span><text:span text:style-name="T95">文本</text:span><text:span text:style-name="T117">框 必填</text:span></text:p>
        </text:list-item>
        <text:list-item>
          <text:p text:style-name="P192"><text:span text:style-name="T91">字段名称:</text:span><text:span text:style-name="T92">体</text:span><text:span text:style-name="T90">现</text:span><text:span text:style-name="T117"> 标签类型:</text:span><text:span text:style-name="T95">文本</text:span><text:span text:style-name="T117">框 必填</text:span></text:p>
        </text:list-item>
        <text:list-item>
          <text:p text:style-name="P192"><text:span text:style-name="T91">字段名称:</text:span><text:span text:style-name="T92">达</text:span><text:span text:style-name="T90">到指标</text:span><text:span text:style-name="T116">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92"><text:span text:style-name="T91">字段名称:</text:span><text:span text:style-name="T92">未</text:span><text:span text:style-name="T90">达到指</text:span><text:span text:style-name="T116">标对赌分</text:span><text:span text:style-name="T117"> 标签类型:</text:span><text:span text:style-name="T95">数字</text:span><text:span text:style-name="T117">框 必填</text:span></text:p>
        </text:list-item>
        <text:list-item>
          <text:p text:style-name="P192"><text:span text:style-name="T91">字段名称:</text:span><text:span text:style-name="T92">是</text:span><text:span text:style-name="T90">否达到</text:span><text:span text:style-name="T116">指标</text:span><text:span text:style-name="T117"> 标签类型:</text:span><text:span text:style-name="T97">下拉</text:span><text:span text:style-name="T117">框 必填</text:span><text:span text:style-name="T120">(是/否)</text:span></text:p>
        </text:list-item>
        <text:list-item>
          <text:p text:style-name="P192"><text:span text:style-name="T91">字段名称:</text:span><text:span text:style-name="T97">要</text:span><text:span text:style-name="T90">求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92"><text:span text:style-name="T91">字段名称:对</text:span><text:span text:style-name="T90">赌</text:span><text:span text:style-name="T92">方</text:span><text:span text:style-name="T117"> 标签类型:</text:span><text:span text:style-name="T97">文本</text:span><text:span text:style-name="T117">框 必填</text:span></text:p>
        </text:list-item>
        <text:list-item>
          <text:p text:style-name="P192"><text:span text:style-name="T91">字段名称:</text:span><text:span text:style-name="T92">规则</text:span><text:span text:style-name="T117"> 标签类型:</text:span><text:span text:style-name="T97">文本</text:span><text:span text:style-name="T117">框 必填</text:span></text:p>
        </text:list-item>
      </text:list>
      <text:p text:style-name="P36"><text:span text:style-name="T9"><text:tab/><text:tab/><text:tab/></text:span><text:span text:style-name="T18">功能名称</text:span><text:span text:style-name="T25">4</text:span><text:span text:style-name="T18">:删除 功能类型:删除</text:span></text:p>
      <text:p text:style-name="P34"><text:span text:style-name="T18"><text:tab/><text:tab/><text:tab/>功能名称</text:span><text:span text:style-name="T26">5</text:span><text:span text:style-name="T18">:导出 功能类型:导出</text:span></text:p>
      <text:p text:style-name="P34"><text:span text:style-name="T18"><text:tab/><text:tab/><text:tab/><text:tab/>导出条件</text:span><text:span text:style-name="T28">：</text:span></text:p>
      <text:p text:style-name="P35"><text:span text:style-name="T28">　　</text:span><text:span text:style-name="T18"><text:tab/><text:tab/><text:tab/><text:tab/></text:span><text:span text:style-name="T28">1.</text:span><text:span text:style-name="T76">字段名称:岗位 标签类型:下拉多选框 非必填</text:span></text:p>
      <text:p text:style-name="P34"><text:span text:style-name="T18"><text:tab/><text:tab/><text:tab/>功能名称</text:span><text:span text:style-name="T26">6</text:span><text:span text:style-name="T18">:导入 功能类型:导入</text:span></text:p>
      <text:p text:style-name="P33"><text:span text:style-name="T18"><text:tab/><text:tab/><text:tab/><text:tab/><text:tab/></text:span><text:span text:style-name="T28">1.</text:span><text:span text:style-name="T76">字段名称:岗位 标签类型:下拉多选框 非必填</text:span></text:p>
      <text:p text:style-name="P32"><text:span text:style-name="T9">------------------------------------以上为</text:span><text:span text:style-name="T30">修改后的岗位工作明细</text:span><text:span text:style-name="T22">------------------------------------------</text:span></text:p>
      <text:p text:style-name="P31"><text:span text:style-name="T9"><text:tab/><text:tab/>导航下拉条</text:span><text:span text:style-name="T18">14:人员构成</text:span></text:p>
      <text:p text:style-name="P23"><text:tab/><text:tab/><text:tab/>功能名称1:列表 功能类型:网格</text:p>
      <text:list xml:id="list7828172096371214695" text:style-name="L95">
        <text:list-item>
          <text:p text:style-name="P106">字段名称:员工编号</text:p>
        </text:list-item>
        <text:list-item>
          <text:p text:style-name="P106">字段名称:员工</text:p>
        </text:list-item>
        <text:list-item>
          <text:p text:style-name="P106">字段名称:体系</text:p>
        </text:list-item>
        <text:list-item>
          <text:p text:style-name="P107">字段名称:所属地区</text:p>
        </text:list-item>
        <text:list-item>
          <text:p text:style-name="P106">字段名称:项目组/部门</text:p>
        </text:list-item>
        <text:list-item>
          <text:p text:style-name="P106">字段名称:岗位</text:p>
        </text:list-item>
        <text:list-item>
          <text:p text:style-name="P106">字段名称:岗位层级</text:p>
        </text:list-item>
        <text:list-item>
          <text:p text:style-name="P106">字段名称:模块</text:p>
        </text:list-item>
        <text:list-item>
          <text:p text:style-name="P106"><text:soft-page-break/>字段名称:岗位名称</text:p>
        </text:list-item>
        <text:list-item>
          <text:p text:style-name="P106">字段名称:岗位编号</text:p>
        </text:list-item>
        <text:list-item>
          <text:p text:style-name="P106">字段名称:状态</text:p>
        </text:list-item>
      </text:list>
      <text:p text:style-name="P23"><text:tab/><text:tab/><text:tab/>功能名称2:添加 功能类型:编辑</text:p>
      <text:list xml:id="list3067110860236742341" text:style-name="L96">
        <text:list-item>
          <text:p text:style-name="P239"><text:span text:style-name="T18">字段名称:体系 </text:span><text:span text:style-name="T9">标签类型:单选下拉框 必填 </text:span></text:p>
        </text:list-item>
        <text:list-item>
          <text:p text:style-name="P239"><text:span text:style-name="T18">字段名称:项目组/部门 </text:span><text:span text:style-name="T9">标签类型:单选下拉框 必填</text:span></text:p>
        </text:list-item>
        <text:list-item>
          <text:p text:style-name="P239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239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239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44"><text:span text:style-name="T18"><text:tab/><text:tab/><text:tab/>功能名称</text:span><text:span text:style-name="T19">3</text:span><text:span text:style-name="T18">:编辑 功能类型:编辑</text:span></text:p>
      <text:list xml:id="list3122034938038460951" text:style-name="L97">
        <text:list-item>
          <text:p text:style-name="P240"><text:span text:style-name="T18">字段名称:体系 </text:span><text:span text:style-name="T9">标签类型:单选下拉框 必填 </text:span></text:p>
        </text:list-item>
        <text:list-item>
          <text:p text:style-name="P240"><text:span text:style-name="T18">字段名称:项目组/部门 </text:span><text:span text:style-name="T9">标签类型:单选下拉框 必填</text:span></text:p>
        </text:list-item>
        <text:list-item>
          <text:p text:style-name="P240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240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240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44"><text:span text:style-name="T8"><text:tab/><text:tab/><text:tab/></text:span><text:span text:style-name="T9">功能名称</text:span><text:span text:style-name="T10">4</text:span><text:span text:style-name="T8">:删除 功能类型:编辑</text:span></text:p>
      <text:p text:style-name="P44"><text:span text:style-name="T50"><text:tab/><text:tab/><text:tab/><text:tab/></text:span><text:span text:style-name="T47">提示:是否确认删除该记录</text:span></text:p>
      <text:p text:style-name="P44"><text:span text:style-name="T47"><text:tab/><text:tab/><text:tab/>功能名称</text:span><text:span text:style-name="T51">5</text:span><text:span text:style-name="T50">:关闭使用 功能类型:编辑</text:span></text:p>
      <text:p text:style-name="P44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/>
      <text:p text:style-name="P30"><text:span text:style-name="T9"><text:tab/></text:span><text:span text:style-name="T30">导航下拉条</text:span><text:span text:style-name="T31">1</text:span><text:span text:style-name="T34">5</text:span><text:span text:style-name="T31">:</text:span><text:span text:style-name="T34">组织结构管理汇总(新增)</text:span></text:p>
      <text:p text:style-name="P41"><text:span text:style-name="T29"><text:tab/><text:tab/><text:tab/></text:span><text:span text:style-name="T141">功能名_</text:span><text:span text:style-name="T142">1:操作汇总 功能类型:汇总</text:span></text:p>
      <text:list xml:id="list4288525794017467294" text:style-name="L98">
        <text:list-item>
          <text:p text:style-name="P241"><text:span text:style-name="T139">字段名:</text:span><text:span text:style-name="T83">地区</text:span></text:p>
        </text:list-item>
        <text:list-item>
          <text:p text:style-name="P241"><text:span text:style-name="T127">字段名:</text:span><text:span text:style-name="T79">人</text:span><text:span text:style-name="T68">员安排</text:span></text:p>
        </text:list-item>
        <text:list-item>
          <text:p text:style-name="P241"><text:span text:style-name="T140">字段名:</text:span><text:span text:style-name="T82">类</text:span><text:span text:style-name="T68">型</text:span></text:p>
        </text:list-item>
        <text:list-item>
          <text:p text:style-name="P241"><text:span text:style-name="T129">字段名:</text:span><text:span text:style-name="T85">任</text:span><text:span text:style-name="T68">务类型</text:span></text:p>
        </text:list-item>
        <text:list-item>
          <text:p text:style-name="P241"><text:span text:style-name="T129">字段名:</text:span><text:span text:style-name="T84">工</text:span><text:span text:style-name="T68">作内容</text:span></text:p>
        </text:list-item>
        <text:list-item>
          <text:p text:style-name="P241"><text:span text:style-name="T129">字段名:</text:span><text:span text:style-name="T82">计</text:span><text:span text:style-name="T68">划任务数量</text:span></text:p>
        </text:list-item>
        <text:list-item>
          <text:p text:style-name="P242"><text:span text:style-name="T127">字段名:</text:span><text:span text:style-name="T84">计</text:span><text:span text:style-name="T68">划任务时长</text:span></text:p>
        </text:list-item>
        <text:list-item>
          <text:p text:style-name="P242"><text:span text:style-name="T127">字段名:</text:span><text:span text:style-name="T84">计</text:span><text:span text:style-name="T68">划工作量</text:span></text:p>
        </text:list-item>
        <text:list-item>
          <text:p text:style-name="P242"><text:span text:style-name="T139">字段名:</text:span><text:span text:style-name="T82">备</text:span><text:span text:style-name="T68">注</text:span></text:p>
        </text:list-item>
        <text:list-item>
          <text:p text:style-name="P242"><text:span text:style-name="T139">字段名:</text:span><text:span text:style-name="T82">工</text:span><text:span text:style-name="T68">作内容</text:span></text:p>
        </text:list-item>
        <text:list-item>
          <text:p text:style-name="P242"><text:span text:style-name="T127">字段名:</text:span><text:span text:style-name="T82">计</text:span><text:span text:style-name="T68">划任务数</text:span><text:span text:style-name="T114">量</text:span></text:p>
        </text:list-item>
        <text:list-item>
          <text:p text:style-name="P242"><text:span text:style-name="T139">字段名:</text:span><text:span text:style-name="T83">实</text:span><text:span text:style-name="T68">际完成任</text:span><text:span text:style-name="T114">务数量</text:span></text:p>
        </text:list-item>
        <text:list-item>
          <text:p text:style-name="P242"><text:span text:style-name="T139">字段名:</text:span><text:span text:style-name="T82">差</text:span><text:span text:style-name="T68">异任务量</text:span></text:p>
        </text:list-item>
        <text:list-item>
          <text:p text:style-name="P242"><text:span text:style-name="T127">字段名:</text:span><text:span text:style-name="T82">计</text:span><text:span text:style-name="T68">划任务时</text:span><text:span text:style-name="T114">长</text:span></text:p>
        </text:list-item>
        <text:list-item>
          <text:p text:style-name="P242"><text:span text:style-name="T139">字段名:</text:span><text:span text:style-name="T82">实</text:span><text:span text:style-name="T68">际任务时</text:span><text:span text:style-name="T114">长</text:span></text:p>
        </text:list-item>
        <text:list-item>
          <text:p text:style-name="P242"><text:span text:style-name="T127">字段名:</text:span><text:span text:style-name="T85">差</text:span><text:span text:style-name="T68">异任务时</text:span><text:span text:style-name="T114">长</text:span></text:p>
        </text:list-item>
        <text:list-item>
          <text:p text:style-name="P242"><text:span text:style-name="T127">字段名:</text:span><text:span text:style-name="T84">计</text:span><text:span text:style-name="T68">划工作量</text:span></text:p>
        </text:list-item>
        <text:list-item>
          <text:p text:style-name="P242"><text:span text:style-name="T127">字段名:</text:span><text:span text:style-name="T82">实</text:span><text:span text:style-name="T68">际工作量</text:span></text:p>
        </text:list-item>
        <text:list-item>
          <text:p text:style-name="P242"><text:span text:style-name="T127">字段名:</text:span><text:span text:style-name="T84">差</text:span><text:span text:style-name="T68">异工作量</text:span></text:p>
        </text:list-item>
        <text:list-item>
          <text:p text:style-name="P242"><text:span text:style-name="T127">字段名:</text:span><text:span text:style-name="T84">备</text:span><text:span text:style-name="T68">注</text:span></text:p>
        </text:list-item>
        <text:list-item>
          <text:p text:style-name="P125"><text:span text:style-name="T143">字段名:</text:span><text:span text:style-name="T82">人</text:span><text:span text:style-name="T67">工</text:span></text:p>
        </text:list-item>
      </text:list>
      <text:p text:style-name="P48"><text:soft-page-break/><text:span text:style-name="T77"><text:tab/><text:tab/></text:span><text:span text:style-name="T130">功能名_</text:span><text:span text:style-name="T131">2</text:span><text:span text:style-name="T132">:</text:span><text:span text:style-name="T128">组</text:span><text:span text:style-name="T68">织结构管理周汇总</text:span><text:span text:style-name="T132"> 功能类型:汇总</text:span><text:span text:style-name="T77"><text:tab/></text:span><text:span text:style-name="T78">(url:positionworkdetails/v1/weekCollect)</text:span></text:p>
      <text:list xml:id="list7101066701958731093" text:style-name="L99">
        <text:list-item>
          <text:p text:style-name="P243"><text:span text:style-name="T129">字段名:</text:span><text:bookmark-start text:name="__DdeLink__13518_1909886409"/><text:bookmark-start text:name="__DdeLink__13514_1909886409"/><text:span text:style-name="T80">预</text:span><text:span text:style-name="T68">估金额</text:span><text:bookmark-end text:name="__DdeLink__13518_1909886409"/><text:bookmark-end text:name="__DdeLink__13514_1909886409"/></text:p>
        </text:list-item>
        <text:list-item>
          <text:p text:style-name="P243"><text:span text:style-name="T127">字段名:</text:span><text:bookmark-start text:name="__DdeLink__13520_1909886409"/><text:bookmark-start text:name="__DdeLink__13516_1909886409"/><text:span text:style-name="T82">地</text:span><text:span text:style-name="T68">区</text:span><text:bookmark-end text:name="__DdeLink__13520_1909886409"/><text:bookmark-end text:name="__DdeLink__13516_1909886409"/></text:p>
        </text:list-item>
        <text:list-item>
          <text:p text:style-name="P243"><text:span text:style-name="T140">字段名:</text:span><text:bookmark-start text:name="__DdeLink__13522_1909886409"/><text:span text:style-name="T79">项</text:span><text:span text:style-name="T68">目组</text:span><text:span text:style-name="T114">/</text:span><text:span text:style-name="T68">部门</text:span><text:bookmark-end text:name="__DdeLink__13522_1909886409"/></text:p>
        </text:list-item>
        <text:list-item>
          <text:p text:style-name="P243"><text:span text:style-name="T129">字段名:</text:span><text:bookmark-start text:name="__DdeLink__13524_1909886409"/><text:span text:style-name="T79">内</text:span><text:span text:style-name="T68">部项目数</text:span><text:bookmark-end text:name="__DdeLink__13524_1909886409"/></text:p>
        </text:list-item>
        <text:list-item>
          <text:p text:style-name="P243"><text:span text:style-name="T129">字段名:</text:span><text:bookmark-start text:name="__DdeLink__13526_1909886409"/><text:span text:style-name="T79">岗</text:span><text:span text:style-name="T68">位数</text:span><text:bookmark-end text:name="__DdeLink__13526_1909886409"/></text:p>
        </text:list-item>
        <text:list-item>
          <text:p text:style-name="P243"><text:span text:style-name="T129">字段名:</text:span><text:bookmark-start text:name="__DdeLink__13528_1909886409"/><text:span text:style-name="T79">岗</text:span><text:span text:style-name="T68">位无任职人数</text:span><text:bookmark-end text:name="__DdeLink__13528_1909886409"/></text:p>
        </text:list-item>
        <text:list-item>
          <text:p text:style-name="P243"><text:span text:style-name="T129">字段名:</text:span><text:bookmark-start text:name="__DdeLink__13530_1909886409"/><text:span text:style-name="T82">兼</text:span><text:span text:style-name="T68">任数</text:span><text:bookmark-end text:name="__DdeLink__13530_1909886409"/></text:p>
        </text:list-item>
        <text:list-item>
          <text:p text:style-name="P243"><text:span text:style-name="T129">字段名:</text:span><text:bookmark-start text:name="__DdeLink__13532_1909886409"/><text:span text:style-name="T82">已</text:span><text:span text:style-name="T68">有岗位说明书</text:span><text:bookmark-end text:name="__DdeLink__13532_1909886409"/></text:p>
        </text:list-item>
        <text:list-item>
          <text:p text:style-name="P243"><text:span text:style-name="T140">字段名:</text:span><text:bookmark-start text:name="__DdeLink__13534_1909886409"/><text:span text:style-name="T82">无</text:span><text:span text:style-name="T68">岗位说明书</text:span><text:bookmark-end text:name="__DdeLink__13534_1909886409"/></text:p>
        </text:list-item>
        <text:list-item>
          <text:p text:style-name="P243"><text:span text:style-name="T140">字段名:</text:span><text:bookmark-start text:name="__DdeLink__13536_1909886409"/><text:span text:style-name="T82">被</text:span><text:span text:style-name="T68">调动人数</text:span><text:bookmark-end text:name="__DdeLink__13536_1909886409"/></text:p>
        </text:list-item>
        <text:list-item>
          <text:p text:style-name="P243"><text:span text:style-name="T129">字段名:</text:span><text:bookmark-start text:name="__DdeLink__13538_1909886409"/><text:span text:style-name="T82">通</text:span><text:span text:style-name="T68">过（轮岗人数）</text:span><text:bookmark-end text:name="__DdeLink__13538_1909886409"/></text:p>
        </text:list-item>
        <text:list-item>
          <text:p text:style-name="P243"><text:span text:style-name="T140">字段名:</text:span><text:bookmark-start text:name="__DdeLink__13540_1909886409"/><text:span text:style-name="T82">待</text:span><text:span text:style-name="T68">入职人数</text:span><text:bookmark-end text:name="__DdeLink__13540_1909886409"/></text:p>
        </text:list-item>
        <text:list-item>
          <text:p text:style-name="P243"><text:span text:style-name="T140">字段名:</text:span><text:bookmark-start text:name="__DdeLink__13542_1909886409"/><text:span text:style-name="T82">在</text:span><text:span text:style-name="T68">职人员数</text:span><text:bookmark-end text:name="__DdeLink__13542_1909886409"/></text:p>
        </text:list-item>
        <text:list-item>
          <text:p text:style-name="P243"><text:span text:style-name="T129">字段名:</text:span><text:bookmark-start text:name="__DdeLink__13544_1909886409"/><text:span text:style-name="T82">已</text:span><text:span text:style-name="T68">离职人员数</text:span><text:bookmark-end text:name="__DdeLink__13544_1909886409"/></text:p>
        </text:list-item>
        <text:list-item>
          <text:p text:style-name="P243"><text:span text:style-name="T140">字段名:</text:span><text:bookmark-start text:name="__DdeLink__13546_1909886409"/><text:span text:style-name="T82">待</text:span><text:span text:style-name="T68">离职人数</text:span><text:bookmark-end text:name="__DdeLink__13546_1909886409"/></text:p>
        </text:list-item>
      </text:list>
      <text:p text:style-name="P48"><text:span text:style-name="T68"><text:tab/><text:tab/></text:span><text:span text:style-name="T130">功能名_</text:span><text:span text:style-name="T133">3</text:span><text:span text:style-name="T132">:</text:span><text:span text:style-name="T128">组</text:span><text:span text:style-name="T68">织结构管理月汇总</text:span><text:span text:style-name="T132"> 功能类型:汇总</text:span><text:span text:style-name="T78">(url:positionworkdetails/v1/monthCollect)</text:span></text:p>
      <text:list xml:id="list3621007471575313597" text:style-name="L100">
        <text:list-item>
          <text:p text:style-name="P244"><text:span text:style-name="T129">字段名:</text:span><text:span text:style-name="T80">预</text:span><text:span text:style-name="T68">估金额</text:span></text:p>
        </text:list-item>
        <text:list-item>
          <text:p text:style-name="P244"><text:span text:style-name="T127">字段名:</text:span><text:span text:style-name="T82">地</text:span><text:span text:style-name="T68">区</text:span></text:p>
        </text:list-item>
        <text:list-item>
          <text:p text:style-name="P244"><text:span text:style-name="T140">字段名:</text:span><text:span text:style-name="T79">项</text:span><text:span text:style-name="T68">目组</text:span><text:span text:style-name="T114">/</text:span><text:span text:style-name="T68">部门</text:span></text:p>
        </text:list-item>
        <text:list-item>
          <text:p text:style-name="P244"><text:span text:style-name="T129">字段名:</text:span><text:span text:style-name="T79">内</text:span><text:span text:style-name="T68">部项目数</text:span></text:p>
        </text:list-item>
        <text:list-item>
          <text:p text:style-name="P244"><text:span text:style-name="T129">字段名:</text:span><text:span text:style-name="T79">岗</text:span><text:span text:style-name="T68">位数</text:span></text:p>
        </text:list-item>
        <text:list-item>
          <text:p text:style-name="P244"><text:span text:style-name="T129">字段名:</text:span><text:span text:style-name="T79">岗</text:span><text:span text:style-name="T68">位无任职人数</text:span></text:p>
        </text:list-item>
        <text:list-item>
          <text:p text:style-name="P244"><text:span text:style-name="T129">字段名:</text:span><text:span text:style-name="T82">兼</text:span><text:span text:style-name="T68">任数</text:span></text:p>
        </text:list-item>
        <text:list-item>
          <text:p text:style-name="P244"><text:span text:style-name="T129">字段名:</text:span><text:span text:style-name="T82">已</text:span><text:span text:style-name="T68">有岗位说明书</text:span></text:p>
        </text:list-item>
        <text:list-item>
          <text:p text:style-name="P244"><text:span text:style-name="T140">字段名:</text:span><text:span text:style-name="T82">无</text:span><text:span text:style-name="T68">岗位说明书</text:span></text:p>
        </text:list-item>
        <text:list-item>
          <text:p text:style-name="P244"><text:span text:style-name="T140">字段名:</text:span><text:span text:style-name="T82">被</text:span><text:span text:style-name="T68">调动人数</text:span></text:p>
        </text:list-item>
        <text:list-item>
          <text:p text:style-name="P244"><text:span text:style-name="T129">字段名:</text:span><text:span text:style-name="T82">通</text:span><text:span text:style-name="T68">过（轮岗人数）</text:span></text:p>
        </text:list-item>
        <text:list-item>
          <text:p text:style-name="P244"><text:span text:style-name="T140">字段名:</text:span><text:span text:style-name="T82">待</text:span><text:span text:style-name="T68">入职人数</text:span></text:p>
        </text:list-item>
        <text:list-item>
          <text:p text:style-name="P244"><text:span text:style-name="T140">字段名:</text:span><text:span text:style-name="T82">在</text:span><text:span text:style-name="T68">职人员数</text:span></text:p>
        </text:list-item>
        <text:list-item>
          <text:p text:style-name="P244"><text:span text:style-name="T129">字段名:</text:span><text:span text:style-name="T82">已</text:span><text:span text:style-name="T68">离职人员数</text:span></text:p>
        </text:list-item>
        <text:list-item>
          <text:p text:style-name="P244"><text:span text:style-name="T129">字段名:</text:span><text:span text:style-name="T82">待</text:span><text:span text:style-name="T68">离职人数</text:span></text:p>
        </text:list-item>
      </text:list>
      <text:p text:style-name="P48"><text:span text:style-name="T68"><text:tab/><text:tab/></text:span><text:span text:style-name="T130">功能名_</text:span><text:span text:style-name="T133">4</text:span><text:span text:style-name="T132">:</text:span><text:span text:style-name="T128">组</text:span><text:span text:style-name="T68">织结构管理累计汇总</text:span><text:span text:style-name="T132"> 功能类型:汇总</text:span><text:span text:style-name="T81">(url:positionworkdetails/v1/totalCollect)</text:span></text:p>
      <text:list xml:id="list1062230945490852080" text:style-name="L101">
        <text:list-item>
          <text:p text:style-name="P245"><text:span text:style-name="T129">字段名:</text:span><text:span text:style-name="T80">预</text:span><text:span text:style-name="T68">估金额</text:span></text:p>
        </text:list-item>
        <text:list-item>
          <text:p text:style-name="P245"><text:span text:style-name="T127">字段名:</text:span><text:span text:style-name="T82">地</text:span><text:span text:style-name="T68">区</text:span></text:p>
        </text:list-item>
        <text:list-item>
          <text:p text:style-name="P245"><text:span text:style-name="T140">字段名:</text:span><text:span text:style-name="T79">项</text:span><text:span text:style-name="T68">目组</text:span><text:span text:style-name="T114">/</text:span><text:span text:style-name="T68">部门</text:span></text:p>
        </text:list-item>
        <text:list-item>
          <text:p text:style-name="P245"><text:span text:style-name="T129">字段名:</text:span><text:span text:style-name="T79">内</text:span><text:span text:style-name="T68">部项目数</text:span></text:p>
        </text:list-item>
        <text:list-item>
          <text:p text:style-name="P245"><text:span text:style-name="T129">字段名:</text:span><text:span text:style-name="T79">岗</text:span><text:span text:style-name="T68">位数</text:span></text:p>
        </text:list-item>
        <text:list-item>
          <text:p text:style-name="P245"><text:span text:style-name="T129">字段名:</text:span><text:span text:style-name="T79">岗</text:span><text:span text:style-name="T68">位无任职人数</text:span></text:p>
        </text:list-item>
        <text:list-item>
          <text:p text:style-name="P245"><text:span text:style-name="T129">字段名:</text:span><text:span text:style-name="T82">兼</text:span><text:span text:style-name="T68">任数</text:span></text:p>
        </text:list-item>
        <text:list-item>
          <text:p text:style-name="P245"><text:span text:style-name="T129">字段名:</text:span><text:span text:style-name="T82">已</text:span><text:span text:style-name="T68">有岗位说明书</text:span></text:p>
        </text:list-item>
        <text:list-item>
          <text:p text:style-name="P245"><text:span text:style-name="T140">字段名:</text:span><text:span text:style-name="T82">无</text:span><text:span text:style-name="T68">岗位说明书</text:span></text:p>
        </text:list-item>
        <text:list-item>
          <text:p text:style-name="P245"><text:span text:style-name="T140">字段名:</text:span><text:span text:style-name="T82">被</text:span><text:span text:style-name="T68">调动人数</text:span></text:p>
        </text:list-item>
        <text:list-item>
          <text:p text:style-name="P245"><text:span text:style-name="T129">字段名:</text:span><text:span text:style-name="T82">通</text:span><text:span text:style-name="T68">过（轮岗人数）</text:span></text:p>
        </text:list-item>
        <text:list-item>
          <text:p text:style-name="P245"><text:soft-page-break/><text:span text:style-name="T140">字段名:</text:span><text:span text:style-name="T82">待</text:span><text:span text:style-name="T68">入职人数</text:span></text:p>
        </text:list-item>
        <text:list-item>
          <text:p text:style-name="P245"><text:span text:style-name="T140">字段名:</text:span><text:span text:style-name="T82">在</text:span><text:span text:style-name="T68">职人员数</text:span></text:p>
        </text:list-item>
        <text:list-item>
          <text:p text:style-name="P245"><text:span text:style-name="T129">字段名:</text:span><text:span text:style-name="T82">已</text:span><text:span text:style-name="T68">离职人员数</text:span></text:p>
        </text:list-item>
        <text:list-item>
          <text:p text:style-name="P245"><text:span text:style-name="T129">字段名:</text:span><text:span text:style-name="T82">待</text:span><text:span text:style-name="T68">离职人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1:13:16.231605863</meta:creation-date>
    <dc:date>2017-09-14T11:03:07.441033866</dc:date>
    <meta:editing-duration>P1DT33M6S</meta:editing-duration>
    <meta:editing-cycles>65</meta:editing-cycles>
    <meta:generator>LibreOffice/5.1.6.2.0$Linux_X86_64 LibreOffice_project/10$Build-2</meta:generator>
    <meta:document-statistic meta:table-count="0" meta:image-count="0" meta:object-count="0" meta:page-count="28" meta:paragraph-count="1167" meta:word-count="19283" meta:character-count="23607" meta:non-whitespace-character-count="21739"/>
  </office:meta>
</office:document-meta>
</file>